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10" style:family="table-cell" style:parent-style-name="Default" style:data-style-name="N15"/>
    <style:style style:name="ce11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36">
      <style:table-cell-properties style:vertical-align="automatic"/>
    </style:style>
    <style:style style:name="ce13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</style:style>
    <style:style style:name="ce14" style:family="table-cell" style:parent-style-name="Default" style:data-style-name="N37"/>
    <style:style style:name="ce15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style:repeat-content="false"/>
      <style:paragraph-properties fo:text-align="center"/>
      <style:text-properties fo:color="#FF0000"/>
    </style:style>
    <style:style style:name="ce20" style:family="table-cell" style:parent-style-name="Default" style:data-style-name="N0">
      <style:table-cell-properties fo:border-top="none" fo:border-bottom="none" fo:border-left="thick solid #000000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E2EFDA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FF0000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C6E0B4" style:repeat-content="false"/>
      <style:paragraph-properties fo:text-align="center"/>
    </style:style>
    <style:style style:name="ce25" style:family="table-cell" style:parent-style-name="Default" style:data-style-name="N36">
      <style:table-cell-properties fo:border-top="none" fo:border-bottom="thin solid #000000" fo:border-left="thick solid #000000" fo:border-right="none" style:vertical-align="middle" style:repeat-content="false"/>
      <style:paragraph-properties fo:text-align="center"/>
      <style:text-properties fo:color="#FF0000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27" style:family="table-cell" style:parent-style-name="Default" style:data-style-name="N0">
      <style:text-properties fo:color="#FF0000"/>
    </style:style>
    <style:style style:name="ce28" style:family="table-cell" style:parent-style-name="Default" style:data-style-name="N0">
      <style:table-cell-properties fo:border="thin solid #000000" style:vertical-align="middle" fo:background-color="#E7E6E6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7E6E6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A9D08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4C6E7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background-color="#B4C6E7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B4C6E7" style:repeat-content="false"/>
      <style:paragraph-properties fo:text-align="center"/>
    </style:style>
    <style:style style:name="ce3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8D3FB" style:repeat-content="false"/>
      <style:paragraph-properties fo:text-align="center"/>
    </style:style>
    <style:style style:name="ce35" style:family="table-cell" style:parent-style-name="Default" style:data-style-name="N15">
      <style:table-cell-properties fo:border="thin solid #000000" style:vertical-align="middle" fo:background-color="#B4C6E7" style:repeat-content="false"/>
      <style:paragraph-properties fo:text-align="center"/>
    </style:style>
    <style:style style:name="ce36" style:family="table-cell" style:parent-style-name="Default" style:data-style-name="N15">
      <style:table-cell-properties fo:border="thin solid #000000" style:vertical-align="middle" fo:wrap-option="wrap" fo:background-color="#C6E0B4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</style:style>
    <style:style style:name="ce38" style:family="table-cell" style:parent-style-name="Default" style:data-style-name="N2">
      <style:table-cell-properties fo:border="thin solid #000000" style:vertical-align="middle" fo:background-color="#FFE699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15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44" style:family="table-cell" style:parent-style-name="Default" style:data-style-name="N15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middle"/>
    </style:style>
    <style:style style:name="ce46" style:family="table-cell" style:parent-style-name="Default" style:data-style-name="N0">
      <style:table-cell-properties fo:border-top="thin solid #000000" fo:border-bottom="thick solid #000000" fo:border-left="thick solid #000000" fo:border-right="2pt solid #000000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ck solid #000000" fo:border-bottom="none" fo:border-left="none" fo:border-right="none" style:vertical-align="automatic" style:repeat-content="false"/>
      <style:paragraph-properties fo:text-align="center"/>
    </style:style>
    <style:style style:name="ce5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2" style:family="table-cell" style:parent-style-name="Default" style:data-style-name="N36">
      <style:table-cell-properties fo:border="thin solid #000000" style:vertical-align="automatic" fo:background-color="#F8D3FB" style:repeat-content="false"/>
      <style:paragraph-properties fo:text-align="center"/>
    </style:style>
    <style:style style:name="ce53" style:family="table-cell" style:parent-style-name="Default" style:data-style-name="N36">
      <style:table-cell-properties fo:border="thin solid #000000" style:vertical-align="automatic" fo:background-color="#FBEFF9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</style:style>
    <style:style style:name="ce55" style:family="table-cell" style:parent-style-name="Default" style:data-style-name="N36">
      <style:table-cell-properties fo:border="thin solid #000000" style:vertical-align="automatic" fo:background-color="#FBEFF9" style:repeat-content="false"/>
      <style:paragraph-properties fo:text-align="center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fo:background-color="transparent" style:repeat-content="false"/>
      <style:paragraph-properties fo:text-align="center"/>
      <style:text-properties fo:color="#FF0000"/>
    </style:style>
    <style:style style:name="ce57" style:family="table-cell" style:parent-style-name="Default" style:data-style-name="N0">
      <style:table-cell-properties fo:border-top="thick solid #000000" fo:border-bottom="thin solid #000000" fo:border-left="thick solid #000000" fo:border-right="none" style:vertical-align="top" fo:background-color="transparent" style:repeat-content="false"/>
      <style:paragraph-properties fo:text-align="center"/>
      <style:text-properties fo:color="#FF0000"/>
    </style:style>
    <style:style style:name="ce58" style:family="table-cell" style:parent-style-name="Default" style:data-style-name="N0">
      <style:table-cell-properties fo:border-top="thick solid #000000" fo:border-bottom="none" fo:border-left="none" fo:border-right="thick solid #000000" style:vertical-align="automatic" fo:background-color="transparent"/>
      <style:text-properties fo:color="#FF0000"/>
    </style:style>
    <style:style style:name="ce59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D9E1F2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background-color="transparent"/>
      <style:text-properties fo:color="#FF0000"/>
    </style:style>
    <style:style style:name="ce61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62" style:family="table-cell" style:parent-style-name="Default" style:data-style-name="N36">
      <style:table-cell-properties style:vertical-align="automatic" fo:background-color="#FBEFF9" style:repeat-content="false"/>
      <style:paragraph-properties fo:text-align="center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4" style:family="table-cell" style:parent-style-name="Default" style:data-style-name="N36">
      <style:table-cell-properties style:vertical-align="middle" fo:wrap-option="wrap" fo:background-color="#FBEFF9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center"/>
      <style:text-properties fo:color="#FF0000"/>
    </style:style>
    <style:style style:name="ce66" style:family="table-cell" style:parent-style-name="Default" style:data-style-name="N36">
      <style:table-cell-properties style:vertical-align="middle" fo:background-color="#FBEFF9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wrap-option="wrap" fo:background-color="#A9D08E" style:repeat-content="false"/>
      <style:paragraph-properties fo:text-align="center"/>
    </style:style>
    <style:style style:name="ce68" style:family="table-cell" style:parent-style-name="Default" style:data-style-name="N15">
      <style:table-cell-properties fo:border-top="thin solid #000000" fo:border-bottom="thin solid #000000" fo:border-left="thin solid #000000" fo:border-right="2pt solid #000000" style:vertical-align="middle" fo:background-color="#B4C6E7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</style:style>
    <style:style style:name="ce71" style:family="table-cell" style:parent-style-name="Default" style:data-style-name="N15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</style:style>
    <style:style style:name="ce72" style:family="table-cell" style:parent-style-name="Default" style:data-style-name="N36">
      <style:table-cell-properties fo:border-top="none" fo:border-bottom="thin solid #000000" fo:border-left="none" fo:border-right="thin solid #000000" style:vertical-align="middle" fo:background-color="#F8D3FB" style:repeat-content="false"/>
      <style:paragraph-properties fo:text-align="center"/>
    </style:style>
    <style:style style:name="ce73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74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7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76" style:family="table-cell" style:parent-style-name="Default" style:data-style-name="N1">
      <style:table-cell-properties style:vertical-align="automatic" fo:background-color="#FFFF00" style:repeat-content="false"/>
      <style:paragraph-properties fo:text-align="center"/>
    </style:style>
    <style:style style:name="ce77" style:family="table-cell" style:parent-style-name="Default" style:data-style-name="N15">
      <style:table-cell-properties style:vertical-align="automatic" fo:background-color="#FFFF00" style:repeat-content="false"/>
      <style:paragraph-properties fo:text-align="center"/>
    </style:style>
    <style:style style:name="ce78" style:family="table-cell" style:parent-style-name="Default" style:data-style-name="N37">
      <style:table-cell-properties style:vertical-align="automatic" fo:background-color="#FFFF00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center"/>
      <style:text-properties fo:color="#FF0000"/>
    </style:style>
    <style:style style:name="ce80" style:family="table-cell" style:parent-style-name="Default" style:data-style-name="N0">
      <style:table-cell-properties fo:border-top="thin double #000000" fo:border-bottom="2pt solid #000000" fo:border-left="2pt solid #000000" fo:border-right="none" style:vertical-align="top" fo:background-color="transparent" style:repeat-content="false"/>
      <style:paragraph-properties fo:text-align="center"/>
      <style:text-properties fo:color="#FF0000"/>
    </style:style>
    <style:style style:name="ce81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color="#FF0000"/>
    </style:style>
    <style:style style:name="ce82" style:family="table-cell" style:parent-style-name="Default" style:data-style-name="N2">
      <style:table-cell-properties style:vertical-align="middle" style:repeat-content="false"/>
      <style:paragraph-properties fo:text-align="start" fo:margin-left="0cm"/>
      <style:text-properties fo:color="#FF0000"/>
    </style:style>
    <style:style style:name="ce83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84" style:family="table-cell" style:parent-style-name="Default" style:data-style-name="N36"/>
    <style:style style:name="ce85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</style:style>
    <style:style style:name="ce86" style:family="table-cell" style:parent-style-name="Default" style:data-style-name="N1"/>
    <style:style style:name="ce87" style:family="table-cell" style:parent-style-name="Normal_32_2" style:data-style-name="N1">
      <style:table-cell-properties style:vertical-align="automatic" fo:background-color="transparent" style:repeat-content="false"/>
      <style:paragraph-properties fo:text-align="center"/>
    </style:style>
    <style:style style:name="ce88" style:family="table-cell" style:parent-style-name="Default" style:data-style-name="N1">
      <style:table-cell-properties fo:background-color="transparent"/>
    </style:style>
    <style:style style:name="ce8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9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1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92" style:family="table-cell" style:parent-style-name="Default" style:data-style-name="N15">
      <style:table-cell-properties style:vertical-align="automatic" fo:background-color="transparent" style:repeat-content="false"/>
      <style:paragraph-properties fo:text-align="center"/>
    </style:style>
    <style:style style:name="ce93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1.69333333333333cm" style:use-optimal-column-width="true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0.873125cm" style:use-optimal-column-width="true"/>
    </style:style>
    <style:style style:name="co10" style:family="table-column">
      <style:table-column-properties fo:break-before="auto" style:column-width="2.619375cm" style:use-optimal-column-width="true"/>
    </style:style>
    <style:style style:name="co11" style:family="table-column">
      <style:table-column-properties fo:break-before="auto" style:column-width="0.767291666666667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2.96333333333333cm" style:use-optimal-column-width="true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2.30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37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fTimingAnalys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3"/>
        <table:table-column table:style-name="co4" table:default-cell-style-name="ce4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5"/>
        <table:table-column table:style-name="co10" table:default-cell-style-name="ce6"/>
        <table:table-column table:style-name="co4" table:default-cell-style-name="ce6"/>
        <table:table-column table:style-name="co5" table:default-cell-style-name="ce1"/>
        <table:table-column table:style-name="co8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2" table:style-name="ce2"/>
          <table:table-cell office:value-type="string" table:style-name="ce7">
            <text:p>Step 3a</text:p>
          </table:table-cell>
          <table:table-cell office:value-type="string" table:style-name="ce8">
            <text:p>Plug Step1b and Step 2 CurveFit prgm</text:p>
          </table:table-cell>
          <table:table-cell table:style-name="ce2"/>
          <table:table-cell table:style-name="ce3"/>
          <table:table-cell table:style-name="ce4"/>
          <table:table-cell table:number-columns-repeated="3" table:style-name="ce1"/>
          <table:table-cell table:style-name="ce5"/>
          <table:table-cell table:number-columns-repeated="2" table:style-name="ce6"/>
          <table:table-cell table:number-columns-repeated="16369" table:style-name="ce1"/>
        </table:table-row>
        <table:table-row table:style-name="ro2">
          <table:table-cell/>
          <table:table-cell table:style-name="ce1"/>
          <table:table-cell table:number-columns-repeated="2" table:style-name="ce2"/>
          <table:table-cell office:value-type="string" table:style-name="ce7">
            <text:p>Step 3b</text:p>
          </table:table-cell>
          <table:table-cell office:value-type="string" table:style-name="ce9">
            <text:p>Fill coeffs</text:p>
          </table:table-cell>
          <table:table-cell table:style-name="ce2"/>
          <table:table-cell table:style-name="ce3"/>
          <table:table-cell table:style-name="ce4"/>
          <table:table-cell table:number-columns-repeated="3" table:style-name="ce1"/>
          <table:table-cell table:style-name="ce5"/>
          <table:table-cell table:number-columns-repeated="2" table:style-name="ce6"/>
          <table:table-cell table:number-columns-repeated="16369" table:style-name="ce1"/>
        </table:table-row>
        <table:table-row table:style-name="ro1">
          <table:table-cell/>
          <table:table-cell table:style-name="ce1"/>
          <table:table-cell table:style-name="ce2"/>
          <table:table-cell table:style-name="ce1"/>
          <table:table-cell office:value-type="string" table:style-name="ce2">
            <text:p>C0 =</text:p>
          </table:table-cell>
          <table:table-cell office:value-type="float" office:value="6.4125100000000004E-2" table:style-name="ce2">
            <text:p>0.0641251</text:p>
          </table:table-cell>
          <table:table-cell table:style-name="ce2"/>
          <table:table-cell table:style-name="ce3"/>
          <table:table-cell table:style-name="ce4"/>
          <table:table-cell table:number-columns-repeated="3" table:style-name="ce1"/>
          <table:table-cell table:style-name="ce5"/>
          <table:table-cell table:number-columns-repeated="2" table:style-name="ce6"/>
          <table:table-cell table:number-columns-repeated="16369" table:style-name="ce1"/>
        </table:table-row>
        <table:table-row table:style-name="ro1">
          <table:table-cell/>
          <table:table-cell table:style-name="ce1"/>
          <table:table-cell table:style-name="ce2"/>
          <table:table-cell table:style-name="ce10"/>
          <table:table-cell office:value-type="string" table:style-name="ce2">
            <text:p>C1 =</text:p>
          </table:table-cell>
          <table:table-cell office:value-type="float" office:value="9.5441900000000002E-6" table:style-name="ce11">
            <text:p>9.54E-06</text:p>
          </table:table-cell>
          <table:table-cell table:style-name="ce2"/>
          <table:table-cell table:style-name="ce3"/>
          <table:table-cell office:value-type="string" table:number-columns-spanned="3" table:number-rows-spanned="1" table:style-name="ce52">
            <text:p>Curve Fit</text:p>
          </table:table-cell>
          <table:covered-table-cell table:number-columns-repeated="2"/>
          <table:table-cell table:style-name="ce1"/>
          <table:table-cell table:style-name="ce5"/>
          <table:table-cell table:number-columns-repeated="2" table:style-name="ce6"/>
          <table:table-cell table:number-columns-repeated="16369" table:style-name="ce1"/>
        </table:table-row>
        <table:table-row table:style-name="ro1">
          <table:table-cell/>
          <table:table-cell table:style-name="ce1"/>
          <table:table-cell table:style-name="ce2"/>
          <table:table-cell table:style-name="ce10"/>
          <table:table-cell office:value-type="string" table:style-name="ce2">
            <text:p>C2 =</text:p>
          </table:table-cell>
          <table:table-cell office:value-type="float" office:value="4.9258000000000003E-2" table:style-name="ce11">
            <text:p>4.93E-02</text:p>
          </table:table-cell>
          <table:table-cell table:style-name="ce2"/>
          <table:table-cell table:style-name="ce3"/>
          <table:table-cell office:value-type="string" table:number-columns-spanned="3" table:number-rows-spanned="1" table:style-name="ce53">
            <text:p><text:s text:c="2"/>= C0+C1*N^1+C2*n^2</text:p>
          </table:table-cell>
          <table:covered-table-cell table:number-columns-repeated="2"/>
          <table:table-cell table:number-columns-repeated="2" table:style-name="ce12"/>
          <table:table-cell table:number-columns-repeated="2" table:style-name="ce6"/>
          <table:table-cell table:number-columns-repeated="16369" table:style-name="ce1"/>
        </table:table-row>
        <table:table-row table:style-name="ro1">
          <table:table-cell/>
          <table:table-cell table:style-name="ce1"/>
          <table:table-cell table:style-name="ce2"/>
          <table:table-cell office:value-type="string" table:number-columns-spanned="2" table:number-rows-spanned="1" table:style-name="ce54">
            <text:p><text:s/>C''' for O(N^2) =<text:s/></text:p>
          </table:table-cell>
          <table:covered-table-cell/>
          <table:table-cell office:value-type="float" office:value="5.4258000000000001E-2" table:formula="of:=0.049258+0.005" table:style-name="ce14">
            <text:p>5.43E-002</text:p>
          </table:table-cell>
          <table:table-cell table:style-name="ce2"/>
          <table:table-cell table:style-name="ce15"/>
          <table:table-cell office:value-type="string" table:number-columns-spanned="3" table:number-rows-spanned="1" table:style-name="ce55">
            <text:p><text:s text:c="2"/>=$G$5+$G$6*G13+$G$7*H13</text:p>
          </table:table-cell>
          <table:covered-table-cell table:number-columns-repeated="2"/>
          <table:table-cell table:style-name="ce16"/>
          <table:table-cell table:style-name="ce17"/>
          <table:table-cell table:number-columns-repeated="2" table:style-name="ce6"/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table:style-name="ce2"/>
          <table:table-cell table:style-name="ce18"/>
          <table:table-cell table:number-columns-repeated="4" table:style-name="ce2"/>
          <table:table-cell table:number-columns-repeated="4" table:style-name="ce4"/>
          <table:table-cell table:style-name="ce5"/>
          <table:table-cell table:number-columns-repeated="2" table:style-name="ce6"/>
          <table:table-cell table:number-columns-repeated="16369" table:style-name="ce1"/>
        </table:table-row>
        <table:table-row table:style-name="ro4">
          <table:table-cell/>
          <table:table-cell table:style-name="ce1"/>
          <table:table-cell table:style-name="ce2"/>
          <table:table-cell office:value-type="string" table:style-name="ce19">
            <text:p>Step 2</text:p>
          </table:table-cell>
          <table:table-cell table:style-name="ce20"/>
          <table:table-cell table:number-columns-repeated="2" table:style-name="ce2"/>
          <table:table-cell table:style-name="ce3"/>
          <table:table-cell table:style-name="ce4"/>
          <table:table-cell table:number-columns-repeated="3" table:style-name="ce1"/>
          <table:table-cell table:style-name="ce5"/>
          <table:table-cell table:number-columns-repeated="2" table:style-name="ce6"/>
          <table:table-cell table:number-columns-repeated="16369" table:style-name="ce1"/>
        </table:table-row>
        <table:table-row table:style-name="ro4">
          <table:table-cell/>
          <table:table-cell table:style-name="ce1"/>
          <table:table-cell table:style-name="ce2"/>
          <table:table-cell office:value-type="string" table:style-name="ce21">
            <text:p>y`</text:p>
          </table:table-cell>
          <table:table-cell office:value-type="string" table:number-columns-spanned="3" table:number-rows-spanned="1" table:style-name="ce56">
            <text:p>Step 1b</text:p>
          </table:table-cell>
          <table:covered-table-cell table:number-columns-repeated="2"/>
          <table:table-cell table:style-name="ce3"/>
          <table:table-cell table:style-name="ce4"/>
          <table:table-cell table:style-name="ce1"/>
          <table:table-cell office:value-type="string" table:number-columns-spanned="1" table:number-rows-spanned="2" table:style-name="ce57">
            <text:p>Step 5</text:p>
          </table:table-cell>
          <table:table-cell office:value-type="string" table:number-columns-spanned="4" table:number-rows-spanned="1" table:style-name="ce58">
            <text:p>Simulate to find the C''' with N^2</text:p>
          </table:table-cell>
          <table:covered-table-cell table:number-columns-repeated="3"/>
          <table:table-cell office:value-type="string" table:style-name="ce22">
            <text:p>Step 6</text:p>
          </table:table-cell>
          <table:table-cell office:value-type="string" table:style-name="ce23">
            <text:p><text:s/>Step 7</text:p>
          </table:table-cell>
          <table:table-cell table:number-columns-repeated="16367"/>
        </table:table-row>
        <table:table-row table:style-name="ro3">
          <table:table-cell/>
          <table:table-cell table:style-name="ce1"/>
          <table:table-cell office:value-type="string" table:style-name="ce7">
            <text:p>Step 1a</text:p>
          </table:table-cell>
          <table:table-cell office:value-type="string" table:style-name="ce24">
            <text:p>f.dat file</text:p>
          </table:table-cell>
          <table:table-cell office:value-type="string" table:number-columns-spanned="3" table:number-rows-spanned="1" table:style-name="ce59">
            <text:p>r.dat file</text:p>
          </table:table-cell>
          <table:covered-table-cell table:number-columns-repeated="2"/>
          <table:table-cell office:value-type="string" table:style-name="ce25">
            <text:p>Step 4</text:p>
          </table:table-cell>
          <table:table-cell table:style-name="ce4"/>
          <table:table-cell table:style-name="ce1"/>
          <table:covered-table-cell/>
          <table:table-cell office:value-type="string" table:number-columns-spanned="4" table:number-rows-spanned="1" table:style-name="ce60">
            <text:p><text:s/>to show O(N^2)</text:p>
          </table:table-cell>
          <table:covered-table-cell table:number-columns-repeated="3"/>
          <table:table-cell office:value-type="string" table:style-name="ce26">
            <text:p><text:s/>BigO</text:p>
          </table:table-cell>
          <table:table-cell office:value-type="string" table:style-name="ce27">
            <text:p><text:s/>= BigO-Simulated</text:p>
          </table:table-cell>
          <table:table-cell table:number-columns-repeated="16367"/>
        </table:table-row>
        <table:table-row table:style-name="ro5">
          <table:table-cell/>
          <table:table-cell office:value-type="string" table:style-name="ce28">
            <text:p>Count</text:p>
          </table:table-cell>
          <table:table-cell office:value-type="string" table:style-name="ce29">
            <text:p>N</text:p>
          </table:table-cell>
          <table:table-cell office:value-type="string" table:style-name="ce30">
            <text:p>Time(secs)</text:p>
          </table:table-cell>
          <table:table-cell office:value-type="string" table:style-name="ce31">
            <text:p>N^0</text:p>
          </table:table-cell>
          <table:table-cell office:value-type="string" table:style-name="ce32">
            <text:p>N^1</text:p>
          </table:table-cell>
          <table:table-cell office:value-type="string" table:style-name="ce33">
            <text:p>N^2</text:p>
          </table:table-cell>
          <table:table-cell office:value-type="string" table:style-name="ce34">
            <text:p>Curve Fit</text:p>
          </table:table-cell>
          <table:table-cell table:style-name="ce4"/>
          <table:table-cell table:style-name="ce1"/>
          <table:table-cell office:value-type="string" table:style-name="ce28">
            <text:p>Count</text:p>
          </table:table-cell>
          <table:table-cell office:value-type="string" table:style-name="ce32">
            <text:p>N^0</text:p>
          </table:table-cell>
          <table:table-cell office:value-type="string" table:style-name="ce32">
            <text:p>N = N^1</text:p>
          </table:table-cell>
          <table:table-cell office:value-type="string" table:style-name="ce35">
            <text:p>N^2</text:p>
          </table:table-cell>
          <table:table-cell office:value-type="string" table:style-name="ce36">
            <text:p>Simulated Time (sec)</text:p>
          </table:table-cell>
          <table:table-cell office:value-type="string" table:style-name="ce37">
            <text:p>C'''*g(N^2)</text:p>
          </table:table-cell>
          <table:table-cell office:value-type="string" table:style-name="ce38">
            <text:p>Deviation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" table:style-name="ce39">
            <text:p>1</text:p>
          </table:table-cell>
          <table:table-cell office:value-type="float" office:value="20000" table:style-name="ce40">
            <text:p>20000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20000" table:formula="of:=[.C13]" table:style-name="ce39">
            <text:p>20000</text:p>
          </table:table-cell>
          <table:table-cell office:value-type="float" office:value="400000000" table:formula="of:=[.F13]*[.F13]" table:style-name="ce43">
            <text:p>4.00E+08</text:p>
          </table:table-cell>
          <table:table-cell office:value-type="float" office:value="19703200.255008899" table:formula="of:=[.G13]*[.$F$6]+[.F13]*[.$F$5]+[.$F$4]" table:style-name="ce44">
            <text:p>1.97E+07</text:p>
          </table:table-cell>
          <table:table-cell table:style-name="ce4"/>
          <table:table-cell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000" table:style-name="ce5">
            <text:p>20000</text:p>
          </table:table-cell>
          <table:table-cell office:value-type="float" office:value="400000000" table:formula="of:=[.M13]*[.M13]" table:style-name="ce6">
            <text:p>4.00E+08</text:p>
          </table:table-cell>
          <table:table-cell office:value-type="float" office:value="19703200.255008899" table:formula="of:=[.N13]*[.$F$6]+[.M13]*[.$F$5]+[.$F$4]" table:style-name="ce6">
            <text:p>1.97E+07</text:p>
          </table:table-cell>
          <table:table-cell office:value-type="float" office:value="21703200" table:formula="of:=[.$F$7]*[.N13]" table:style-name="ce14">
            <text:p>2.17E+007</text:p>
          </table:table-cell>
          <table:table-cell office:value-type="float" office:value="1999999.7449911013" table:formula="of:=[.P13]-[.O13]" table:style-name="ce11">
            <text:p>2.00E+0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" table:style-name="ce39">
            <text:p>2</text:p>
          </table:table-cell>
          <table:table-cell office:value-type="float" office:value="40000" table:style-name="ce40">
            <text:p>40000</text:p>
          </table:table-cell>
          <table:table-cell office:value-type="float" office:value="5" table:style-name="ce41">
            <text:p>5</text:p>
          </table:table-cell>
          <table:table-cell office:value-type="float" office:value="1" table:style-name="ce42">
            <text:p>1</text:p>
          </table:table-cell>
          <table:table-cell office:value-type="float" office:value="40000" table:formula="of:=[.C14]" table:style-name="ce39">
            <text:p>40000</text:p>
          </table:table-cell>
          <table:table-cell office:value-type="float" office:value="1600000000" table:formula="of:=[.F14]*[.F14]" table:style-name="ce43">
            <text:p>1.60E+09</text:p>
          </table:table-cell>
          <table:table-cell office:value-type="float" office:value="78812800.445892707" table:formula="of:=[.G14]*[.$F$6]+[.F14]*[.$F$5]+[.$F$4]" table:style-name="ce44">
            <text:p>7.88E+07</text:p>
          </table:table-cell>
          <table:table-cell table:style-name="ce4"/>
          <table:table-cell table:style-name="ce45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5000" table:style-name="ce5">
            <text:p>25000</text:p>
          </table:table-cell>
          <table:table-cell office:value-type="float" office:value="625000000" table:formula="of:=[.M14]*[.M14]" table:style-name="ce6">
            <text:p>6.25E+08</text:p>
          </table:table-cell>
          <table:table-cell office:value-type="float" office:value="30786250.302729852" table:formula="of:=[.N14]*[.$F$6]+[.M14]*[.$F$5]+[.$F$4]" table:style-name="ce6">
            <text:p>3.08E+07</text:p>
          </table:table-cell>
          <table:table-cell office:value-type="float" office:value="33911250" table:formula="of:=[.$F$7]*[.N14]" table:style-name="ce14">
            <text:p>3.39E+007</text:p>
          </table:table-cell>
          <table:table-cell office:value-type="float" office:value="3124999.6972701475" table:formula="of:=[.P14]-[.O14]" table:style-name="ce11">
            <text:p>3.12E+0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" table:style-name="ce39">
            <text:p>3</text:p>
          </table:table-cell>
          <table:table-cell office:value-type="float" office:value="80000" table:style-name="ce40">
            <text:p>80000</text:p>
          </table:table-cell>
          <table:table-cell office:value-type="float" office:value="19" table:style-name="ce41">
            <text:p>19</text:p>
          </table:table-cell>
          <table:table-cell office:value-type="float" office:value="1" table:style-name="ce42">
            <text:p>1</text:p>
          </table:table-cell>
          <table:table-cell office:value-type="float" office:value="80000" table:formula="of:=[.C15]" table:style-name="ce39">
            <text:p>80000</text:p>
          </table:table-cell>
          <table:table-cell office:value-type="float" office:value="6400000000" table:formula="of:=[.F15]*[.F15]" table:style-name="ce43">
            <text:p>6.40E+09</text:p>
          </table:table-cell>
          <table:table-cell office:value-type="float" office:value="315251200.82766032" table:formula="of:=[.G15]*[.$F$6]+[.F15]*[.$F$5]+[.$F$4]" table:style-name="ce44">
            <text:p>3.15E+08</text:p>
          </table:table-cell>
          <table:table-cell table:style-name="ce4"/>
          <table:table-cell table:style-name="ce1"/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0000" table:style-name="ce5">
            <text:p>30000</text:p>
          </table:table-cell>
          <table:table-cell office:value-type="float" office:value="900000000" table:formula="of:=[.M15]*[.M15]" table:style-name="ce6">
            <text:p>9.00E+08</text:p>
          </table:table-cell>
          <table:table-cell office:value-type="float" office:value="44332200.350450799" table:formula="of:=[.N15]*[.$F$6]+[.M15]*[.$F$5]+[.$F$4]" table:style-name="ce6">
            <text:p>4.43E+07</text:p>
          </table:table-cell>
          <table:table-cell office:value-type="float" office:value="48832200" table:formula="of:=[.$F$7]*[.N15]" table:style-name="ce14">
            <text:p>4.88E+007</text:p>
          </table:table-cell>
          <table:table-cell office:value-type="float" office:value="4499999.6495492011" table:formula="of:=[.P15]-[.O15]" table:style-name="ce11">
            <text:p>4.50E+0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" table:style-name="ce39">
            <text:p>4</text:p>
          </table:table-cell>
          <table:table-cell office:value-type="float" office:value="160000" table:style-name="ce40">
            <text:p>160000</text:p>
          </table:table-cell>
          <table:table-cell office:value-type="float" office:value="78" table:style-name="ce41">
            <text:p>78</text:p>
          </table:table-cell>
          <table:table-cell office:value-type="float" office:value="1" table:style-name="ce42">
            <text:p>1</text:p>
          </table:table-cell>
          <table:table-cell office:value-type="float" office:value="160000" table:formula="of:=[.C16]" table:style-name="ce39">
            <text:p>160000</text:p>
          </table:table-cell>
          <table:table-cell office:value-type="float" office:value="25600000000" table:formula="of:=[.F16]*[.F16]" table:style-name="ce43">
            <text:p>2.56E+10</text:p>
          </table:table-cell>
          <table:table-cell office:value-type="float" office:value="1261004801.5911953" table:formula="of:=[.G16]*[.$F$6]+[.F16]*[.$F$5]+[.$F$4]" table:style-name="ce44">
            <text:p>1.26E+09</text:p>
          </table:table-cell>
          <table:table-cell table:style-name="ce4"/>
          <table:table-cell table:style-name="ce1"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5000" table:style-name="ce5">
            <text:p>35000</text:p>
          </table:table-cell>
          <table:table-cell office:value-type="float" office:value="1225000000" table:formula="of:=[.M16]*[.M16]" table:style-name="ce6">
            <text:p>1.23E+09</text:p>
          </table:table-cell>
          <table:table-cell office:value-type="float" office:value="60341050.398171753" table:formula="of:=[.N16]*[.$F$6]+[.M16]*[.$F$5]+[.$F$4]" table:style-name="ce6">
            <text:p>6.03E+07</text:p>
          </table:table-cell>
          <table:table-cell office:value-type="float" office:value="66466050" table:formula="of:=[.$F$7]*[.N16]" table:style-name="ce14">
            <text:p>6.65E+007</text:p>
          </table:table-cell>
          <table:table-cell office:value-type="float" office:value="6124999.6018282473" table:formula="of:=[.P16]-[.O16]" table:style-name="ce11">
            <text:p>6.12E+06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5" table:style-name="ce39">
            <text:p>5</text:p>
          </table:table-cell>
          <table:table-cell office:value-type="float" office:value="320000" table:style-name="ce40">
            <text:p>320000</text:p>
          </table:table-cell>
          <table:table-cell office:value-type="float" office:value="310" table:style-name="ce46">
            <text:p>310</text:p>
          </table:table-cell>
          <table:table-cell office:value-type="float" office:value="1" table:style-name="ce47">
            <text:p>1</text:p>
          </table:table-cell>
          <table:table-cell office:value-type="float" office:value="320000" table:formula="of:=[.C17]" table:style-name="ce48">
            <text:p>320000</text:p>
          </table:table-cell>
          <table:table-cell office:value-type="float" office:value="102400000000" table:formula="of:=[.F17]*[.F17]" table:style-name="ce49">
            <text:p>1.024E+11</text:p>
          </table:table-cell>
          <table:table-cell office:value-type="float" office:value="5044019203.1182661" table:formula="of:=[.G17]*[.$F$6]+[.F17]*[.$F$5]+[.$F$4]" table:style-name="ce44">
            <text:p>5.04E+09</text:p>
          </table:table-cell>
          <table:table-cell table:style-name="ce4"/>
          <table:table-cell table:style-name="ce1"/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40000" table:style-name="ce5">
            <text:p>40000</text:p>
          </table:table-cell>
          <table:table-cell office:value-type="float" office:value="1600000000" table:formula="of:=[.M17]*[.M17]" table:style-name="ce6">
            <text:p>1.60E+09</text:p>
          </table:table-cell>
          <table:table-cell office:value-type="float" office:value="78812800.445892707" table:formula="of:=[.N17]*[.$F$6]+[.M17]*[.$F$5]+[.$F$4]" table:style-name="ce6">
            <text:p>7.88E+07</text:p>
          </table:table-cell>
          <table:table-cell office:value-type="float" office:value="86812800" table:formula="of:=[.$F$7]*[.N17]" table:style-name="ce14">
            <text:p>8.68E+007</text:p>
          </table:table-cell>
          <table:table-cell office:value-type="float" office:value="7999999.5541072935" table:formula="of:=[.P17]-[.O17]" table:style-name="ce11">
            <text:p>8.00E+06</text:p>
          </table:table-cell>
          <table:table-cell table:number-columns-repeated="16367"/>
        </table:table-row>
        <table:table-row table:style-name="ro3">
          <table:table-cell/>
          <table:table-cell table:number-columns-repeated="3" table:style-name="ce2"/>
          <table:table-cell table:number-columns-repeated="3" table:style-name="ce50"/>
          <table:table-cell table:style-name="ce51"/>
          <table:table-cell table:style-name="ce4"/>
          <table:table-cell table:style-name="ce1"/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5000" table:style-name="ce5">
            <text:p>45000</text:p>
          </table:table-cell>
          <table:table-cell office:value-type="float" office:value="2025000000" table:formula="of:=[.M18]*[.M18]" table:style-name="ce6">
            <text:p>2.03E+09</text:p>
          </table:table-cell>
          <table:table-cell office:value-type="float" office:value="99747450.49361366" table:formula="of:=[.N18]*[.$F$6]+[.M18]*[.$F$5]+[.$F$4]" table:style-name="ce6">
            <text:p>9.97E+07</text:p>
          </table:table-cell>
          <table:table-cell office:value-type="float" office:value="109872450" table:formula="of:=[.$F$7]*[.N18]" table:style-name="ce14">
            <text:p>1.10E+008</text:p>
          </table:table-cell>
          <table:table-cell office:value-type="float" office:value="10124999.50638634" table:formula="of:=[.P18]-[.O18]" table:style-name="ce11">
            <text:p>1.01E+07</text:p>
          </table:table-cell>
          <table:table-cell table:number-columns-repeated="16367"/>
        </table:table-row>
        <table:table-row table:style-name="ro1">
          <table:table-cell table:style-name="ce1">
            <draw:frame draw:z-index="1" draw:id="id0" draw:style-name="a0" draw:name="Chart 1" svg:x="0in" svg:y="0.20591in" svg:width="7.5218in" svg:height="6.282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string" table:style-name="ce27">
            <text:p>Step 8 Graph</text:p>
          </table:table-cell>
          <table:table-cell table:number-columns-repeated="5" table:style-name="ce2"/>
          <table:table-cell table:style-name="ce51"/>
          <table:table-cell table:style-name="ce4"/>
          <table:table-cell table:style-name="ce1"/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0000" table:style-name="ce5">
            <text:p>50000</text:p>
          </table:table-cell>
          <table:table-cell office:value-type="float" office:value="2500000000" table:formula="of:=[.M19]*[.M19]" table:style-name="ce6">
            <text:p>2.50E+09</text:p>
          </table:table-cell>
          <table:table-cell office:value-type="float" office:value="123145000.54133461" table:formula="of:=[.N19]*[.$F$6]+[.M19]*[.$F$5]+[.$F$4]" table:style-name="ce6">
            <text:p>1.23E+08</text:p>
          </table:table-cell>
          <table:table-cell office:value-type="float" office:value="135645000" table:formula="of:=[.$F$7]*[.N19]" table:style-name="ce14">
            <text:p>1.36E+008</text:p>
          </table:table-cell>
          <table:table-cell office:value-type="float" office:value="12499999.458665386" table:formula="of:=[.P19]-[.O19]" table:style-name="ce11">
            <text:p>1.25E+07</text:p>
          </table:table-cell>
          <table:table-cell table:number-columns-repeated="16367"/>
        </table:table-row>
        <table:table-row table:style-name="ro1">
          <table:table-cell/>
          <table:table-cell table:style-name="ce27"/>
          <table:table-cell table:number-columns-repeated="5" table:style-name="ce2"/>
          <table:table-cell table:style-name="ce51"/>
          <table:table-cell table:style-name="ce4"/>
          <table:table-cell table:style-name="ce1"/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55000" table:style-name="ce5">
            <text:p>55000</text:p>
          </table:table-cell>
          <table:table-cell office:value-type="float" office:value="3025000000" table:formula="of:=[.M20]*[.M20]" table:style-name="ce6">
            <text:p>3.03E+09</text:p>
          </table:table-cell>
          <table:table-cell office:value-type="float" office:value="149005450.58905554" table:formula="of:=[.N20]*[.$F$6]+[.M20]*[.$F$5]+[.$F$4]" table:style-name="ce6">
            <text:p>1.49E+08</text:p>
          </table:table-cell>
          <table:table-cell office:value-type="float" office:value="164130450" table:formula="of:=[.$F$7]*[.N20]" table:style-name="ce14">
            <text:p>1.64E+008</text:p>
          </table:table-cell>
          <table:table-cell office:value-type="float" office:value="15124999.410944462" table:formula="of:=[.P20]-[.O20]" table:style-name="ce11">
            <text:p>1.51E+07</text:p>
          </table:table-cell>
          <table:table-cell table:number-columns-repeated="16367"/>
        </table:table-row>
        <table:table-row table:style-name="ro1">
          <table:table-cell/>
          <table:table-cell table:number-columns-repeated="6" table:style-name="ce2"/>
          <table:table-cell table:style-name="ce51"/>
          <table:table-cell table:style-name="ce4"/>
          <table:table-cell table:style-name="ce1"/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60000" table:style-name="ce5">
            <text:p>60000</text:p>
          </table:table-cell>
          <table:table-cell office:value-type="float" office:value="3600000000" table:formula="of:=[.M21]*[.M21]" table:style-name="ce6">
            <text:p>3.60E+09</text:p>
          </table:table-cell>
          <table:table-cell office:value-type="float" office:value="177328800.63677648" table:formula="of:=[.N21]*[.$F$6]+[.M21]*[.$F$5]+[.$F$4]" table:style-name="ce6">
            <text:p>1.77E+08</text:p>
          </table:table-cell>
          <table:table-cell office:value-type="float" office:value="195328800" table:formula="of:=[.$F$7]*[.N21]" table:style-name="ce14">
            <text:p>1.95E+008</text:p>
          </table:table-cell>
          <table:table-cell office:value-type="float" office:value="17999999.363223523" table:formula="of:=[.P21]-[.O21]" table:style-name="ce11">
            <text:p>1.80E+07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65000" table:style-name="ce5">
            <text:p>65000</text:p>
          </table:table-cell>
          <table:table-cell office:value-type="float" office:value="4225000000" table:formula="of:=[.M22]*[.M22]" table:style-name="ce6">
            <text:p>4.23E+09</text:p>
          </table:table-cell>
          <table:table-cell office:value-type="float" office:value="208115050.68449745" table:formula="of:=[.N22]*[.$F$6]+[.M22]*[.$F$5]+[.$F$4]" table:style-name="ce6">
            <text:p>2.08E+08</text:p>
          </table:table-cell>
          <table:table-cell office:value-type="float" office:value="229240050" table:formula="of:=[.$F$7]*[.N22]" table:style-name="ce14">
            <text:p>2.29E+008</text:p>
          </table:table-cell>
          <table:table-cell office:value-type="float" office:value="21124999.315502554" table:formula="of:=[.P22]-[.O22]" table:style-name="ce11">
            <text:p>2.11E+07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70000" table:style-name="ce5">
            <text:p>70000</text:p>
          </table:table-cell>
          <table:table-cell office:value-type="float" office:value="4900000000" table:formula="of:=[.M23]*[.M23]" table:style-name="ce6">
            <text:p>4.90E+09</text:p>
          </table:table-cell>
          <table:table-cell office:value-type="float" office:value="241364200.73221841" table:formula="of:=[.N23]*[.$F$6]+[.M23]*[.$F$5]+[.$F$4]" table:style-name="ce6">
            <text:p>2.41E+08</text:p>
          </table:table-cell>
          <table:table-cell office:value-type="float" office:value="265864200" table:formula="of:=[.$F$7]*[.N23]" table:style-name="ce14">
            <text:p>2.66E+008</text:p>
          </table:table-cell>
          <table:table-cell office:value-type="float" office:value="24499999.267781585" table:formula="of:=[.P23]-[.O23]" table:style-name="ce11">
            <text:p>2.45E+07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75000" table:style-name="ce5">
            <text:p>75000</text:p>
          </table:table-cell>
          <table:table-cell office:value-type="float" office:value="5625000000" table:formula="of:=[.M24]*[.M24]" table:style-name="ce6">
            <text:p>5.63E+09</text:p>
          </table:table-cell>
          <table:table-cell office:value-type="float" office:value="277076250.77993935" table:formula="of:=[.N24]*[.$F$6]+[.M24]*[.$F$5]+[.$F$4]" table:style-name="ce6">
            <text:p>2.77E+08</text:p>
          </table:table-cell>
          <table:table-cell office:value-type="float" office:value="305201250" table:formula="of:=[.$F$7]*[.N24]" table:style-name="ce14">
            <text:p>3.05E+008</text:p>
          </table:table-cell>
          <table:table-cell office:value-type="float" office:value="28124999.220060647" table:formula="of:=[.P24]-[.O24]" table:style-name="ce11">
            <text:p>2.81E+07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80000" table:style-name="ce5">
            <text:p>80000</text:p>
          </table:table-cell>
          <table:table-cell office:value-type="float" office:value="6400000000" table:formula="of:=[.M25]*[.M25]" table:style-name="ce6">
            <text:p>6.40E+09</text:p>
          </table:table-cell>
          <table:table-cell office:value-type="float" office:value="315251200.82766032" table:formula="of:=[.N25]*[.$F$6]+[.M25]*[.$F$5]+[.$F$4]" table:style-name="ce6">
            <text:p>3.15E+08</text:p>
          </table:table-cell>
          <table:table-cell office:value-type="float" office:value="347251200" table:formula="of:=[.$F$7]*[.N25]" table:style-name="ce14">
            <text:p>3.47E+008</text:p>
          </table:table-cell>
          <table:table-cell office:value-type="float" office:value="31999999.172339678" table:formula="of:=[.P25]-[.O25]" table:style-name="ce11">
            <text:p>3.20E+07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85000" table:style-name="ce5">
            <text:p>85000</text:p>
          </table:table-cell>
          <table:table-cell office:value-type="float" office:value="7225000000" table:formula="of:=[.M26]*[.M26]" table:style-name="ce6">
            <text:p>7.23E+09</text:p>
          </table:table-cell>
          <table:table-cell office:value-type="float" office:value="355889050.87538129" table:formula="of:=[.N26]*[.$F$6]+[.M26]*[.$F$5]+[.$F$4]" table:style-name="ce6">
            <text:p>3.56E+08</text:p>
          </table:table-cell>
          <table:table-cell office:value-type="float" office:value="392014050" table:formula="of:=[.$F$7]*[.N26]" table:style-name="ce14">
            <text:p>3.92E+008</text:p>
          </table:table-cell>
          <table:table-cell office:value-type="float" office:value="36124999.124618709" table:formula="of:=[.P26]-[.O26]" table:style-name="ce11">
            <text:p>3.61E+07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90000" table:style-name="ce5">
            <text:p>90000</text:p>
          </table:table-cell>
          <table:table-cell office:value-type="float" office:value="8100000000" table:formula="of:=[.M27]*[.M27]" table:style-name="ce6">
            <text:p>8.10E+09</text:p>
          </table:table-cell>
          <table:table-cell office:value-type="float" office:value="398989800.9231022" table:formula="of:=[.N27]*[.$F$6]+[.M27]*[.$F$5]+[.$F$4]" table:style-name="ce6">
            <text:p>3.99E+08</text:p>
          </table:table-cell>
          <table:table-cell office:value-type="float" office:value="439489800" table:formula="of:=[.$F$7]*[.N27]" table:style-name="ce14">
            <text:p>4.39E+008</text:p>
          </table:table-cell>
          <table:table-cell office:value-type="float" office:value="40499999.0768978" table:formula="of:=[.P27]-[.O27]" table:style-name="ce11">
            <text:p>4.05E+07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95000" table:style-name="ce5">
            <text:p>95000</text:p>
          </table:table-cell>
          <table:table-cell office:value-type="float" office:value="9025000000" table:formula="of:=[.M28]*[.M28]" table:style-name="ce6">
            <text:p>9.03E+09</text:p>
          </table:table-cell>
          <table:table-cell office:value-type="float" office:value="444553450.97082317" table:formula="of:=[.N28]*[.$F$6]+[.M28]*[.$F$5]+[.$F$4]" table:style-name="ce6">
            <text:p>4.45E+08</text:p>
          </table:table-cell>
          <table:table-cell office:value-type="float" office:value="489678450" table:formula="of:=[.$F$7]*[.N28]" table:style-name="ce14">
            <text:p>4.90E+008</text:p>
          </table:table-cell>
          <table:table-cell office:value-type="float" office:value="45124999.029176831" table:formula="of:=[.P28]-[.O28]" table:style-name="ce11">
            <text:p>4.51E+07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100000" table:style-name="ce5">
            <text:p>100000</text:p>
          </table:table-cell>
          <table:table-cell office:value-type="float" office:value="10000000000" table:formula="of:=[.M29]*[.M29]" table:style-name="ce6">
            <text:p>1.00E+10</text:p>
          </table:table-cell>
          <table:table-cell office:value-type="float" office:value="492580001.0185442" table:formula="of:=[.N29]*[.$F$6]+[.M29]*[.$F$5]+[.$F$4]" table:style-name="ce6">
            <text:p>4.93E+08</text:p>
          </table:table-cell>
          <table:table-cell office:value-type="float" office:value="542580000" table:formula="of:=[.$F$7]*[.N29]" table:style-name="ce14">
            <text:p>5.43E+008</text:p>
          </table:table-cell>
          <table:table-cell office:value-type="float" office:value="49999998.981455803" table:formula="of:=[.P29]-[.O29]" table:style-name="ce11">
            <text:p>5.00E+07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105000" table:style-name="ce5">
            <text:p>105000</text:p>
          </table:table-cell>
          <table:table-cell office:value-type="float" office:value="11025000000" table:formula="of:=[.M30]*[.M30]" table:style-name="ce6">
            <text:p>1.10E+10</text:p>
          </table:table-cell>
          <table:table-cell office:value-type="float" office:value="543069451.06626499" table:formula="of:=[.N30]*[.$F$6]+[.M30]*[.$F$5]+[.$F$4]" table:style-name="ce6">
            <text:p>5.43E+08</text:p>
          </table:table-cell>
          <table:table-cell office:value-type="float" office:value="598194450" table:formula="of:=[.$F$7]*[.N30]" table:style-name="ce14">
            <text:p>5.98E+008</text:p>
          </table:table-cell>
          <table:table-cell office:value-type="float" office:value="55124998.933735013" table:formula="of:=[.P30]-[.O30]" table:style-name="ce11">
            <text:p>5.51E+07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110000" table:style-name="ce5">
            <text:p>110000</text:p>
          </table:table-cell>
          <table:table-cell office:value-type="float" office:value="12100000000" table:formula="of:=[.M31]*[.M31]" table:style-name="ce6">
            <text:p>1.21E+10</text:p>
          </table:table-cell>
          <table:table-cell office:value-type="float" office:value="596021801.11398602" table:formula="of:=[.N31]*[.$F$6]+[.M31]*[.$F$5]+[.$F$4]" table:style-name="ce6">
            <text:p>5.96E+08</text:p>
          </table:table-cell>
          <table:table-cell office:value-type="float" office:value="656521800" table:formula="of:=[.$F$7]*[.N31]" table:style-name="ce14">
            <text:p>6.57E+008</text:p>
          </table:table-cell>
          <table:table-cell office:value-type="float" office:value="60499998.886013985" table:formula="of:=[.P31]-[.O31]" table:style-name="ce11">
            <text:p>6.05E+07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1"/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115000" table:style-name="ce5">
            <text:p>115000</text:p>
          </table:table-cell>
          <table:table-cell office:value-type="float" office:value="13225000000" table:formula="of:=[.M32]*[.M32]" table:style-name="ce6">
            <text:p>1.32E+10</text:p>
          </table:table-cell>
          <table:table-cell office:value-type="float" office:value="651437051.16170692" table:formula="of:=[.N32]*[.$F$6]+[.M32]*[.$F$5]+[.$F$4]" table:style-name="ce6">
            <text:p>6.51E+08</text:p>
          </table:table-cell>
          <table:table-cell office:value-type="float" office:value="717562050" table:formula="of:=[.$F$7]*[.N32]" table:style-name="ce14">
            <text:p>7.18E+008</text:p>
          </table:table-cell>
          <table:table-cell office:value-type="float" office:value="66124998.838293076" table:formula="of:=[.P32]-[.O32]" table:style-name="ce11">
            <text:p>6.61E+07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120000" table:style-name="ce5">
            <text:p>120000</text:p>
          </table:table-cell>
          <table:table-cell office:value-type="float" office:value="14400000000" table:formula="of:=[.M33]*[.M33]" table:style-name="ce6">
            <text:p>1.44E+10</text:p>
          </table:table-cell>
          <table:table-cell office:value-type="float" office:value="709315201.20942783" table:formula="of:=[.N33]*[.$F$6]+[.M33]*[.$F$5]+[.$F$4]" table:style-name="ce6">
            <text:p>7.09E+08</text:p>
          </table:table-cell>
          <table:table-cell office:value-type="float" office:value="781315200" table:formula="of:=[.$F$7]*[.N33]" table:style-name="ce14">
            <text:p>7.81E+008</text:p>
          </table:table-cell>
          <table:table-cell office:value-type="float" office:value="71999998.790572166" table:formula="of:=[.P33]-[.O33]" table:style-name="ce11">
            <text:p>7.20E+07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125000" table:style-name="ce5">
            <text:p>125000</text:p>
          </table:table-cell>
          <table:table-cell office:value-type="float" office:value="15625000000" table:formula="of:=[.M34]*[.M34]" table:style-name="ce6">
            <text:p>1.56E+10</text:p>
          </table:table-cell>
          <table:table-cell office:value-type="float" office:value="769656251.25714886" table:formula="of:=[.N34]*[.$F$6]+[.M34]*[.$F$5]+[.$F$4]" table:style-name="ce6">
            <text:p>7.70E+08</text:p>
          </table:table-cell>
          <table:table-cell office:value-type="float" office:value="847781250" table:formula="of:=[.$F$7]*[.N34]" table:style-name="ce14">
            <text:p>8.48E+008</text:p>
          </table:table-cell>
          <table:table-cell office:value-type="float" office:value="78124998.742851138" table:formula="of:=[.P34]-[.O34]" table:style-name="ce11">
            <text:p>7.81E+07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130000" table:style-name="ce5">
            <text:p>130000</text:p>
          </table:table-cell>
          <table:table-cell office:value-type="float" office:value="16900000000" table:formula="of:=[.M35]*[.M35]" table:style-name="ce6">
            <text:p>1.69E+10</text:p>
          </table:table-cell>
          <table:table-cell office:value-type="float" office:value="832460201.30486977" table:formula="of:=[.N35]*[.$F$6]+[.M35]*[.$F$5]+[.$F$4]" table:style-name="ce6">
            <text:p>8.32E+08</text:p>
          </table:table-cell>
          <table:table-cell office:value-type="float" office:value="916960200" table:formula="of:=[.$F$7]*[.N35]" table:style-name="ce14">
            <text:p>9.17E+008</text:p>
          </table:table-cell>
          <table:table-cell office:value-type="float" office:value="84499998.695130229" table:formula="of:=[.P35]-[.O35]" table:style-name="ce11">
            <text:p>8.45E+07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135000" table:style-name="ce5">
            <text:p>135000</text:p>
          </table:table-cell>
          <table:table-cell office:value-type="float" office:value="18225000000" table:formula="of:=[.M36]*[.M36]" table:style-name="ce6">
            <text:p>1.82E+10</text:p>
          </table:table-cell>
          <table:table-cell office:value-type="float" office:value="897727051.35259068" table:formula="of:=[.N36]*[.$F$6]+[.M36]*[.$F$5]+[.$F$4]" table:style-name="ce6">
            <text:p>8.98E+08</text:p>
          </table:table-cell>
          <table:table-cell office:value-type="float" office:value="988852050" table:formula="of:=[.$F$7]*[.N36]" table:style-name="ce14">
            <text:p>9.89E+008</text:p>
          </table:table-cell>
          <table:table-cell office:value-type="float" office:value="91124998.64740932" table:formula="of:=[.P36]-[.O36]" table:style-name="ce11">
            <text:p>9.11E+07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140000" table:style-name="ce5">
            <text:p>140000</text:p>
          </table:table-cell>
          <table:table-cell office:value-type="float" office:value="19600000000" table:formula="of:=[.M37]*[.M37]" table:style-name="ce6">
            <text:p>1.96E+10</text:p>
          </table:table-cell>
          <table:table-cell office:value-type="float" office:value="965456801.40031183" table:formula="of:=[.N37]*[.$F$6]+[.M37]*[.$F$5]+[.$F$4]" table:style-name="ce6">
            <text:p>9.65E+08</text:p>
          </table:table-cell>
          <table:table-cell office:value-type="float" office:value="1063456800" table:formula="of:=[.$F$7]*[.N37]" table:style-name="ce14">
            <text:p>1.06E+009</text:p>
          </table:table-cell>
          <table:table-cell office:value-type="float" office:value="97999998.599688172" table:formula="of:=[.P37]-[.O37]" table:style-name="ce11">
            <text:p>9.80E+07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145000" table:style-name="ce5">
            <text:p>145000</text:p>
          </table:table-cell>
          <table:table-cell office:value-type="float" office:value="21025000000" table:formula="of:=[.M38]*[.M38]" table:style-name="ce6">
            <text:p>2.10E+10</text:p>
          </table:table-cell>
          <table:table-cell office:value-type="float" office:value="1035649451.4480327" table:formula="of:=[.N38]*[.$F$6]+[.M38]*[.$F$5]+[.$F$4]" table:style-name="ce6">
            <text:p>1.04E+09</text:p>
          </table:table-cell>
          <table:table-cell office:value-type="float" office:value="1140774450" table:formula="of:=[.$F$7]*[.N38]" table:style-name="ce14">
            <text:p>1.14E+009</text:p>
          </table:table-cell>
          <table:table-cell office:value-type="float" office:value="105124998.55196726" table:formula="of:=[.P38]-[.O38]" table:style-name="ce11">
            <text:p>1.05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150000" table:style-name="ce5">
            <text:p>150000</text:p>
          </table:table-cell>
          <table:table-cell office:value-type="float" office:value="22500000000" table:formula="of:=[.M39]*[.M39]" table:style-name="ce6">
            <text:p>2.25E+10</text:p>
          </table:table-cell>
          <table:table-cell office:value-type="float" office:value="1108305001.4957535" table:formula="of:=[.N39]*[.$F$6]+[.M39]*[.$F$5]+[.$F$4]" table:style-name="ce6">
            <text:p>1.11E+09</text:p>
          </table:table-cell>
          <table:table-cell office:value-type="float" office:value="1220805000" table:formula="of:=[.$F$7]*[.N39]" table:style-name="ce14">
            <text:p>1.22E+009</text:p>
          </table:table-cell>
          <table:table-cell office:value-type="float" office:value="112499998.50424647" table:formula="of:=[.P39]-[.O39]" table:style-name="ce11">
            <text:p>1.12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155000" table:style-name="ce5">
            <text:p>155000</text:p>
          </table:table-cell>
          <table:table-cell office:value-type="float" office:value="24025000000" table:formula="of:=[.M40]*[.M40]" table:style-name="ce6">
            <text:p>2.40E+10</text:p>
          </table:table-cell>
          <table:table-cell office:value-type="float" office:value="1183423451.5434744" table:formula="of:=[.N40]*[.$F$6]+[.M40]*[.$F$5]+[.$F$4]" table:style-name="ce6">
            <text:p>1.18E+09</text:p>
          </table:table-cell>
          <table:table-cell office:value-type="float" office:value="1303548450" table:formula="of:=[.$F$7]*[.N40]" table:style-name="ce14">
            <text:p>1.30E+009</text:p>
          </table:table-cell>
          <table:table-cell office:value-type="float" office:value="120124998.45652556" table:formula="of:=[.P40]-[.O40]" table:style-name="ce11">
            <text:p>1.20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160000" table:style-name="ce5">
            <text:p>160000</text:p>
          </table:table-cell>
          <table:table-cell office:value-type="float" office:value="25600000000" table:formula="of:=[.M41]*[.M41]" table:style-name="ce6">
            <text:p>2.56E+10</text:p>
          </table:table-cell>
          <table:table-cell office:value-type="float" office:value="1261004801.5911953" table:formula="of:=[.N41]*[.$F$6]+[.M41]*[.$F$5]+[.$F$4]" table:style-name="ce6">
            <text:p>1.26E+09</text:p>
          </table:table-cell>
          <table:table-cell office:value-type="float" office:value="1389004800" table:formula="of:=[.$F$7]*[.N41]" table:style-name="ce14">
            <text:p>1.39E+009</text:p>
          </table:table-cell>
          <table:table-cell office:value-type="float" office:value="127999998.40880466" table:formula="of:=[.P41]-[.O41]" table:style-name="ce11">
            <text:p>1.28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165000" table:style-name="ce5">
            <text:p>165000</text:p>
          </table:table-cell>
          <table:table-cell office:value-type="float" office:value="27225000000" table:formula="of:=[.M42]*[.M42]" table:style-name="ce6">
            <text:p>2.72E+10</text:p>
          </table:table-cell>
          <table:table-cell office:value-type="float" office:value="1341049051.6389165" table:formula="of:=[.N42]*[.$F$6]+[.M42]*[.$F$5]+[.$F$4]" table:style-name="ce6">
            <text:p>1.34E+09</text:p>
          </table:table-cell>
          <table:table-cell office:value-type="float" office:value="1477174050" table:formula="of:=[.$F$7]*[.N42]" table:style-name="ce14">
            <text:p>1.48E+009</text:p>
          </table:table-cell>
          <table:table-cell office:value-type="float" office:value="136124998.36108351" table:formula="of:=[.P42]-[.O42]" table:style-name="ce11">
            <text:p>1.36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70000" table:style-name="ce5">
            <text:p>170000</text:p>
          </table:table-cell>
          <table:table-cell office:value-type="float" office:value="28900000000" table:formula="of:=[.M43]*[.M43]" table:style-name="ce6">
            <text:p>2.89E+10</text:p>
          </table:table-cell>
          <table:table-cell office:value-type="float" office:value="1423556201.6866374" table:formula="of:=[.N43]*[.$F$6]+[.M43]*[.$F$5]+[.$F$4]" table:style-name="ce6">
            <text:p>1.42E+09</text:p>
          </table:table-cell>
          <table:table-cell office:value-type="float" office:value="1568056200" table:formula="of:=[.$F$7]*[.N43]" table:style-name="ce14">
            <text:p>1.57E+009</text:p>
          </table:table-cell>
          <table:table-cell office:value-type="float" office:value="144499998.3133626" table:formula="of:=[.P43]-[.O43]" table:style-name="ce11">
            <text:p>1.44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float" office:value="175000" table:style-name="ce5">
            <text:p>175000</text:p>
          </table:table-cell>
          <table:table-cell office:value-type="float" office:value="30625000000" table:formula="of:=[.M44]*[.M44]" table:style-name="ce6">
            <text:p>3.06E+10</text:p>
          </table:table-cell>
          <table:table-cell office:value-type="float" office:value="1508526251.7343583" table:formula="of:=[.N44]*[.$F$6]+[.M44]*[.$F$5]+[.$F$4]" table:style-name="ce6">
            <text:p>1.51E+09</text:p>
          </table:table-cell>
          <table:table-cell office:value-type="float" office:value="1661651250" table:formula="of:=[.$F$7]*[.N44]" table:style-name="ce14">
            <text:p>1.66E+009</text:p>
          </table:table-cell>
          <table:table-cell office:value-type="float" office:value="153124998.26564169" table:formula="of:=[.P44]-[.O44]" table:style-name="ce11">
            <text:p>1.53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180000" table:style-name="ce5">
            <text:p>180000</text:p>
          </table:table-cell>
          <table:table-cell office:value-type="float" office:value="32400000000" table:formula="of:=[.M45]*[.M45]" table:style-name="ce6">
            <text:p>3.24E+10</text:p>
          </table:table-cell>
          <table:table-cell office:value-type="float" office:value="1595959201.7820792" table:formula="of:=[.N45]*[.$F$6]+[.M45]*[.$F$5]+[.$F$4]" table:style-name="ce6">
            <text:p>1.60E+09</text:p>
          </table:table-cell>
          <table:table-cell office:value-type="float" office:value="1757959200" table:formula="of:=[.$F$7]*[.N45]" table:style-name="ce14">
            <text:p>1.76E+009</text:p>
          </table:table-cell>
          <table:table-cell office:value-type="float" office:value="161999998.21792078" table:formula="of:=[.P45]-[.O45]" table:style-name="ce11">
            <text:p>1.62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185000" table:style-name="ce5">
            <text:p>185000</text:p>
          </table:table-cell>
          <table:table-cell office:value-type="float" office:value="34225000000" table:formula="of:=[.M46]*[.M46]" table:style-name="ce6">
            <text:p>3.42E+10</text:p>
          </table:table-cell>
          <table:table-cell office:value-type="float" office:value="1685855051.8298001" table:formula="of:=[.N46]*[.$F$6]+[.M46]*[.$F$5]+[.$F$4]" table:style-name="ce6">
            <text:p>1.69E+09</text:p>
          </table:table-cell>
          <table:table-cell office:value-type="float" office:value="1856980050" table:formula="of:=[.$F$7]*[.N46]" table:style-name="ce14">
            <text:p>1.86E+009</text:p>
          </table:table-cell>
          <table:table-cell office:value-type="float" office:value="171124998.17019987" table:formula="of:=[.P46]-[.O46]" table:style-name="ce11">
            <text:p>1.71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190000" table:style-name="ce5">
            <text:p>190000</text:p>
          </table:table-cell>
          <table:table-cell office:value-type="float" office:value="36100000000" table:formula="of:=[.M47]*[.M47]" table:style-name="ce6">
            <text:p>3.61E+10</text:p>
          </table:table-cell>
          <table:table-cell office:value-type="float" office:value="1778213801.8775213" table:formula="of:=[.N47]*[.$F$6]+[.M47]*[.$F$5]+[.$F$4]" table:style-name="ce6">
            <text:p>1.78E+09</text:p>
          </table:table-cell>
          <table:table-cell office:value-type="float" office:value="1958713800" table:formula="of:=[.$F$7]*[.N47]" table:style-name="ce14">
            <text:p>1.96E+009</text:p>
          </table:table-cell>
          <table:table-cell office:value-type="float" office:value="180499998.12247872" table:formula="of:=[.P47]-[.O47]" table:style-name="ce11">
            <text:p>1.80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195000" table:style-name="ce5">
            <text:p>195000</text:p>
          </table:table-cell>
          <table:table-cell office:value-type="float" office:value="38025000000" table:formula="of:=[.M48]*[.M48]" table:style-name="ce6">
            <text:p>3.80E+10</text:p>
          </table:table-cell>
          <table:table-cell office:value-type="float" office:value="1873035451.9252424" table:formula="of:=[.N48]*[.$F$6]+[.M48]*[.$F$5]+[.$F$4]" table:style-name="ce6">
            <text:p>1.87E+09</text:p>
          </table:table-cell>
          <table:table-cell office:value-type="float" office:value="2063160450" table:formula="of:=[.$F$7]*[.N48]" table:style-name="ce14">
            <text:p>2.06E+009</text:p>
          </table:table-cell>
          <table:table-cell office:value-type="float" office:value="190124998.07475758" table:formula="of:=[.P48]-[.O48]" table:style-name="ce11">
            <text:p>1.90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00000" table:style-name="ce5">
            <text:p>200000</text:p>
          </table:table-cell>
          <table:table-cell office:value-type="float" office:value="40000000000" table:formula="of:=[.M49]*[.M49]" table:style-name="ce6">
            <text:p>4.00E+10</text:p>
          </table:table-cell>
          <table:table-cell office:value-type="float" office:value="1970320001.9729633" table:formula="of:=[.N49]*[.$F$6]+[.M49]*[.$F$5]+[.$F$4]" table:style-name="ce6">
            <text:p>1.97E+09</text:p>
          </table:table-cell>
          <table:table-cell office:value-type="float" office:value="2170320000" table:formula="of:=[.$F$7]*[.N49]" table:style-name="ce14">
            <text:p>2.17E+009</text:p>
          </table:table-cell>
          <table:table-cell office:value-type="float" office:value="199999998.02703667" table:formula="of:=[.P49]-[.O49]" table:style-name="ce11">
            <text:p>2.00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205000" table:style-name="ce5">
            <text:p>205000</text:p>
          </table:table-cell>
          <table:table-cell office:value-type="float" office:value="42025000000" table:formula="of:=[.M50]*[.M50]" table:style-name="ce6">
            <text:p>4.20E+10</text:p>
          </table:table-cell>
          <table:table-cell office:value-type="float" office:value="2070067452.0206842" table:formula="of:=[.N50]*[.$F$6]+[.M50]*[.$F$5]+[.$F$4]" table:style-name="ce6">
            <text:p>2.07E+09</text:p>
          </table:table-cell>
          <table:table-cell office:value-type="float" office:value="2280192450" table:formula="of:=[.$F$7]*[.N50]" table:style-name="ce14">
            <text:p>2.28E+009</text:p>
          </table:table-cell>
          <table:table-cell office:value-type="float" office:value="210124997.97931576" table:formula="of:=[.P50]-[.O50]" table:style-name="ce11">
            <text:p>2.10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office:value-type="float" office:value="210000" table:style-name="ce5">
            <text:p>210000</text:p>
          </table:table-cell>
          <table:table-cell office:value-type="float" office:value="44100000000" table:formula="of:=[.M51]*[.M51]" table:style-name="ce6">
            <text:p>4.41E+10</text:p>
          </table:table-cell>
          <table:table-cell office:value-type="float" office:value="2172277802.0684052" table:formula="of:=[.N51]*[.$F$6]+[.M51]*[.$F$5]+[.$F$4]" table:style-name="ce6">
            <text:p>2.17E+09</text:p>
          </table:table-cell>
          <table:table-cell office:value-type="float" office:value="2392777800" table:formula="of:=[.$F$7]*[.N51]" table:style-name="ce14">
            <text:p>2.39E+009</text:p>
          </table:table-cell>
          <table:table-cell office:value-type="float" office:value="220499997.93159485" table:formula="of:=[.P51]-[.O51]" table:style-name="ce11">
            <text:p>2.20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40" table:style-name="ce2">
            <text:p>40</text:p>
          </table:table-cell>
          <table:table-cell office:value-type="float" office:value="1" table:style-name="ce2">
            <text:p>1</text:p>
          </table:table-cell>
          <table:table-cell office:value-type="float" office:value="215000" table:style-name="ce5">
            <text:p>215000</text:p>
          </table:table-cell>
          <table:table-cell office:value-type="float" office:value="46225000000" table:formula="of:=[.M52]*[.M52]" table:style-name="ce6">
            <text:p>4.62E+10</text:p>
          </table:table-cell>
          <table:table-cell office:value-type="float" office:value="2276951052.1161261" table:formula="of:=[.N52]*[.$F$6]+[.M52]*[.$F$5]+[.$F$4]" table:style-name="ce6">
            <text:p>2.28E+09</text:p>
          </table:table-cell>
          <table:table-cell office:value-type="float" office:value="2508076050" table:formula="of:=[.$F$7]*[.N52]" table:style-name="ce14">
            <text:p>2.51E+009</text:p>
          </table:table-cell>
          <table:table-cell office:value-type="float" office:value="231124997.88387394" table:formula="of:=[.P52]-[.O52]" table:style-name="ce11">
            <text:p>2.31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41" table:style-name="ce2">
            <text:p>41</text:p>
          </table:table-cell>
          <table:table-cell office:value-type="float" office:value="1" table:style-name="ce2">
            <text:p>1</text:p>
          </table:table-cell>
          <table:table-cell office:value-type="float" office:value="220000" table:style-name="ce5">
            <text:p>220000</text:p>
          </table:table-cell>
          <table:table-cell office:value-type="float" office:value="48400000000" table:formula="of:=[.M53]*[.M53]" table:style-name="ce6">
            <text:p>4.84E+10</text:p>
          </table:table-cell>
          <table:table-cell office:value-type="float" office:value="2384087202.163847" table:formula="of:=[.N53]*[.$F$6]+[.M53]*[.$F$5]+[.$F$4]" table:style-name="ce6">
            <text:p>2.38E+09</text:p>
          </table:table-cell>
          <table:table-cell office:value-type="float" office:value="2626087200" table:formula="of:=[.$F$7]*[.N53]" table:style-name="ce14">
            <text:p>2.63E+009</text:p>
          </table:table-cell>
          <table:table-cell office:value-type="float" office:value="241999997.83615303" table:formula="of:=[.P53]-[.O53]" table:style-name="ce11">
            <text:p>2.42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42" table:style-name="ce2">
            <text:p>42</text:p>
          </table:table-cell>
          <table:table-cell office:value-type="float" office:value="1" table:style-name="ce2">
            <text:p>1</text:p>
          </table:table-cell>
          <table:table-cell office:value-type="float" office:value="225000" table:style-name="ce5">
            <text:p>225000</text:p>
          </table:table-cell>
          <table:table-cell office:value-type="float" office:value="50625000000" table:formula="of:=[.M54]*[.M54]" table:style-name="ce6">
            <text:p>5.06E+10</text:p>
          </table:table-cell>
          <table:table-cell office:value-type="float" office:value="2493686252.2115679" table:formula="of:=[.N54]*[.$F$6]+[.M54]*[.$F$5]+[.$F$4]" table:style-name="ce6">
            <text:p>2.49E+09</text:p>
          </table:table-cell>
          <table:table-cell office:value-type="float" office:value="2746811250" table:formula="of:=[.$F$7]*[.N54]" table:style-name="ce14">
            <text:p>2.75E+009</text:p>
          </table:table-cell>
          <table:table-cell office:value-type="float" office:value="253124997.78843212" table:formula="of:=[.P54]-[.O54]" table:style-name="ce11">
            <text:p>2.53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43" table:style-name="ce2">
            <text:p>43</text:p>
          </table:table-cell>
          <table:table-cell office:value-type="float" office:value="1" table:style-name="ce2">
            <text:p>1</text:p>
          </table:table-cell>
          <table:table-cell office:value-type="float" office:value="230000" table:style-name="ce5">
            <text:p>230000</text:p>
          </table:table-cell>
          <table:table-cell office:value-type="float" office:value="52900000000" table:formula="of:=[.M55]*[.M55]" table:style-name="ce6">
            <text:p>5.29E+10</text:p>
          </table:table-cell>
          <table:table-cell office:value-type="float" office:value="2605748202.2592888" table:formula="of:=[.N55]*[.$F$6]+[.M55]*[.$F$5]+[.$F$4]" table:style-name="ce6">
            <text:p>2.61E+09</text:p>
          </table:table-cell>
          <table:table-cell office:value-type="float" office:value="2870248200" table:formula="of:=[.$F$7]*[.N55]" table:style-name="ce14">
            <text:p>2.87E+009</text:p>
          </table:table-cell>
          <table:table-cell office:value-type="float" office:value="264499997.74071121" table:formula="of:=[.P55]-[.O55]" table:style-name="ce11">
            <text:p>2.64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44" table:style-name="ce2">
            <text:p>44</text:p>
          </table:table-cell>
          <table:table-cell office:value-type="float" office:value="1" table:style-name="ce2">
            <text:p>1</text:p>
          </table:table-cell>
          <table:table-cell office:value-type="float" office:value="235000" table:style-name="ce5">
            <text:p>235000</text:p>
          </table:table-cell>
          <table:table-cell office:value-type="float" office:value="55225000000" table:formula="of:=[.M56]*[.M56]" table:style-name="ce6">
            <text:p>5.52E+10</text:p>
          </table:table-cell>
          <table:table-cell office:value-type="float" office:value="2720273052.3070097" table:formula="of:=[.N56]*[.$F$6]+[.M56]*[.$F$5]+[.$F$4]" table:style-name="ce6">
            <text:p>2.72E+09</text:p>
          </table:table-cell>
          <table:table-cell office:value-type="float" office:value="2996398050" table:formula="of:=[.$F$7]*[.N56]" table:style-name="ce14">
            <text:p>3.00E+009</text:p>
          </table:table-cell>
          <table:table-cell office:value-type="float" office:value="276124997.6929903" table:formula="of:=[.P56]-[.O56]" table:style-name="ce11">
            <text:p>2.76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45" table:style-name="ce2">
            <text:p>45</text:p>
          </table:table-cell>
          <table:table-cell office:value-type="float" office:value="1" table:style-name="ce2">
            <text:p>1</text:p>
          </table:table-cell>
          <table:table-cell office:value-type="float" office:value="240000" table:style-name="ce5">
            <text:p>240000</text:p>
          </table:table-cell>
          <table:table-cell office:value-type="float" office:value="57600000000" table:formula="of:=[.M57]*[.M57]" table:style-name="ce6">
            <text:p>5.76E+10</text:p>
          </table:table-cell>
          <table:table-cell office:value-type="float" office:value="2837260802.3547306" table:formula="of:=[.N57]*[.$F$6]+[.M57]*[.$F$5]+[.$F$4]" table:style-name="ce6">
            <text:p>2.84E+09</text:p>
          </table:table-cell>
          <table:table-cell office:value-type="float" office:value="3125260800" table:formula="of:=[.$F$7]*[.N57]" table:style-name="ce14">
            <text:p>3.13E+009</text:p>
          </table:table-cell>
          <table:table-cell office:value-type="float" office:value="287999997.64526939" table:formula="of:=[.P57]-[.O57]" table:style-name="ce11">
            <text:p>2.88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46" table:style-name="ce2">
            <text:p>46</text:p>
          </table:table-cell>
          <table:table-cell office:value-type="float" office:value="1" table:style-name="ce2">
            <text:p>1</text:p>
          </table:table-cell>
          <table:table-cell office:value-type="float" office:value="245000" table:style-name="ce5">
            <text:p>245000</text:p>
          </table:table-cell>
          <table:table-cell office:value-type="float" office:value="60025000000" table:formula="of:=[.M58]*[.M58]" table:style-name="ce6">
            <text:p>6.00E+10</text:p>
          </table:table-cell>
          <table:table-cell office:value-type="float" office:value="2956711452.4024515" table:formula="of:=[.N58]*[.$F$6]+[.M58]*[.$F$5]+[.$F$4]" table:style-name="ce6">
            <text:p>2.96E+09</text:p>
          </table:table-cell>
          <table:table-cell office:value-type="float" office:value="3256836450" table:formula="of:=[.$F$7]*[.N58]" table:style-name="ce14">
            <text:p>3.26E+009</text:p>
          </table:table-cell>
          <table:table-cell office:value-type="float" office:value="300124997.59754848" table:formula="of:=[.P58]-[.O58]" table:style-name="ce11">
            <text:p>3.00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47" table:style-name="ce2">
            <text:p>47</text:p>
          </table:table-cell>
          <table:table-cell office:value-type="float" office:value="1" table:style-name="ce2">
            <text:p>1</text:p>
          </table:table-cell>
          <table:table-cell office:value-type="float" office:value="250000" table:style-name="ce5">
            <text:p>250000</text:p>
          </table:table-cell>
          <table:table-cell office:value-type="float" office:value="62500000000" table:formula="of:=[.M59]*[.M59]" table:style-name="ce6">
            <text:p>6.25E+10</text:p>
          </table:table-cell>
          <table:table-cell office:value-type="float" office:value="3078625002.4501724" table:formula="of:=[.N59]*[.$F$6]+[.M59]*[.$F$5]+[.$F$4]" table:style-name="ce6">
            <text:p>3.08E+09</text:p>
          </table:table-cell>
          <table:table-cell office:value-type="float" office:value="3391125000" table:formula="of:=[.$F$7]*[.N59]" table:style-name="ce14">
            <text:p>3.39E+009</text:p>
          </table:table-cell>
          <table:table-cell office:value-type="float" office:value="312499997.54982758" table:formula="of:=[.P59]-[.O59]" table:style-name="ce11">
            <text:p>3.12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48" table:style-name="ce2">
            <text:p>48</text:p>
          </table:table-cell>
          <table:table-cell office:value-type="float" office:value="1" table:style-name="ce2">
            <text:p>1</text:p>
          </table:table-cell>
          <table:table-cell office:value-type="float" office:value="255000" table:style-name="ce5">
            <text:p>255000</text:p>
          </table:table-cell>
          <table:table-cell office:value-type="float" office:value="65025000000" table:formula="of:=[.M60]*[.M60]" table:style-name="ce6">
            <text:p>6.50E+10</text:p>
          </table:table-cell>
          <table:table-cell office:value-type="float" office:value="3203001452.4978933" table:formula="of:=[.N60]*[.$F$6]+[.M60]*[.$F$5]+[.$F$4]" table:style-name="ce6">
            <text:p>3.20E+09</text:p>
          </table:table-cell>
          <table:table-cell office:value-type="float" office:value="3528126450" table:formula="of:=[.$F$7]*[.N60]" table:style-name="ce14">
            <text:p>3.53E+009</text:p>
          </table:table-cell>
          <table:table-cell office:value-type="float" office:value="325124997.50210667" table:formula="of:=[.P60]-[.O60]" table:style-name="ce11">
            <text:p>3.25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49" table:style-name="ce2">
            <text:p>49</text:p>
          </table:table-cell>
          <table:table-cell office:value-type="float" office:value="1" table:style-name="ce2">
            <text:p>1</text:p>
          </table:table-cell>
          <table:table-cell office:value-type="float" office:value="260000" table:style-name="ce5">
            <text:p>260000</text:p>
          </table:table-cell>
          <table:table-cell office:value-type="float" office:value="67600000000" table:formula="of:=[.M61]*[.M61]" table:style-name="ce6">
            <text:p>6.76E+10</text:p>
          </table:table-cell>
          <table:table-cell office:value-type="float" office:value="3329840802.5456142" table:formula="of:=[.N61]*[.$F$6]+[.M61]*[.$F$5]+[.$F$4]" table:style-name="ce6">
            <text:p>3.33E+09</text:p>
          </table:table-cell>
          <table:table-cell office:value-type="float" office:value="3667840800" table:formula="of:=[.$F$7]*[.N61]" table:style-name="ce14">
            <text:p>3.67E+009</text:p>
          </table:table-cell>
          <table:table-cell office:value-type="float" office:value="337999997.45438576" table:formula="of:=[.P61]-[.O61]" table:style-name="ce11">
            <text:p>3.38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265000" table:style-name="ce5">
            <text:p>265000</text:p>
          </table:table-cell>
          <table:table-cell office:value-type="float" office:value="70225000000" table:formula="of:=[.M62]*[.M62]" table:style-name="ce6">
            <text:p>7.02E+10</text:p>
          </table:table-cell>
          <table:table-cell office:value-type="float" office:value="3459143052.5933356" table:formula="of:=[.N62]*[.$F$6]+[.M62]*[.$F$5]+[.$F$4]" table:style-name="ce6">
            <text:p>3.46E+09</text:p>
          </table:table-cell>
          <table:table-cell office:value-type="float" office:value="3810268050" table:formula="of:=[.$F$7]*[.N62]" table:style-name="ce14">
            <text:p>3.81E+009</text:p>
          </table:table-cell>
          <table:table-cell office:value-type="float" office:value="351124997.40666437" table:formula="of:=[.P62]-[.O62]" table:style-name="ce11">
            <text:p>3.51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51" table:style-name="ce2">
            <text:p>51</text:p>
          </table:table-cell>
          <table:table-cell office:value-type="float" office:value="1" table:style-name="ce2">
            <text:p>1</text:p>
          </table:table-cell>
          <table:table-cell office:value-type="float" office:value="270000" table:style-name="ce5">
            <text:p>270000</text:p>
          </table:table-cell>
          <table:table-cell office:value-type="float" office:value="72900000000" table:formula="of:=[.M63]*[.M63]" table:style-name="ce6">
            <text:p>7.29E+10</text:p>
          </table:table-cell>
          <table:table-cell office:value-type="float" office:value="3590908202.6410565" table:formula="of:=[.N63]*[.$F$6]+[.M63]*[.$F$5]+[.$F$4]" table:style-name="ce6">
            <text:p>3.59E+09</text:p>
          </table:table-cell>
          <table:table-cell office:value-type="float" office:value="3955408200" table:formula="of:=[.$F$7]*[.N63]" table:style-name="ce14">
            <text:p>3.96E+009</text:p>
          </table:table-cell>
          <table:table-cell office:value-type="float" office:value="364499997.35894346" table:formula="of:=[.P63]-[.O63]" table:style-name="ce11">
            <text:p>3.64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52" table:style-name="ce2">
            <text:p>52</text:p>
          </table:table-cell>
          <table:table-cell office:value-type="float" office:value="1" table:style-name="ce2">
            <text:p>1</text:p>
          </table:table-cell>
          <table:table-cell office:value-type="float" office:value="275000" table:style-name="ce5">
            <text:p>275000</text:p>
          </table:table-cell>
          <table:table-cell office:value-type="float" office:value="75625000000" table:formula="of:=[.M64]*[.M64]" table:style-name="ce6">
            <text:p>7.56E+10</text:p>
          </table:table-cell>
          <table:table-cell office:value-type="float" office:value="3725136252.6887779" table:formula="of:=[.N64]*[.$F$6]+[.M64]*[.$F$5]+[.$F$4]" table:style-name="ce6">
            <text:p>3.73E+09</text:p>
          </table:table-cell>
          <table:table-cell office:value-type="float" office:value="4103261250" table:formula="of:=[.$F$7]*[.N64]" table:style-name="ce14">
            <text:p>4.10E+009</text:p>
          </table:table-cell>
          <table:table-cell office:value-type="float" office:value="378124997.31122208" table:formula="of:=[.P64]-[.O64]" table:style-name="ce11">
            <text:p>3.78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53" table:style-name="ce2">
            <text:p>53</text:p>
          </table:table-cell>
          <table:table-cell office:value-type="float" office:value="1" table:style-name="ce2">
            <text:p>1</text:p>
          </table:table-cell>
          <table:table-cell office:value-type="float" office:value="280000" table:style-name="ce5">
            <text:p>280000</text:p>
          </table:table-cell>
          <table:table-cell office:value-type="float" office:value="78400000000" table:formula="of:=[.M65]*[.M65]" table:style-name="ce6">
            <text:p>7.84E+10</text:p>
          </table:table-cell>
          <table:table-cell office:value-type="float" office:value="3861827202.7364988" table:formula="of:=[.N65]*[.$F$6]+[.M65]*[.$F$5]+[.$F$4]" table:style-name="ce6">
            <text:p>3.86E+09</text:p>
          </table:table-cell>
          <table:table-cell office:value-type="float" office:value="4253827200" table:formula="of:=[.$F$7]*[.N65]" table:style-name="ce14">
            <text:p>4.25E+009</text:p>
          </table:table-cell>
          <table:table-cell office:value-type="float" office:value="391999997.26350117" table:formula="of:=[.P65]-[.O65]" table:style-name="ce11">
            <text:p>3.92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54" table:style-name="ce2">
            <text:p>54</text:p>
          </table:table-cell>
          <table:table-cell office:value-type="float" office:value="1" table:style-name="ce2">
            <text:p>1</text:p>
          </table:table-cell>
          <table:table-cell office:value-type="float" office:value="285000" table:style-name="ce5">
            <text:p>285000</text:p>
          </table:table-cell>
          <table:table-cell office:value-type="float" office:value="81225000000" table:formula="of:=[.M66]*[.M66]" table:style-name="ce6">
            <text:p>8.12E+10</text:p>
          </table:table-cell>
          <table:table-cell office:value-type="float" office:value="4000981052.7842197" table:formula="of:=[.N66]*[.$F$6]+[.M66]*[.$F$5]+[.$F$4]" table:style-name="ce6">
            <text:p>4.00E+09</text:p>
          </table:table-cell>
          <table:table-cell office:value-type="float" office:value="4407106050" table:formula="of:=[.$F$7]*[.N66]" table:style-name="ce14">
            <text:p>4.41E+009</text:p>
          </table:table-cell>
          <table:table-cell office:value-type="float" office:value="406124997.21578026" table:formula="of:=[.P66]-[.O66]" table:style-name="ce11">
            <text:p>4.06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55" table:style-name="ce2">
            <text:p>55</text:p>
          </table:table-cell>
          <table:table-cell office:value-type="float" office:value="1" table:style-name="ce2">
            <text:p>1</text:p>
          </table:table-cell>
          <table:table-cell office:value-type="float" office:value="290000" table:style-name="ce5">
            <text:p>290000</text:p>
          </table:table-cell>
          <table:table-cell office:value-type="float" office:value="84100000000" table:formula="of:=[.M67]*[.M67]" table:style-name="ce6">
            <text:p>8.41E+10</text:p>
          </table:table-cell>
          <table:table-cell office:value-type="float" office:value="4142597802.8319407" table:formula="of:=[.N67]*[.$F$6]+[.M67]*[.$F$5]+[.$F$4]" table:style-name="ce6">
            <text:p>4.14E+09</text:p>
          </table:table-cell>
          <table:table-cell office:value-type="float" office:value="4563097800" table:formula="of:=[.$F$7]*[.N67]" table:style-name="ce14">
            <text:p>4.56E+009</text:p>
          </table:table-cell>
          <table:table-cell office:value-type="float" office:value="420499997.16805935" table:formula="of:=[.P67]-[.O67]" table:style-name="ce11">
            <text:p>4.20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56" table:style-name="ce2">
            <text:p>56</text:p>
          </table:table-cell>
          <table:table-cell office:value-type="float" office:value="1" table:style-name="ce2">
            <text:p>1</text:p>
          </table:table-cell>
          <table:table-cell office:value-type="float" office:value="295000" table:style-name="ce5">
            <text:p>295000</text:p>
          </table:table-cell>
          <table:table-cell office:value-type="float" office:value="87025000000" table:formula="of:=[.M68]*[.M68]" table:style-name="ce6">
            <text:p>8.70E+10</text:p>
          </table:table-cell>
          <table:table-cell office:value-type="float" office:value="4286677452.8796616" table:formula="of:=[.N68]*[.$F$6]+[.M68]*[.$F$5]+[.$F$4]" table:style-name="ce6">
            <text:p>4.29E+09</text:p>
          </table:table-cell>
          <table:table-cell office:value-type="float" office:value="4721802450" table:formula="of:=[.$F$7]*[.N68]" table:style-name="ce14">
            <text:p>4.72E+009</text:p>
          </table:table-cell>
          <table:table-cell office:value-type="float" office:value="435124997.12033844" table:formula="of:=[.P68]-[.O68]" table:style-name="ce11">
            <text:p>4.35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57" table:style-name="ce2">
            <text:p>57</text:p>
          </table:table-cell>
          <table:table-cell office:value-type="float" office:value="1" table:style-name="ce2">
            <text:p>1</text:p>
          </table:table-cell>
          <table:table-cell office:value-type="float" office:value="300000" table:style-name="ce5">
            <text:p>300000</text:p>
          </table:table-cell>
          <table:table-cell office:value-type="float" office:value="90000000000" table:formula="of:=[.M69]*[.M69]" table:style-name="ce6">
            <text:p>9.00E+10</text:p>
          </table:table-cell>
          <table:table-cell office:value-type="float" office:value="4433220002.9273825" table:formula="of:=[.N69]*[.$F$6]+[.M69]*[.$F$5]+[.$F$4]" table:style-name="ce6">
            <text:p>4.43E+09</text:p>
          </table:table-cell>
          <table:table-cell office:value-type="float" office:value="4883220000" table:formula="of:=[.$F$7]*[.N69]" table:style-name="ce14">
            <text:p>4.88E+009</text:p>
          </table:table-cell>
          <table:table-cell office:value-type="float" office:value="449999997.07261753" table:formula="of:=[.P69]-[.O69]" table:style-name="ce11">
            <text:p>4.50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58" table:style-name="ce2">
            <text:p>58</text:p>
          </table:table-cell>
          <table:table-cell office:value-type="float" office:value="1" table:style-name="ce2">
            <text:p>1</text:p>
          </table:table-cell>
          <table:table-cell office:value-type="float" office:value="305000" table:style-name="ce5">
            <text:p>305000</text:p>
          </table:table-cell>
          <table:table-cell office:value-type="float" office:value="93025000000" table:formula="of:=[.M70]*[.M70]" table:style-name="ce6">
            <text:p>9.30E+10</text:p>
          </table:table-cell>
          <table:table-cell office:value-type="float" office:value="4582225452.9751034" table:formula="of:=[.N70]*[.$F$6]+[.M70]*[.$F$5]+[.$F$4]" table:style-name="ce6">
            <text:p>4.58E+09</text:p>
          </table:table-cell>
          <table:table-cell office:value-type="float" office:value="5047350450" table:formula="of:=[.$F$7]*[.N70]" table:style-name="ce14">
            <text:p>5.05E+009</text:p>
          </table:table-cell>
          <table:table-cell office:value-type="float" office:value="465124997.02489662" table:formula="of:=[.P70]-[.O70]" table:style-name="ce11">
            <text:p>4.65E+08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59" table:style-name="ce2">
            <text:p>59</text:p>
          </table:table-cell>
          <table:table-cell office:value-type="float" office:value="1" table:style-name="ce2">
            <text:p>1</text:p>
          </table:table-cell>
          <table:table-cell office:value-type="float" office:value="320000" table:style-name="ce2">
            <text:p>320000</text:p>
          </table:table-cell>
          <table:table-cell office:value-type="float" office:value="102400000000" table:formula="of:=[.M71]*[.M71]" table:style-name="ce6">
            <text:p>1.02E+11</text:p>
          </table:table-cell>
          <table:table-cell office:value-type="float" office:value="5044019203.1182661" table:formula="of:=[.N71]*[.$F$6]+[.M71]*[.$F$5]+[.$F$4]" table:style-name="ce6">
            <text:p>5.04E+09</text:p>
          </table:table-cell>
          <table:table-cell office:value-type="float" office:value="5556019200" table:formula="of:=[.$F$7]*[.N71]" table:style-name="ce14">
            <text:p>5.56E+009</text:p>
          </table:table-cell>
          <table:table-cell office:value-type="float" office:value="511999996.88173389" table:formula="of:=[.P71]-[.O71]" table:style-name="ce11">
            <text:p>5.12E+08</text:p>
          </table:table-cell>
          <table:table-cell table:number-columns-repeated="16367"/>
        </table:table-row>
        <table:table-row table:number-rows-repeated="1048505" table:style-name="ro1">
          <table:table-cell table:number-columns-repeated="16384"/>
        </table:table-row>
      </table:table>
      <table:table table:name="dfOperationalAnalysis" table:style-name="ta1">
        <table:table-column table:style-name="co11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4" table:default-cell-style-name="ce2"/>
        <table:table-column table:style-name="co4" table:default-cell-style-name="ce1"/>
        <table:table-column table:style-name="co4" table:default-cell-style-name="ce10"/>
        <table:table-column table:style-name="co4" table:number-columns-repeated="2" table:default-cell-style-name="ce2"/>
        <table:table-column table:style-name="co4" table:default-cell-style-name="ce5"/>
        <table:table-column table:style-name="co4" table:default-cell-style-name="ce2"/>
        <table:table-column table:style-name="co4" table:default-cell-style-name="ce61"/>
        <table:table-column table:style-name="co4" table:default-cell-style-name="ce11"/>
        <table:table-column table:style-name="co13" table:default-cell-style-name="ce2"/>
        <table:table-column table:style-name="co12" table:default-cell-style-name="ce2"/>
        <table:table-column table:style-name="co14" table:default-cell-style-name="ce2"/>
        <table:table-column table:style-name="co4" table:number-columns-repeated="2" table:default-cell-style-name="ce1"/>
        <table:table-column table:style-name="co15" table:default-cell-style-name="ce1"/>
        <table:table-column table:style-name="co4" table:number-columns-repeated="1005" table:default-cell-style-name="ce1"/>
        <table:table-column table:style-name="co8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office:value-type="string" table:style-name="ce10">
            <text:p>Operational Analysis for the Mark Sort Algorithm</text:p>
          </table:table-cell>
          <table:table-cell table:number-columns-repeated="2" table:style-name="ce2"/>
          <table:table-cell table:style-name="ce5"/>
          <table:table-cell table:style-name="ce2"/>
          <table:table-cell table:style-name="ce61"/>
          <table:table-cell table:style-name="ce11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7">
            <text:p>Step 3a</text:p>
          </table:table-cell>
          <table:table-cell office:value-type="string" table:style-name="ce8">
            <text:p>Plug Step1b and Step 2 CurveFit prgm</text:p>
          </table:table-cell>
          <table:table-cell table:style-name="ce10"/>
          <table:table-cell table:number-columns-repeated="2" table:style-name="ce2"/>
          <table:table-cell table:style-name="ce5"/>
          <table:table-cell table:style-name="ce2"/>
          <table:table-cell table:style-name="ce61"/>
          <table:table-cell table:style-name="ce11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7">
            <text:p>Step 3b</text:p>
          </table:table-cell>
          <table:table-cell office:value-type="string" table:style-name="ce9">
            <text:p>Fill coeffs</text:p>
          </table:table-cell>
          <table:table-cell table:style-name="ce10"/>
          <table:table-cell table:number-columns-repeated="2" table:style-name="ce2"/>
          <table:table-cell table:style-name="ce5"/>
          <table:table-cell table:style-name="ce2"/>
          <table:table-cell table:style-name="ce61"/>
          <table:table-cell table:style-name="ce11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0 =</text:p>
          </table:table-cell>
          <table:table-cell office:value-type="float" office:value="450980" table:style-name="ce10">
            <text:p>4.51E+05</text:p>
          </table:table-cell>
          <table:table-cell table:style-name="ce10"/>
          <table:table-cell table:number-columns-repeated="2" table:style-name="ce2"/>
          <table:table-cell table:style-name="ce5"/>
          <table:table-cell table:style-name="ce2"/>
          <table:table-cell table:style-name="ce61"/>
          <table:table-cell table:style-name="ce11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1 =</text:p>
          </table:table-cell>
          <table:table-cell office:value-type="float" office:value="-268.50099999999998" table:style-name="ce1">
            <text:p>-268.501</text:p>
          </table:table-cell>
          <table:table-cell table:style-name="ce10"/>
          <table:table-cell office:value-type="string" table:number-columns-spanned="3" table:number-rows-spanned="1" table:style-name="ce52">
            <text:p>Curve Fit</text:p>
          </table:table-cell>
          <table:covered-table-cell table:number-columns-repeated="2"/>
          <table:table-cell table:style-name="ce2"/>
          <table:table-cell table:style-name="ce61"/>
          <table:table-cell table:style-name="ce11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2 =</text:p>
          </table:table-cell>
          <table:table-cell office:value-type="float" office:value="3.0148600000000001" table:style-name="ce1">
            <text:p>3.01486</text:p>
          </table:table-cell>
          <table:table-cell table:style-name="ce10"/>
          <table:table-cell office:value-type="string" table:number-columns-spanned="3" table:number-rows-spanned="1" table:style-name="ce53">
            <text:p><text:s text:c="2"/>= C0+C1*N^1+C2*n^2</text:p>
          </table:table-cell>
          <table:covered-table-cell table:number-columns-repeated="2"/>
          <table:table-cell table:style-name="ce2"/>
          <table:table-cell table:style-name="ce61"/>
          <table:table-cell table:style-name="ce11"/>
          <table:table-cell table:number-columns-repeated="3" table:style-name="ce2"/>
          <table:table-cell table:style-name="ce1"/>
          <table:table-cell table:number-columns-repeated="2" table:style-name="ce86"/>
          <table:table-cell table:number-columns-repeated="16365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2" table:number-rows-spanned="1" table:style-name="ce54">
            <text:p><text:s/>C''' for O(N^2) =<text:s/></text:p>
          </table:table-cell>
          <table:covered-table-cell/>
          <table:table-cell office:value-type="float" office:value="3.8148600000000004" table:formula="of:=[.F8]+0.8" table:style-name="ce1">
            <text:p>3.81486</text:p>
          </table:table-cell>
          <table:table-cell table:style-name="ce10"/>
          <table:table-cell office:value-type="string" table:number-columns-spanned="3" table:number-rows-spanned="1" table:style-name="ce55">
            <text:p><text:s text:c="2"/>=$G$5+$G$6*G13+$G$7*H13</text:p>
          </table:table-cell>
          <table:covered-table-cell table:number-columns-repeated="2"/>
          <table:table-cell table:style-name="ce2"/>
          <table:table-cell table:style-name="ce61"/>
          <table:table-cell table:style-name="ce11"/>
          <table:table-cell table:number-columns-repeated="3" table:style-name="ce2"/>
          <table:table-cell table:style-name="ce1"/>
          <table:table-cell table:number-columns-repeated="2" table:style-name="ce86"/>
          <table:table-cell table:number-columns-repeated="16365"/>
        </table:table-row>
        <table:table-row table:style-name="ro1">
          <table:table-cell/>
          <table:table-cell table:number-columns-repeated="2" table:style-name="ce1"/>
          <table:table-cell table:number-columns-repeated="2" table:style-name="ce13"/>
          <table:table-cell table:style-name="ce1"/>
          <table:table-cell table:style-name="ce10"/>
          <table:table-cell table:number-columns-repeated="3" table:style-name="ce62"/>
          <table:table-cell table:style-name="ce2"/>
          <table:table-cell table:style-name="ce61"/>
          <table:table-cell table:style-name="ce11"/>
          <table:table-cell table:number-columns-repeated="3" table:style-name="ce2"/>
          <table:table-cell table:style-name="ce1"/>
          <table:table-cell table:number-columns-repeated="2" table:style-name="ce86"/>
          <table:table-cell table:number-columns-repeated="16365"/>
        </table:table-row>
        <table:table-row table:style-name="ro3">
          <table:table-cell/>
          <table:table-cell table:number-columns-repeated="2" table:style-name="ce1"/>
          <table:table-cell table:number-columns-repeated="2" table:style-name="ce63"/>
          <table:table-cell table:style-name="ce1"/>
          <table:table-cell table:style-name="ce10"/>
          <table:table-cell table:number-columns-repeated="2" table:style-name="ce2"/>
          <table:table-cell office:value-type="string" table:number-columns-spanned="7" table:number-rows-spanned="1" table:style-name="ce79">
            <text:p>Simulate to find the C''' with N^2 <text:s/>to show O(N^2)</text:p>
          </table:table-cell>
          <table:covered-table-cell table:number-columns-repeated="6"/>
          <table:table-cell table:style-name="ce1"/>
          <table:table-cell table:style-name="ce88"/>
          <table:table-cell table:style-name="ce86"/>
          <table:table-cell table:number-columns-repeated="16365"/>
        </table:table-row>
        <table:table-row table:style-name="ro4">
          <table:table-cell/>
          <table:table-cell table:style-name="ce1"/>
          <table:table-cell table:style-name="ce2"/>
          <table:table-cell office:value-type="string" table:style-name="ce19">
            <text:p>Step 2</text:p>
          </table:table-cell>
          <table:table-cell table:style-name="ce20"/>
          <table:table-cell table:style-name="ce2"/>
          <table:table-cell table:style-name="ce11"/>
          <table:table-cell table:style-name="ce3"/>
          <table:table-cell table:style-name="ce2"/>
          <table:table-cell office:value-type="string" table:number-columns-spanned="4" table:number-rows-spanned="3" table:style-name="ce80">
            <text:p>Step 5</text:p>
          </table:table-cell>
          <table:covered-table-cell table:number-columns-repeated="3"/>
          <table:table-cell office:value-type="string" table:style-name="ce64">
            <text:p>Simulated<text:s/></text:p>
          </table:table-cell>
          <table:table-cell office:value-type="string" table:style-name="ce65">
            <text:p>Step 6</text:p>
          </table:table-cell>
          <table:table-cell table:number-columns-repeated="2" table:style-name="ce1"/>
          <table:table-cell table:number-columns-repeated="2" table:style-name="ce87"/>
          <table:table-cell table:number-columns-repeated="16365"/>
        </table:table-row>
        <table:table-row table:style-name="ro4">
          <table:table-cell table:style-name="ce2"/>
          <table:table-cell table:style-name="ce1"/>
          <table:table-cell table:style-name="ce2"/>
          <table:table-cell office:value-type="string" table:style-name="ce21">
            <text:p>y`</text:p>
          </table:table-cell>
          <table:table-cell office:value-type="string" table:number-columns-spanned="3" table:number-rows-spanned="1" table:style-name="ce56">
            <text:p>Step 1b</text:p>
          </table:table-cell>
          <table:covered-table-cell table:number-columns-repeated="2"/>
          <table:table-cell table:style-name="ce3"/>
          <table:table-cell table:style-name="ce2"/>
          <table:covered-table-cell/>
          <table:covered-table-cell table:number-columns-repeated="3"/>
          <table:table-cell office:value-type="string" table:style-name="ce66">
            <text:p>Sum of<text:s/></text:p>
          </table:table-cell>
          <table:table-cell office:value-type="string" table:number-columns-spanned="1" table:number-rows-spanned="2" table:style-name="ce81">
            <text:p><text:s/>BigO</text:p>
          </table:table-cell>
          <table:table-cell office:value-type="string" table:style-name="ce23">
            <text:p><text:s/>Step 7</text:p>
          </table:table-cell>
          <table:table-cell table:number-columns-repeated="16368" table:style-name="ce2"/>
        </table:table-row>
        <table:table-row table:style-name="ro4">
          <table:table-cell/>
          <table:table-cell table:style-name="ce1"/>
          <table:table-cell office:value-type="string" table:style-name="ce7">
            <text:p>Step 1a</text:p>
          </table:table-cell>
          <table:table-cell office:value-type="string" table:style-name="ce24">
            <text:p>f.dat<text:s/></text:p>
          </table:table-cell>
          <table:table-cell office:value-type="string" table:number-columns-spanned="3" table:number-rows-spanned="1" table:style-name="ce59">
            <text:p>r.dat file</text:p>
          </table:table-cell>
          <table:covered-table-cell table:number-columns-repeated="2"/>
          <table:table-cell office:value-type="string" table:style-name="ce25">
            <text:p>Step 4</text:p>
          </table:table-cell>
          <table:table-cell table:style-name="ce2"/>
          <table:covered-table-cell/>
          <table:covered-table-cell table:number-columns-repeated="3"/>
          <table:table-cell office:value-type="string" table:style-name="ce64">
            <text:p>Operators</text:p>
          </table:table-cell>
          <table:covered-table-cell/>
          <table:table-cell office:value-type="string" table:style-name="ce27">
            <text:p><text:s/>= BigO-Simulated</text:p>
          </table:table-cell>
          <table:table-cell table:number-columns-repeated="16368" table:style-name="ce1"/>
        </table:table-row>
        <table:table-row table:style-name="ro6">
          <table:table-cell/>
          <table:table-cell office:value-type="string" table:style-name="ce28">
            <text:p>Count</text:p>
          </table:table-cell>
          <table:table-cell office:value-type="string" table:style-name="ce29">
            <text:p>N</text:p>
          </table:table-cell>
          <table:table-cell office:value-type="string" table:style-name="ce67">
            <text:p>Sum of Operators</text:p>
          </table:table-cell>
          <table:table-cell office:value-type="string" table:style-name="ce31">
            <text:p>N^0</text:p>
          </table:table-cell>
          <table:table-cell office:value-type="string" table:style-name="ce32">
            <text:p>N^1</text:p>
          </table:table-cell>
          <table:table-cell office:value-type="string" table:style-name="ce68">
            <text:p>N^2</text:p>
          </table:table-cell>
          <table:table-cell office:value-type="string" table:style-name="ce34">
            <text:p>Curve Fit</text:p>
          </table:table-cell>
          <table:table-cell table:style-name="ce2"/>
          <table:table-cell office:value-type="string" table:style-name="ce69">
            <text:p>Count</text:p>
          </table:table-cell>
          <table:table-cell office:value-type="string" table:style-name="ce70">
            <text:p>N^0</text:p>
          </table:table-cell>
          <table:table-cell office:value-type="string" table:style-name="ce70">
            <text:p>N = N^1</text:p>
          </table:table-cell>
          <table:table-cell office:value-type="string" table:style-name="ce71">
            <text:p>N^2</text:p>
          </table:table-cell>
          <table:table-cell office:value-type="string" table:style-name="ce72">
            <text:p>Curve Fit</text:p>
          </table:table-cell>
          <table:table-cell office:value-type="string" table:style-name="ce37">
            <text:p>C'''*g(N^2)</text:p>
          </table:table-cell>
          <table:table-cell office:value-type="string" table:style-name="ce38">
            <text:p>Deviation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000" table:style-name="ce2">
            <text:p>1000</text:p>
          </table:table-cell>
          <table:table-cell office:value-type="float" office:value="3000000" table:style-name="ce11">
            <text:p>3.00E+06</text:p>
          </table:table-cell>
          <table:table-cell office:value-type="float" office:value="1" table:style-name="ce2">
            <text:p>1</text:p>
          </table:table-cell>
          <table:table-cell office:value-type="float" office:value="1000" table:formula="of:=[.C16]" table:style-name="ce2">
            <text:p>1000</text:p>
          </table:table-cell>
          <table:table-cell office:value-type="float" office:value="1000000" table:formula="of:=[.F16]*[.F16]" table:style-name="ce11">
            <text:p>1.00E+06</text:p>
          </table:table-cell>
          <table:table-cell office:value-type="float" office:value="3197339" table:formula="of:=[.$F$6]+([.$F$7]*[.F16])+([.$F$8]*[.G16])" table:style-name="ce11">
            <text:p>3.20E+06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00" table:style-name="ce61">
            <text:p>500</text:p>
          </table:table-cell>
          <table:table-cell office:value-type="float" office:value="250000" table:formula="of:=[.L16]*[.L16]" table:style-name="ce11">
            <text:p>2.50E+05</text:p>
          </table:table-cell>
          <table:table-cell office:value-type="float" office:value="1070444.5" table:formula="of:=([.$F$8]*[.M16])+([.$F$7]*[.L16])+[.$F$6]" table:style-name="ce73">
            <text:p>1.07E+006</text:p>
          </table:table-cell>
          <table:table-cell office:value-type="float" office:value="953715.00000000012" table:formula="of:=[.$F$9]*[.M16]" table:style-name="ce73">
            <text:p>9.54E+005</text:p>
          </table:table-cell>
          <table:table-cell office:value-type="float" office:value="-116729.49999999988" table:formula="of:=[.O16]-[.N16]" table:style-name="ce11">
            <text:p>-1.17E+05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2000" table:style-name="ce2">
            <text:p>2000</text:p>
          </table:table-cell>
          <table:table-cell office:value-type="float" office:value="12000000" table:style-name="ce11">
            <text:p>1.20E+07</text:p>
          </table:table-cell>
          <table:table-cell office:value-type="float" office:value="1" table:style-name="ce2">
            <text:p>1</text:p>
          </table:table-cell>
          <table:table-cell office:value-type="float" office:value="2000" table:formula="of:=[.C17]" table:style-name="ce2">
            <text:p>2000</text:p>
          </table:table-cell>
          <table:table-cell office:value-type="float" office:value="4000000" table:formula="of:=[.F17]*[.F17]" table:style-name="ce11">
            <text:p>4.00E+06</text:p>
          </table:table-cell>
          <table:table-cell office:value-type="float" office:value="11973418" table:formula="of:=[.$F$6]+([.$F$7]*[.F17])+([.$F$8]*[.G17])" table:style-name="ce11">
            <text:p>1.20E+07</text:p>
          </table:table-cell>
          <table:table-cell table:style-name="ce2"/>
          <table:table-cell office:value-type="float" office:value="2" table:style-name="ce89">
            <text:p>2</text:p>
          </table:table-cell>
          <table:table-cell office:value-type="float" office:value="1" table:style-name="ce90">
            <text:p>1</text:p>
          </table:table-cell>
          <table:table-cell office:value-type="float" office:value="1000" table:style-name="ce91">
            <text:p>1000</text:p>
          </table:table-cell>
          <table:table-cell office:value-type="float" office:value="1000000" table:formula="of:=[.L17]*[.L17]" table:style-name="ce92">
            <text:p>1.00E+06</text:p>
          </table:table-cell>
          <table:table-cell office:value-type="float" office:value="3197339" table:formula="of:=[.$F$8]*[.M17]+([.$F$7]*[.L17])+[.$F$6]" table:style-name="ce93">
            <text:p>3.20E+006</text:p>
          </table:table-cell>
          <table:table-cell office:value-type="float" office:value="3814860.0000000005" table:formula="of:=[.$F$9]*[.M17]" table:style-name="ce73">
            <text:p>3.81E+006</text:p>
          </table:table-cell>
          <table:table-cell office:value-type="float" office:value="617521.00000000047" table:formula="of:=[.O17]-[.N17]" table:style-name="ce11">
            <text:p>6.18E+05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4000" table:style-name="ce2">
            <text:p>4000</text:p>
          </table:table-cell>
          <table:table-cell office:value-type="float" office:value="48000000" table:style-name="ce11">
            <text:p>4.80E+07</text:p>
          </table:table-cell>
          <table:table-cell office:value-type="float" office:value="1" table:style-name="ce2">
            <text:p>1</text:p>
          </table:table-cell>
          <table:table-cell office:value-type="float" office:value="4000" table:formula="of:=[.C18]" table:style-name="ce2">
            <text:p>4000</text:p>
          </table:table-cell>
          <table:table-cell office:value-type="float" office:value="16000000" table:formula="of:=[.F18]*[.F18]" table:style-name="ce11">
            <text:p>1.60E+07</text:p>
          </table:table-cell>
          <table:table-cell office:value-type="float" office:value="47614736" table:formula="of:=[.$F$6]+([.$F$7]*[.F18])+([.$F$8]*[.G18])" table:style-name="ce11">
            <text:p>4.76E+07</text:p>
          </table:table-cell>
          <table:table-cell table:style-name="ce2"/>
          <table:table-cell office:value-type="float" office:value="3" table:style-name="ce89">
            <text:p>3</text:p>
          </table:table-cell>
          <table:table-cell office:value-type="float" office:value="1" table:style-name="ce90">
            <text:p>1</text:p>
          </table:table-cell>
          <table:table-cell office:value-type="float" office:value="1500" table:style-name="ce91">
            <text:p>1500</text:p>
          </table:table-cell>
          <table:table-cell office:value-type="float" office:value="2250000" table:formula="of:=[.L18]*[.L18]" table:style-name="ce92">
            <text:p>2.25E+06</text:p>
          </table:table-cell>
          <table:table-cell office:value-type="float" office:value="6831663.5" table:formula="of:=[.$F$8]*[.M18]+([.$F$7]*[.L18])+[.$F$6]" table:style-name="ce93">
            <text:p>6.83E+006</text:p>
          </table:table-cell>
          <table:table-cell office:value-type="float" office:value="8583435" table:formula="of:=[.$F$9]*[.M18]" table:style-name="ce73">
            <text:p>8.58E+006</text:p>
          </table:table-cell>
          <table:table-cell office:value-type="float" office:value="1751771.5" table:formula="of:=[.O18]-[.N18]" table:style-name="ce11">
            <text:p>1.75E+06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8000" table:style-name="ce2">
            <text:p>8000</text:p>
          </table:table-cell>
          <table:table-cell office:value-type="float" office:value="191000000" table:style-name="ce11">
            <text:p>1.91E+08</text:p>
          </table:table-cell>
          <table:table-cell office:value-type="float" office:value="1" table:style-name="ce2">
            <text:p>1</text:p>
          </table:table-cell>
          <table:table-cell office:value-type="float" office:value="8000" table:formula="of:=[.C19]" table:style-name="ce2">
            <text:p>8000</text:p>
          </table:table-cell>
          <table:table-cell office:value-type="float" office:value="64000000" table:formula="of:=[.F19]*[.F19]" table:style-name="ce11">
            <text:p>6.40E+07</text:p>
          </table:table-cell>
          <table:table-cell office:value-type="float" office:value="191254012" table:formula="of:=[.$F$6]+([.$F$7]*[.F19])+([.$F$8]*[.G19])" table:style-name="ce11">
            <text:p>1.91E+08</text:p>
          </table:table-cell>
          <table:table-cell table:style-name="ce2"/>
          <table:table-cell office:value-type="float" office:value="4" table:style-name="ce89">
            <text:p>4</text:p>
          </table:table-cell>
          <table:table-cell office:value-type="float" office:value="1" table:style-name="ce90">
            <text:p>1</text:p>
          </table:table-cell>
          <table:table-cell office:value-type="float" office:value="2000" table:style-name="ce91">
            <text:p>2000</text:p>
          </table:table-cell>
          <table:table-cell office:value-type="float" office:value="4000000" table:formula="of:=[.L19]*[.L19]" table:style-name="ce92">
            <text:p>4.00E+06</text:p>
          </table:table-cell>
          <table:table-cell office:value-type="float" office:value="11973418" table:formula="of:=[.$F$8]*[.M19]+([.$F$7]*[.L19])+[.$F$6]" table:style-name="ce93">
            <text:p>1.20E+007</text:p>
          </table:table-cell>
          <table:table-cell office:value-type="float" office:value="15259440.000000002" table:formula="of:=[.$F$9]*[.M19]" table:style-name="ce73">
            <text:p>1.53E+007</text:p>
          </table:table-cell>
          <table:table-cell office:value-type="float" office:value="3286022.0000000019" table:formula="of:=[.O19]-[.N19]" table:style-name="ce11">
            <text:p>3.29E+06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16000" table:style-name="ce2">
            <text:p>16000</text:p>
          </table:table-cell>
          <table:table-cell office:value-type="float" office:value="768000000" table:style-name="ce11">
            <text:p>7.68E+08</text:p>
          </table:table-cell>
          <table:table-cell office:value-type="float" office:value="1" table:style-name="ce2">
            <text:p>1</text:p>
          </table:table-cell>
          <table:table-cell office:value-type="float" office:value="16000" table:formula="of:=[.C20]" table:style-name="ce2">
            <text:p>16000</text:p>
          </table:table-cell>
          <table:table-cell office:value-type="float" office:value="256000000" table:formula="of:=[.F20]*[.F20]" table:style-name="ce11">
            <text:p>2.56E+08</text:p>
          </table:table-cell>
          <table:table-cell office:value-type="float" office:value="767959124" table:formula="of:=[.$F$6]+([.$F$7]*[.F20])+([.$F$8]*[.G20])" table:style-name="ce11">
            <text:p>7.68E+08</text:p>
          </table:table-cell>
          <table:table-cell table:style-name="ce2"/>
          <table:table-cell office:value-type="float" office:value="5" table:style-name="ce89">
            <text:p>5</text:p>
          </table:table-cell>
          <table:table-cell office:value-type="float" office:value="1" table:style-name="ce90">
            <text:p>1</text:p>
          </table:table-cell>
          <table:table-cell office:value-type="float" office:value="2500" table:style-name="ce91">
            <text:p>2500</text:p>
          </table:table-cell>
          <table:table-cell office:value-type="float" office:value="6250000" table:formula="of:=[.L20]*[.L20]" table:style-name="ce92">
            <text:p>6.25E+06</text:p>
          </table:table-cell>
          <table:table-cell office:value-type="float" office:value="18622602.5" table:formula="of:=[.$F$8]*[.M20]+([.$F$7]*[.L20])+[.$F$6]" table:style-name="ce93">
            <text:p>1.86E+007</text:p>
          </table:table-cell>
          <table:table-cell office:value-type="float" office:value="23842875.000000004" table:formula="of:=[.$F$9]*[.M20]" table:style-name="ce73">
            <text:p>2.38E+007</text:p>
          </table:table-cell>
          <table:table-cell office:value-type="float" office:value="5220272.5000000037" table:formula="of:=[.O20]-[.N20]" table:style-name="ce11">
            <text:p>5.22E+06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6" table:style-name="ce89">
            <text:p>6</text:p>
          </table:table-cell>
          <table:table-cell office:value-type="float" office:value="1" table:style-name="ce90">
            <text:p>1</text:p>
          </table:table-cell>
          <table:table-cell office:value-type="float" office:value="3000" table:style-name="ce91">
            <text:p>3000</text:p>
          </table:table-cell>
          <table:table-cell office:value-type="float" office:value="9000000" table:formula="of:=[.L21]*[.L21]" table:style-name="ce92">
            <text:p>9.00E+06</text:p>
          </table:table-cell>
          <table:table-cell office:value-type="float" office:value="26779217" table:formula="of:=[.$F$8]*[.M21]+([.$F$7]*[.L21])+[.$F$6]" table:style-name="ce93">
            <text:p>2.68E+007</text:p>
          </table:table-cell>
          <table:table-cell office:value-type="float" office:value="34333740" table:formula="of:=[.$F$9]*[.M21]" table:style-name="ce73">
            <text:p>3.43E+007</text:p>
          </table:table-cell>
          <table:table-cell office:value-type="float" office:value="7554523" table:formula="of:=[.O21]-[.N21]" table:style-name="ce11">
            <text:p>7.55E+06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7" table:style-name="ce89">
            <text:p>7</text:p>
          </table:table-cell>
          <table:table-cell office:value-type="float" office:value="1" table:style-name="ce90">
            <text:p>1</text:p>
          </table:table-cell>
          <table:table-cell office:value-type="float" office:value="3500" table:style-name="ce91">
            <text:p>3500</text:p>
          </table:table-cell>
          <table:table-cell office:value-type="float" office:value="12250000" table:formula="of:=[.L22]*[.L22]" table:style-name="ce92">
            <text:p>1.23E+07</text:p>
          </table:table-cell>
          <table:table-cell office:value-type="float" office:value="36443261.5" table:formula="of:=[.$F$8]*[.M22]+([.$F$7]*[.L22])+[.$F$6]" table:style-name="ce93">
            <text:p>3.64E+007</text:p>
          </table:table-cell>
          <table:table-cell office:value-type="float" office:value="46732035.000000007" table:formula="of:=[.$F$9]*[.M22]" table:style-name="ce73">
            <text:p>4.67E+007</text:p>
          </table:table-cell>
          <table:table-cell office:value-type="float" office:value="10288773.500000007" table:formula="of:=[.O22]-[.N22]" table:style-name="ce11">
            <text:p>1.03E+07</text:p>
          </table:table-cell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82">
            <text:p><text:s/>Step 8 Graph</text:p>
          </table:table-cell>
          <table:covered-table-cell/>
          <table:table-cell table:number-columns-repeated="3" table:style-name="ce2"/>
          <table:table-cell table:style-name="ce11"/>
          <table:table-cell table:number-columns-repeated="2" table:style-name="ce2"/>
          <table:table-cell office:value-type="float" office:value="8" table:style-name="ce89">
            <text:p>8</text:p>
          </table:table-cell>
          <table:table-cell office:value-type="float" office:value="1" table:style-name="ce90">
            <text:p>1</text:p>
          </table:table-cell>
          <table:table-cell office:value-type="float" office:value="4000" table:style-name="ce91">
            <text:p>4000</text:p>
          </table:table-cell>
          <table:table-cell office:value-type="float" office:value="16000000" table:formula="of:=[.L23]*[.L23]" table:style-name="ce92">
            <text:p>1.60E+07</text:p>
          </table:table-cell>
          <table:table-cell office:value-type="float" office:value="47614736" table:formula="of:=[.$F$8]*[.M23]+([.$F$7]*[.L23])+[.$F$6]" table:style-name="ce93">
            <text:p>4.76E+007</text:p>
          </table:table-cell>
          <table:table-cell office:value-type="float" office:value="61037760.000000007" table:formula="of:=[.$F$9]*[.M23]" table:style-name="ce73">
            <text:p>6.10E+007</text:p>
          </table:table-cell>
          <table:table-cell office:value-type="float" office:value="13423024.000000007" table:formula="of:=[.O23]-[.N23]" table:style-name="ce11">
            <text:p>1.34E+07</text:p>
          </table:table-cell>
          <table:table-cell table:number-columns-repeated="16368"/>
        </table:table-row>
        <table:table-row table:style-name="ro1">
          <table:table-cell/>
          <table:table-cell table:style-name="ce2">
            <draw:frame draw:z-index="1" draw:id="id1" draw:style-name="a1" draw:name="Chart 1" svg:x="0.02149in" svg:y="0.02579in" svg:width="7.38337in" svg:height="6.977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11"/>
          <table:table-cell table:number-columns-repeated="2" table:style-name="ce2"/>
          <table:table-cell office:value-type="float" office:value="9" table:style-name="ce89">
            <text:p>9</text:p>
          </table:table-cell>
          <table:table-cell office:value-type="float" office:value="1" table:style-name="ce90">
            <text:p>1</text:p>
          </table:table-cell>
          <table:table-cell office:value-type="float" office:value="4500" table:style-name="ce91">
            <text:p>4500</text:p>
          </table:table-cell>
          <table:table-cell office:value-type="float" office:value="20250000" table:formula="of:=[.L24]*[.L24]" table:style-name="ce92">
            <text:p>2.03E+07</text:p>
          </table:table-cell>
          <table:table-cell office:value-type="float" office:value="60293640.5" table:formula="of:=[.$F$8]*[.M24]+([.$F$7]*[.L24])+[.$F$6]" table:style-name="ce93">
            <text:p>6.03E+007</text:p>
          </table:table-cell>
          <table:table-cell office:value-type="float" office:value="77250915" table:formula="of:=[.$F$9]*[.M24]" table:style-name="ce73">
            <text:p>7.73E+007</text:p>
          </table:table-cell>
          <table:table-cell office:value-type="float" office:value="16957274.5" table:formula="of:=[.O24]-[.N24]" table:style-name="ce11">
            <text:p>1.70E+07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0" table:style-name="ce89">
            <text:p>10</text:p>
          </table:table-cell>
          <table:table-cell office:value-type="float" office:value="1" table:style-name="ce90">
            <text:p>1</text:p>
          </table:table-cell>
          <table:table-cell office:value-type="float" office:value="5000" table:style-name="ce91">
            <text:p>5000</text:p>
          </table:table-cell>
          <table:table-cell office:value-type="float" office:value="25000000" table:formula="of:=[.L25]*[.L25]" table:style-name="ce92">
            <text:p>2.50E+07</text:p>
          </table:table-cell>
          <table:table-cell office:value-type="float" office:value="74479975" table:formula="of:=[.$F$8]*[.M25]+([.$F$7]*[.L25])+[.$F$6]" table:style-name="ce93">
            <text:p>7.45E+007</text:p>
          </table:table-cell>
          <table:table-cell office:value-type="float" office:value="95371500.000000015" table:formula="of:=[.$F$9]*[.M25]" table:style-name="ce73">
            <text:p>9.54E+007</text:p>
          </table:table-cell>
          <table:table-cell office:value-type="float" office:value="20891525.000000015" table:formula="of:=[.O25]-[.N25]" table:style-name="ce11">
            <text:p>2.09E+07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1" table:style-name="ce89">
            <text:p>11</text:p>
          </table:table-cell>
          <table:table-cell office:value-type="float" office:value="1" table:style-name="ce90">
            <text:p>1</text:p>
          </table:table-cell>
          <table:table-cell office:value-type="float" office:value="5500" table:style-name="ce91">
            <text:p>5500</text:p>
          </table:table-cell>
          <table:table-cell office:value-type="float" office:value="30250000" table:formula="of:=[.L26]*[.L26]" table:style-name="ce92">
            <text:p>3.03E+07</text:p>
          </table:table-cell>
          <table:table-cell office:value-type="float" office:value="90173739.5" table:formula="of:=[.$F$8]*[.M26]+([.$F$7]*[.L26])+[.$F$6]" table:style-name="ce93">
            <text:p>9.02E+007</text:p>
          </table:table-cell>
          <table:table-cell office:value-type="float" office:value="115399515.00000001" table:formula="of:=[.$F$9]*[.M26]" table:style-name="ce73">
            <text:p>1.15E+008</text:p>
          </table:table-cell>
          <table:table-cell office:value-type="float" office:value="25225775.500000015" table:formula="of:=[.O26]-[.N26]" table:style-name="ce11">
            <text:p>2.52E+07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2" table:style-name="ce89">
            <text:p>12</text:p>
          </table:table-cell>
          <table:table-cell office:value-type="float" office:value="1" table:style-name="ce90">
            <text:p>1</text:p>
          </table:table-cell>
          <table:table-cell office:value-type="float" office:value="6000" table:style-name="ce91">
            <text:p>6000</text:p>
          </table:table-cell>
          <table:table-cell office:value-type="float" office:value="36000000" table:formula="of:=[.L27]*[.L27]" table:style-name="ce92">
            <text:p>3.60E+07</text:p>
          </table:table-cell>
          <table:table-cell office:value-type="float" office:value="107374934" table:formula="of:=[.$F$8]*[.M27]+([.$F$7]*[.L27])+[.$F$6]" table:style-name="ce93">
            <text:p>1.07E+008</text:p>
          </table:table-cell>
          <table:table-cell office:value-type="float" office:value="137334960" table:formula="of:=[.$F$9]*[.M27]" table:style-name="ce73">
            <text:p>1.37E+008</text:p>
          </table:table-cell>
          <table:table-cell office:value-type="float" office:value="29960026" table:formula="of:=[.O27]-[.N27]" table:style-name="ce11">
            <text:p>3.00E+07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3" table:style-name="ce89">
            <text:p>13</text:p>
          </table:table-cell>
          <table:table-cell office:value-type="float" office:value="1" table:style-name="ce90">
            <text:p>1</text:p>
          </table:table-cell>
          <table:table-cell office:value-type="float" office:value="6500" table:style-name="ce91">
            <text:p>6500</text:p>
          </table:table-cell>
          <table:table-cell office:value-type="float" office:value="42250000" table:formula="of:=[.L28]*[.L28]" table:style-name="ce92">
            <text:p>4.23E+07</text:p>
          </table:table-cell>
          <table:table-cell office:value-type="float" office:value="126083558.5" table:formula="of:=[.$F$8]*[.M28]+([.$F$7]*[.L28])+[.$F$6]" table:style-name="ce93">
            <text:p>1.26E+008</text:p>
          </table:table-cell>
          <table:table-cell office:value-type="float" office:value="161177835.00000003" table:formula="of:=[.$F$9]*[.M28]" table:style-name="ce73">
            <text:p>1.61E+008</text:p>
          </table:table-cell>
          <table:table-cell office:value-type="float" office:value="35094276.50000003" table:formula="of:=[.O28]-[.N28]" table:style-name="ce11">
            <text:p>3.51E+07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4" table:style-name="ce89">
            <text:p>14</text:p>
          </table:table-cell>
          <table:table-cell office:value-type="float" office:value="1" table:style-name="ce90">
            <text:p>1</text:p>
          </table:table-cell>
          <table:table-cell office:value-type="float" office:value="7000" table:style-name="ce91">
            <text:p>7000</text:p>
          </table:table-cell>
          <table:table-cell office:value-type="float" office:value="49000000" table:formula="of:=[.L29]*[.L29]" table:style-name="ce92">
            <text:p>4.90E+07</text:p>
          </table:table-cell>
          <table:table-cell office:value-type="float" office:value="146299613" table:formula="of:=[.$F$8]*[.M29]+([.$F$7]*[.L29])+[.$F$6]" table:style-name="ce93">
            <text:p>1.46E+008</text:p>
          </table:table-cell>
          <table:table-cell office:value-type="float" office:value="186928140.00000003" table:formula="of:=[.$F$9]*[.M29]" table:style-name="ce73">
            <text:p>1.87E+008</text:p>
          </table:table-cell>
          <table:table-cell office:value-type="float" office:value="40628527.00000003" table:formula="of:=[.O29]-[.N29]" table:style-name="ce11">
            <text:p>4.06E+07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5" table:style-name="ce89">
            <text:p>15</text:p>
          </table:table-cell>
          <table:table-cell office:value-type="float" office:value="1" table:style-name="ce90">
            <text:p>1</text:p>
          </table:table-cell>
          <table:table-cell office:value-type="float" office:value="7500" table:style-name="ce91">
            <text:p>7500</text:p>
          </table:table-cell>
          <table:table-cell office:value-type="float" office:value="56250000" table:formula="of:=[.L30]*[.L30]" table:style-name="ce92">
            <text:p>5.63E+07</text:p>
          </table:table-cell>
          <table:table-cell office:value-type="float" office:value="168023097.5" table:formula="of:=[.$F$8]*[.M30]+([.$F$7]*[.L30])+[.$F$6]" table:style-name="ce93">
            <text:p>1.68E+008</text:p>
          </table:table-cell>
          <table:table-cell office:value-type="float" office:value="214585875.00000003" table:formula="of:=[.$F$9]*[.M30]" table:style-name="ce73">
            <text:p>2.15E+008</text:p>
          </table:table-cell>
          <table:table-cell office:value-type="float" office:value="46562777.50000003" table:formula="of:=[.O30]-[.N30]" table:style-name="ce11">
            <text:p>4.66E+07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6" table:style-name="ce89">
            <text:p>16</text:p>
          </table:table-cell>
          <table:table-cell office:value-type="float" office:value="1" table:style-name="ce90">
            <text:p>1</text:p>
          </table:table-cell>
          <table:table-cell office:value-type="float" office:value="8000" table:style-name="ce91">
            <text:p>8000</text:p>
          </table:table-cell>
          <table:table-cell office:value-type="float" office:value="64000000" table:formula="of:=[.L31]*[.L31]" table:style-name="ce92">
            <text:p>6.40E+07</text:p>
          </table:table-cell>
          <table:table-cell office:value-type="float" office:value="191254012" table:formula="of:=[.$F$8]*[.M31]+([.$F$7]*[.L31])+[.$F$6]" table:style-name="ce93">
            <text:p>1.91E+008</text:p>
          </table:table-cell>
          <table:table-cell office:value-type="float" office:value="244151040.00000003" table:formula="of:=[.$F$9]*[.M31]" table:style-name="ce73">
            <text:p>2.44E+008</text:p>
          </table:table-cell>
          <table:table-cell office:value-type="float" office:value="52897028.00000003" table:formula="of:=[.O31]-[.N31]" table:style-name="ce11">
            <text:p>5.29E+07</text:p>
          </table:table-cell>
          <table:table-cell table:number-columns-repeated="16368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table:style-name="ce10"/>
          <table:table-cell table:number-columns-repeated="2" table:style-name="ce2"/>
          <table:table-cell office:value-type="float" office:value="17" table:style-name="ce5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8500" table:style-name="ce61">
            <text:p>8500</text:p>
          </table:table-cell>
          <table:table-cell office:value-type="float" office:value="72250000" table:formula="of:=[.L32]*[.L32]" table:style-name="ce11">
            <text:p>7.23E+07</text:p>
          </table:table-cell>
          <table:table-cell office:value-type="float" office:value="215992356.5" table:formula="of:=[.$F$8]*[.M32]+([.$F$7]*[.L32])+[.$F$6]" table:style-name="ce73">
            <text:p>2.16E+008</text:p>
          </table:table-cell>
          <table:table-cell office:value-type="float" office:value="275623635" table:formula="of:=[.$F$9]*[.M32]" table:style-name="ce73">
            <text:p>2.76E+008</text:p>
          </table:table-cell>
          <table:table-cell office:value-type="float" office:value="59631278.5" table:formula="of:=[.O32]-[.N32]" table:style-name="ce11">
            <text:p>5.96E+07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18" table:style-name="ce5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9000" table:style-name="ce61">
            <text:p>9000</text:p>
          </table:table-cell>
          <table:table-cell office:value-type="float" office:value="81000000" table:formula="of:=[.L33]*[.L33]" table:style-name="ce11">
            <text:p>8.10E+07</text:p>
          </table:table-cell>
          <table:table-cell office:value-type="float" office:value="242238131" table:formula="of:=[.$F$8]*[.M33]+([.$F$7]*[.L33])+[.$F$6]" table:style-name="ce73">
            <text:p>2.42E+008</text:p>
          </table:table-cell>
          <table:table-cell office:value-type="float" office:value="309003660" table:formula="of:=[.$F$9]*[.M33]" table:style-name="ce73">
            <text:p>3.09E+008</text:p>
          </table:table-cell>
          <table:table-cell office:value-type="float" office:value="66765529" table:formula="of:=[.O33]-[.N33]" table:style-name="ce11">
            <text:p>6.68E+07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19" table:style-name="ce5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9500" table:style-name="ce61">
            <text:p>9500</text:p>
          </table:table-cell>
          <table:table-cell office:value-type="float" office:value="90250000" table:formula="of:=[.L34]*[.L34]" table:style-name="ce11">
            <text:p>9.03E+07</text:p>
          </table:table-cell>
          <table:table-cell office:value-type="float" office:value="269991335.5" table:formula="of:=[.$F$8]*[.M34]+([.$F$7]*[.L34])+[.$F$6]" table:style-name="ce73">
            <text:p>2.70E+008</text:p>
          </table:table-cell>
          <table:table-cell office:value-type="float" office:value="344291115.00000006" table:formula="of:=[.$F$9]*[.M34]" table:style-name="ce73">
            <text:p>3.44E+008</text:p>
          </table:table-cell>
          <table:table-cell office:value-type="float" office:value="74299779.50000006" table:formula="of:=[.O34]-[.N34]" table:style-name="ce11">
            <text:p>7.43E+07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0" table:style-name="ce5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10000" table:style-name="ce61">
            <text:p>10000</text:p>
          </table:table-cell>
          <table:table-cell office:value-type="float" office:value="100000000" table:formula="of:=[.L35]*[.L35]" table:style-name="ce11">
            <text:p>1.00E+08</text:p>
          </table:table-cell>
          <table:table-cell office:value-type="float" office:value="299251970" table:formula="of:=[.$F$8]*[.M35]+([.$F$7]*[.L35])+[.$F$6]" table:style-name="ce73">
            <text:p>2.99E+008</text:p>
          </table:table-cell>
          <table:table-cell office:value-type="float" office:value="381486000.00000006" table:formula="of:=[.$F$9]*[.M35]" table:style-name="ce73">
            <text:p>3.81E+008</text:p>
          </table:table-cell>
          <table:table-cell office:value-type="float" office:value="82234030.00000006" table:formula="of:=[.O35]-[.N35]" table:style-name="ce11">
            <text:p>8.22E+07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1" table:style-name="ce5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10500" table:style-name="ce61">
            <text:p>10500</text:p>
          </table:table-cell>
          <table:table-cell office:value-type="float" office:value="110250000" table:formula="of:=[.L36]*[.L36]" table:style-name="ce11">
            <text:p>1.10E+08</text:p>
          </table:table-cell>
          <table:table-cell office:value-type="float" office:value="330020034.5" table:formula="of:=[.$F$8]*[.M36]+([.$F$7]*[.L36])+[.$F$6]" table:style-name="ce73">
            <text:p>3.30E+008</text:p>
          </table:table-cell>
          <table:table-cell office:value-type="float" office:value="420588315.00000006" table:formula="of:=[.$F$9]*[.M36]" table:style-name="ce73">
            <text:p>4.21E+008</text:p>
          </table:table-cell>
          <table:table-cell office:value-type="float" office:value="90568280.50000006" table:formula="of:=[.O36]-[.N36]" table:style-name="ce11">
            <text:p>9.06E+07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2" table:style-name="ce5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11000" table:style-name="ce61">
            <text:p>11000</text:p>
          </table:table-cell>
          <table:table-cell office:value-type="float" office:value="121000000" table:formula="of:=[.L37]*[.L37]" table:style-name="ce11">
            <text:p>1.21E+08</text:p>
          </table:table-cell>
          <table:table-cell office:value-type="float" office:value="362295529" table:formula="of:=[.$F$8]*[.M37]+([.$F$7]*[.L37])+[.$F$6]" table:style-name="ce73">
            <text:p>3.62E+008</text:p>
          </table:table-cell>
          <table:table-cell office:value-type="float" office:value="461598060.00000006" table:formula="of:=[.$F$9]*[.M37]" table:style-name="ce73">
            <text:p>4.62E+008</text:p>
          </table:table-cell>
          <table:table-cell office:value-type="float" office:value="99302531.00000006" table:formula="of:=[.O37]-[.N37]" table:style-name="ce11">
            <text:p>9.93E+07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3" table:style-name="ce5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11500" table:style-name="ce61">
            <text:p>11500</text:p>
          </table:table-cell>
          <table:table-cell office:value-type="float" office:value="132250000" table:formula="of:=[.L38]*[.L38]" table:style-name="ce11">
            <text:p>1.32E+08</text:p>
          </table:table-cell>
          <table:table-cell office:value-type="float" office:value="396078453.5" table:formula="of:=[.$F$8]*[.M38]+([.$F$7]*[.L38])+[.$F$6]" table:style-name="ce73">
            <text:p>3.96E+008</text:p>
          </table:table-cell>
          <table:table-cell office:value-type="float" office:value="504515235.00000006" table:formula="of:=[.$F$9]*[.M38]" table:style-name="ce73">
            <text:p>5.05E+008</text:p>
          </table:table-cell>
          <table:table-cell office:value-type="float" office:value="108436781.50000006" table:formula="of:=[.O38]-[.N38]" table:style-name="ce11">
            <text:p>1.08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4" table:style-name="ce5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12000" table:style-name="ce61">
            <text:p>12000</text:p>
          </table:table-cell>
          <table:table-cell office:value-type="float" office:value="144000000" table:formula="of:=[.L39]*[.L39]" table:style-name="ce11">
            <text:p>1.44E+08</text:p>
          </table:table-cell>
          <table:table-cell office:value-type="float" office:value="431368808" table:formula="of:=[.$F$8]*[.M39]+([.$F$7]*[.L39])+[.$F$6]" table:style-name="ce73">
            <text:p>4.31E+008</text:p>
          </table:table-cell>
          <table:table-cell office:value-type="float" office:value="549339840" table:formula="of:=[.$F$9]*[.M39]" table:style-name="ce73">
            <text:p>5.49E+008</text:p>
          </table:table-cell>
          <table:table-cell office:value-type="float" office:value="117971032" table:formula="of:=[.O39]-[.N39]" table:style-name="ce11">
            <text:p>1.18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5" table:style-name="ce5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12500" table:style-name="ce61">
            <text:p>12500</text:p>
          </table:table-cell>
          <table:table-cell office:value-type="float" office:value="156250000" table:formula="of:=[.L40]*[.L40]" table:style-name="ce11">
            <text:p>1.56E+08</text:p>
          </table:table-cell>
          <table:table-cell office:value-type="float" office:value="468166592.5" table:formula="of:=[.$F$8]*[.M40]+([.$F$7]*[.L40])+[.$F$6]" table:style-name="ce73">
            <text:p>4.68E+008</text:p>
          </table:table-cell>
          <table:table-cell office:value-type="float" office:value="596071875" table:formula="of:=[.$F$9]*[.M40]" table:style-name="ce73">
            <text:p>5.96E+008</text:p>
          </table:table-cell>
          <table:table-cell office:value-type="float" office:value="127905282.5" table:formula="of:=[.O40]-[.N40]" table:style-name="ce11">
            <text:p>1.28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6" table:style-name="ce5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13000" table:style-name="ce61">
            <text:p>13000</text:p>
          </table:table-cell>
          <table:table-cell office:value-type="float" office:value="169000000" table:formula="of:=[.L41]*[.L41]" table:style-name="ce11">
            <text:p>1.69E+08</text:p>
          </table:table-cell>
          <table:table-cell office:value-type="float" office:value="506471807" table:formula="of:=[.$F$8]*[.M41]+([.$F$7]*[.L41])+[.$F$6]" table:style-name="ce73">
            <text:p>5.06E+008</text:p>
          </table:table-cell>
          <table:table-cell office:value-type="float" office:value="644711340.00000012" table:formula="of:=[.$F$9]*[.M41]" table:style-name="ce73">
            <text:p>6.45E+008</text:p>
          </table:table-cell>
          <table:table-cell office:value-type="float" office:value="138239533.00000012" table:formula="of:=[.O41]-[.N41]" table:style-name="ce11">
            <text:p>1.38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7" table:style-name="ce5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13500" table:style-name="ce61">
            <text:p>13500</text:p>
          </table:table-cell>
          <table:table-cell office:value-type="float" office:value="182250000" table:formula="of:=[.L42]*[.L42]" table:style-name="ce11">
            <text:p>1.82E+08</text:p>
          </table:table-cell>
          <table:table-cell office:value-type="float" office:value="546284451.5" table:formula="of:=[.$F$8]*[.M42]+([.$F$7]*[.L42])+[.$F$6]" table:style-name="ce73">
            <text:p>5.46E+008</text:p>
          </table:table-cell>
          <table:table-cell office:value-type="float" office:value="695258235.00000012" table:formula="of:=[.$F$9]*[.M42]" table:style-name="ce73">
            <text:p>6.95E+008</text:p>
          </table:table-cell>
          <table:table-cell office:value-type="float" office:value="148973783.50000012" table:formula="of:=[.O42]-[.N42]" table:style-name="ce11">
            <text:p>1.49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8" table:style-name="ce5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14000" table:style-name="ce61">
            <text:p>14000</text:p>
          </table:table-cell>
          <table:table-cell office:value-type="float" office:value="196000000" table:formula="of:=[.L43]*[.L43]" table:style-name="ce11">
            <text:p>1.96E+08</text:p>
          </table:table-cell>
          <table:table-cell office:value-type="float" office:value="587604526" table:formula="of:=[.$F$8]*[.M43]+([.$F$7]*[.L43])+[.$F$6]" table:style-name="ce73">
            <text:p>5.88E+008</text:p>
          </table:table-cell>
          <table:table-cell office:value-type="float" office:value="747712560.00000012" table:formula="of:=[.$F$9]*[.M43]" table:style-name="ce73">
            <text:p>7.48E+008</text:p>
          </table:table-cell>
          <table:table-cell office:value-type="float" office:value="160108034.00000012" table:formula="of:=[.O43]-[.N43]" table:style-name="ce11">
            <text:p>1.60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9" table:style-name="ce5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14500" table:style-name="ce61">
            <text:p>14500</text:p>
          </table:table-cell>
          <table:table-cell office:value-type="float" office:value="210250000" table:formula="of:=[.L44]*[.L44]" table:style-name="ce11">
            <text:p>2.10E+08</text:p>
          </table:table-cell>
          <table:table-cell office:value-type="float" office:value="630432030.5" table:formula="of:=[.$F$8]*[.M44]+([.$F$7]*[.L44])+[.$F$6]" table:style-name="ce73">
            <text:p>6.30E+008</text:p>
          </table:table-cell>
          <table:table-cell office:value-type="float" office:value="802074315.00000012" table:formula="of:=[.$F$9]*[.M44]" table:style-name="ce73">
            <text:p>8.02E+008</text:p>
          </table:table-cell>
          <table:table-cell office:value-type="float" office:value="171642284.50000012" table:formula="of:=[.O44]-[.N44]" table:style-name="ce11">
            <text:p>1.72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0" table:style-name="ce5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15000" table:style-name="ce61">
            <text:p>15000</text:p>
          </table:table-cell>
          <table:table-cell office:value-type="float" office:value="225000000" table:formula="of:=[.L45]*[.L45]" table:style-name="ce11">
            <text:p>2.25E+08</text:p>
          </table:table-cell>
          <table:table-cell office:value-type="float" office:value="674766965" table:formula="of:=[.$F$8]*[.M45]+([.$F$7]*[.L45])+[.$F$6]" table:style-name="ce73">
            <text:p>6.75E+008</text:p>
          </table:table-cell>
          <table:table-cell office:value-type="float" office:value="858343500.00000012" table:formula="of:=[.$F$9]*[.M45]" table:style-name="ce73">
            <text:p>8.58E+008</text:p>
          </table:table-cell>
          <table:table-cell office:value-type="float" office:value="183576535.00000012" table:formula="of:=[.O45]-[.N45]" table:style-name="ce11">
            <text:p>1.84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1" table:style-name="ce5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5500" table:style-name="ce61">
            <text:p>15500</text:p>
          </table:table-cell>
          <table:table-cell office:value-type="float" office:value="240250000" table:formula="of:=[.L46]*[.L46]" table:style-name="ce11">
            <text:p>2.40E+08</text:p>
          </table:table-cell>
          <table:table-cell office:value-type="float" office:value="720609329.5" table:formula="of:=[.$F$8]*[.M46]+([.$F$7]*[.L46])+[.$F$6]" table:style-name="ce73">
            <text:p>7.21E+008</text:p>
          </table:table-cell>
          <table:table-cell office:value-type="float" office:value="916520115.00000012" table:formula="of:=[.$F$9]*[.M46]" table:style-name="ce73">
            <text:p>9.17E+008</text:p>
          </table:table-cell>
          <table:table-cell office:value-type="float" office:value="195910785.50000012" table:formula="of:=[.O46]-[.N46]" table:style-name="ce11">
            <text:p>1.96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2" table:style-name="ce74">
            <text:p>32</text:p>
          </table:table-cell>
          <table:table-cell office:value-type="float" office:value="1" table:style-name="ce75">
            <text:p>1</text:p>
          </table:table-cell>
          <table:table-cell office:value-type="float" office:value="16000" table:style-name="ce76">
            <text:p>16000</text:p>
          </table:table-cell>
          <table:table-cell office:value-type="float" office:value="256000000" table:formula="of:=[.L47]*[.L47]" table:style-name="ce77">
            <text:p>2.56E+08</text:p>
          </table:table-cell>
          <table:table-cell office:value-type="float" office:value="767959124" table:formula="of:=[.$F$8]*[.M47]+([.$F$7]*[.L47])+[.$F$6]" table:style-name="ce78">
            <text:p>7.68E+008</text:p>
          </table:table-cell>
          <table:table-cell office:value-type="float" office:value="976604160.00000012" table:formula="of:=[.$F$9]*[.M47]" table:style-name="ce73">
            <text:p>9.77E+008</text:p>
          </table:table-cell>
          <table:table-cell office:value-type="float" office:value="208645036.00000012" table:formula="of:=[.O47]-[.N47]" table:style-name="ce11">
            <text:p>2.09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3" table:style-name="ce5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16500" table:style-name="ce61">
            <text:p>16500</text:p>
          </table:table-cell>
          <table:table-cell office:value-type="float" office:value="272250000" table:formula="of:=[.L48]*[.L48]" table:style-name="ce11">
            <text:p>2.72E+08</text:p>
          </table:table-cell>
          <table:table-cell office:value-type="float" office:value="816816348.5" table:formula="of:=[.$F$8]*[.M48]+([.$F$7]*[.L48])+[.$F$6]" table:style-name="ce73">
            <text:p>8.17E+008</text:p>
          </table:table-cell>
          <table:table-cell office:value-type="float" office:value="1038595635.0000001" table:formula="of:=[.$F$9]*[.M48]" table:style-name="ce73">
            <text:p>1.04E+009</text:p>
          </table:table-cell>
          <table:table-cell office:value-type="float" office:value="221779286.50000012" table:formula="of:=[.O48]-[.N48]" table:style-name="ce11">
            <text:p>2.22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4" table:style-name="ce5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17000" table:style-name="ce61">
            <text:p>17000</text:p>
          </table:table-cell>
          <table:table-cell office:value-type="float" office:value="289000000" table:formula="of:=[.L49]*[.L49]" table:style-name="ce11">
            <text:p>2.89E+08</text:p>
          </table:table-cell>
          <table:table-cell office:value-type="float" office:value="867181003" table:formula="of:=[.$F$8]*[.M49]+([.$F$7]*[.L49])+[.$F$6]" table:style-name="ce73">
            <text:p>8.67E+008</text:p>
          </table:table-cell>
          <table:table-cell office:value-type="float" office:value="1102494540" table:formula="of:=[.$F$9]*[.M49]" table:style-name="ce73">
            <text:p>1.10E+009</text:p>
          </table:table-cell>
          <table:table-cell office:value-type="float" office:value="235313537" table:formula="of:=[.O49]-[.N49]" table:style-name="ce11">
            <text:p>2.35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5" table:style-name="ce5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17500" table:style-name="ce61">
            <text:p>17500</text:p>
          </table:table-cell>
          <table:table-cell office:value-type="float" office:value="306250000" table:formula="of:=[.L50]*[.L50]" table:style-name="ce11">
            <text:p>3.06E+08</text:p>
          </table:table-cell>
          <table:table-cell office:value-type="float" office:value="919053087.5" table:formula="of:=[.$F$8]*[.M50]+([.$F$7]*[.L50])+[.$F$6]" table:style-name="ce73">
            <text:p>9.19E+008</text:p>
          </table:table-cell>
          <table:table-cell office:value-type="float" office:value="1168300875" table:formula="of:=[.$F$9]*[.M50]" table:style-name="ce73">
            <text:p>1.17E+009</text:p>
          </table:table-cell>
          <table:table-cell office:value-type="float" office:value="249247787.5" table:formula="of:=[.O50]-[.N50]" table:style-name="ce11">
            <text:p>2.49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6" table:style-name="ce5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18000" table:style-name="ce61">
            <text:p>18000</text:p>
          </table:table-cell>
          <table:table-cell office:value-type="float" office:value="324000000" table:formula="of:=[.L51]*[.L51]" table:style-name="ce11">
            <text:p>3.24E+08</text:p>
          </table:table-cell>
          <table:table-cell office:value-type="float" office:value="972432602" table:formula="of:=[.$F$8]*[.M51]+([.$F$7]*[.L51])+[.$F$6]" table:style-name="ce73">
            <text:p>9.72E+008</text:p>
          </table:table-cell>
          <table:table-cell office:value-type="float" office:value="1236014640" table:formula="of:=[.$F$9]*[.M51]" table:style-name="ce73">
            <text:p>1.24E+009</text:p>
          </table:table-cell>
          <table:table-cell office:value-type="float" office:value="263582038" table:formula="of:=[.O51]-[.N51]" table:style-name="ce11">
            <text:p>2.64E+08</text:p>
          </table:table-cell>
          <table:table-cell table:number-columns-repeated="16368"/>
        </table:table-row>
        <table:table-row table:number-rows-repeated="1048525" table:style-name="ro1">
          <table:table-cell table:number-columns-repeated="16384"/>
        </table:table-row>
      </table:table>
      <table:table table:name="lehrTimingAnalysis" table:style-name="ta1">
        <table:table-column table:style-name="co4" table:number-columns-repeated="3" table:default-cell-style-name="ce1"/>
        <table:table-column table:style-name="co4" table:number-columns-repeated="3" table:default-cell-style-name="ce2"/>
        <table:table-column table:style-name="co5" table:default-cell-style-name="ce2"/>
        <table:table-column table:style-name="co16" table:default-cell-style-name="ce2"/>
        <table:table-column table:style-name="co4" table:default-cell-style-name="ce3"/>
        <table:table-column table:style-name="co4" table:default-cell-style-name="ce4"/>
        <table:table-column table:style-name="co8" table:number-columns-repeated="16374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/>
          <table:table-cell office:value-type="string" table:style-name="ce2">
            <text:p>C0 =</text:p>
          </table:table-cell>
          <table:table-cell office:value-type="float" office:value="3.6721900000000001" table:style-name="ce2">
            <text:p>3.67219</text:p>
          </table:table-cell>
          <table:table-cell table:style-name="ce2"/>
          <table:table-cell table:style-name="ce3"/>
          <table:table-cell table:style-name="ce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0"/>
          <table:table-cell office:value-type="string" table:style-name="ce2">
            <text:p>C1 =</text:p>
          </table:table-cell>
          <table:table-cell office:value-type="float" office:value="-7.9237200000000001E-5" table:style-name="ce73">
            <text:p>-7.92E-005</text:p>
          </table:table-cell>
          <table:table-cell table:style-name="ce2"/>
          <table:table-cell table:style-name="ce3"/>
          <table:table-cell table:style-name="ce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0"/>
          <table:table-cell office:value-type="string" table:style-name="ce2">
            <text:p>C2 =</text:p>
          </table:table-cell>
          <table:table-cell office:value-type="float" office:value="2.53377E-9" table:style-name="ce73">
            <text:p>2.53E-009</text:p>
          </table:table-cell>
          <table:table-cell table:style-name="ce2"/>
          <table:table-cell office:value-type="string" table:style-name="ce15">
            <text:p>Curve Fit</text:p>
          </table:table-cell>
          <table:table-cell office:value-type="string" table:number-columns-spanned="3" table:number-rows-spanned="1" table:style-name="ce84">
            <text:p><text:s text:c="2"/>= C0+C1*N^1+C2*n^2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 table:number-columns-repeated="2"/>
          <table:table-cell table:style-name="ce1"/>
          <table:table-cell table:number-columns-repeated="6" table:style-name="ce2"/>
          <table:table-cell office:value-type="string" table:style-name="ce16">
            <text:p><text:s text:c="2"/>=$G$5+$G$6*G13+$G$7*H13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style-name="ce2"/>
          <table:table-cell office:value-type="string" table:style-name="ce2">
            <text:p>y`=y+e</text:p>
          </table:table-cell>
          <table:table-cell table:number-columns-repeated="3" table:style-name="ce2"/>
          <table:table-cell table:style-name="ce3"/>
          <table:table-cell table:style-name="ce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office:value-type="string" table:style-name="ce83">
            <text:p>f.dat file</text:p>
          </table:table-cell>
          <table:table-cell office:value-type="string" table:number-columns-spanned="3" table:number-rows-spanned="1" table:style-name="ce85">
            <text:p>r.dat file</text:p>
          </table:table-cell>
          <table:covered-table-cell table:number-columns-repeated="2"/>
          <table:table-cell table:style-name="ce3"/>
          <table:table-cell office:value-type="string" table:style-name="ce4">
            <text:p><text:s/>= I13-E13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2">
            <text:p>Coun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Time(secs)</text:p>
          </table:table-cell>
          <table:table-cell office:value-type="string" table:style-name="ce39">
            <text:p>N^0</text:p>
          </table:table-cell>
          <table:table-cell office:value-type="string" table:style-name="ce39">
            <text:p>N^1</text:p>
          </table:table-cell>
          <table:table-cell office:value-type="string" table:style-name="ce39">
            <text:p>N^2</text:p>
          </table:table-cell>
          <table:table-cell office:value-type="string" table:style-name="ce3">
            <text:p>Curve Fit</text:p>
          </table:table-cell>
          <table:table-cell office:value-type="string" table:style-name="ce4">
            <text:p>Deviation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1" table:style-name="ce2">
            <text:p>1</text:p>
          </table:table-cell>
          <table:table-cell office:value-type="float" office:value="200000" table:style-name="ce2">
            <text:p>200000</text:p>
          </table:table-cell>
          <table:table-cell office:value-type="float" office:value="90.66" table:style-name="ce2">
            <text:p>90.66</text:p>
          </table:table-cell>
          <table:table-cell office:value-type="float" office:value="1" table:style-name="ce39">
            <text:p>1</text:p>
          </table:table-cell>
          <table:table-cell office:value-type="float" office:value="200000" table:formula="of:=[.D13]" table:style-name="ce39">
            <text:p>200000</text:p>
          </table:table-cell>
          <table:table-cell office:value-type="float" office:value="40000000000" table:formula="of:=[.G13]*[.G13]" table:style-name="ce39">
            <text:p>40000000000</text:p>
          </table:table-cell>
          <table:table-cell office:value-type="float" office:value="89.175550000000001" table:formula="of:=[.$G$5]+[.$G$6]*[.G13]+[.$G$7]*[.H13]" table:style-name="ce51">
            <text:p>89.2</text:p>
          </table:table-cell>
          <table:table-cell office:value-type="float" office:value="-1.4844499999999954" table:formula="of:=[.I13]-[.E13]" table:style-name="ce4">
            <text:p>-1.48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2" table:style-name="ce2">
            <text:p>2</text:p>
          </table:table-cell>
          <table:table-cell office:value-type="float" office:value="180000" table:formula="of:=[.D13]-20000" table:style-name="ce2">
            <text:p>18000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39">
            <text:p>1</text:p>
          </table:table-cell>
          <table:table-cell office:value-type="float" office:value="180000" table:formula="of:=[.D14]" table:style-name="ce39">
            <text:p>180000</text:p>
          </table:table-cell>
          <table:table-cell office:value-type="float" office:value="32400000000" table:formula="of:=[.G14]*[.G14]" table:style-name="ce39">
            <text:p>32400000000</text:p>
          </table:table-cell>
          <table:table-cell office:value-type="float" office:value="71.503641999999999" table:formula="of:=[.$G$5]+[.$G$6]*[.G14]+[.$G$7]*[.H14]" table:style-name="ce51">
            <text:p>71.5</text:p>
          </table:table-cell>
          <table:table-cell office:value-type="float" office:value="1.5036419999999993" table:formula="of:=[.I14]-[.E14]" table:style-name="ce4">
            <text:p>1.50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" table:style-name="ce2">
            <text:p>3</text:p>
          </table:table-cell>
          <table:table-cell office:value-type="float" office:value="160000" table:formula="of:=[.D14]-20000" table:style-name="ce2">
            <text:p>160000</text:p>
          </table:table-cell>
          <table:table-cell office:value-type="float" office:value="55" table:style-name="ce2">
            <text:p>55</text:p>
          </table:table-cell>
          <table:table-cell office:value-type="float" office:value="1" table:style-name="ce39">
            <text:p>1</text:p>
          </table:table-cell>
          <table:table-cell office:value-type="float" office:value="160000" table:formula="of:=[.D15]" table:style-name="ce39">
            <text:p>160000</text:p>
          </table:table-cell>
          <table:table-cell office:value-type="float" office:value="25600000000" table:formula="of:=[.G15]*[.G15]" table:style-name="ce39">
            <text:p>25600000000</text:p>
          </table:table-cell>
          <table:table-cell office:value-type="float" office:value="55.858750000000008" table:formula="of:=[.$G$5]+[.$G$6]*[.G15]+[.$G$7]*[.H15]" table:style-name="ce51">
            <text:p>55.9</text:p>
          </table:table-cell>
          <table:table-cell office:value-type="float" office:value="0.85875000000000767" table:formula="of:=[.I15]-[.E15]" table:style-name="ce4">
            <text:p>0.86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" table:style-name="ce2">
            <text:p>4</text:p>
          </table:table-cell>
          <table:table-cell office:value-type="float" office:value="140000" table:formula="of:=[.D15]-20000" table:style-name="ce2">
            <text:p>140000</text:p>
          </table:table-cell>
          <table:table-cell office:value-type="float" office:value="42" table:style-name="ce2">
            <text:p>42</text:p>
          </table:table-cell>
          <table:table-cell office:value-type="float" office:value="1" table:style-name="ce39">
            <text:p>1</text:p>
          </table:table-cell>
          <table:table-cell office:value-type="float" office:value="140000" table:formula="of:=[.D16]" table:style-name="ce39">
            <text:p>140000</text:p>
          </table:table-cell>
          <table:table-cell office:value-type="float" office:value="19600000000" table:formula="of:=[.G16]*[.G16]" table:style-name="ce39">
            <text:p>19600000000</text:p>
          </table:table-cell>
          <table:table-cell office:value-type="float" office:value="42.240874000000005" table:formula="of:=[.$G$5]+[.$G$6]*[.G16]+[.$G$7]*[.H16]" table:style-name="ce51">
            <text:p>42.2</text:p>
          </table:table-cell>
          <table:table-cell office:value-type="float" office:value="0.24087400000000514" table:formula="of:=[.I16]-[.E16]" table:style-name="ce4">
            <text:p>0.24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5" table:style-name="ce2">
            <text:p>5</text:p>
          </table:table-cell>
          <table:table-cell office:value-type="float" office:value="120000" table:formula="of:=[.D16]-20000" table:style-name="ce2">
            <text:p>120000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39">
            <text:p>1</text:p>
          </table:table-cell>
          <table:table-cell office:value-type="float" office:value="120000" table:formula="of:=[.D17]" table:style-name="ce39">
            <text:p>120000</text:p>
          </table:table-cell>
          <table:table-cell office:value-type="float" office:value="14400000000" table:formula="of:=[.G17]*[.G17]" table:style-name="ce39">
            <text:p>14400000000</text:p>
          </table:table-cell>
          <table:table-cell office:value-type="float" office:value="30.650014000000002" table:formula="of:=[.$G$5]+[.$G$6]*[.G17]+[.$G$7]*[.H17]" table:style-name="ce51">
            <text:p>30.7</text:p>
          </table:table-cell>
          <table:table-cell office:value-type="float" office:value="-0.34998599999999769" table:formula="of:=[.I17]-[.E17]" table:style-name="ce4">
            <text:p>-0.3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6" table:style-name="ce2">
            <text:p>6</text:p>
          </table:table-cell>
          <table:table-cell office:value-type="float" office:value="100000" table:formula="of:=[.D17]-20000" table:style-name="ce2">
            <text:p>100000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39">
            <text:p>1</text:p>
          </table:table-cell>
          <table:table-cell office:value-type="float" office:value="100000" table:formula="of:=[.D18]" table:style-name="ce39">
            <text:p>100000</text:p>
          </table:table-cell>
          <table:table-cell office:value-type="float" office:value="10000000000" table:formula="of:=[.G18]*[.G18]" table:style-name="ce39">
            <text:p>10000000000</text:p>
          </table:table-cell>
          <table:table-cell office:value-type="float" office:value="21.086170000000003" table:formula="of:=[.$G$5]+[.$G$6]*[.G18]+[.$G$7]*[.H18]" table:style-name="ce51">
            <text:p>21.1</text:p>
          </table:table-cell>
          <table:table-cell office:value-type="float" office:value="-0.91382999999999726" table:formula="of:=[.I18]-[.E18]" table:style-name="ce4">
            <text:p>-0.9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7" table:style-name="ce2">
            <text:p>7</text:p>
          </table:table-cell>
          <table:table-cell office:value-type="float" office:value="80000" table:formula="of:=[.D18]-20000" table:style-name="ce2">
            <text:p>8000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39">
            <text:p>1</text:p>
          </table:table-cell>
          <table:table-cell office:value-type="float" office:value="80000" table:formula="of:=[.D19]" table:style-name="ce39">
            <text:p>80000</text:p>
          </table:table-cell>
          <table:table-cell office:value-type="float" office:value="6400000000" table:formula="of:=[.G19]*[.G19]" table:style-name="ce39">
            <text:p>6400000000</text:p>
          </table:table-cell>
          <table:table-cell office:value-type="float" office:value="13.549342000000001" table:formula="of:=[.$G$5]+[.$G$6]*[.G19]+[.$G$7]*[.H19]" table:style-name="ce51">
            <text:p>13.5</text:p>
          </table:table-cell>
          <table:table-cell office:value-type="float" office:value="-0.45065799999999889" table:formula="of:=[.I19]-[.E19]" table:style-name="ce4">
            <text:p>-0.4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8" table:style-name="ce2">
            <text:p>8</text:p>
          </table:table-cell>
          <table:table-cell office:value-type="float" office:value="60000" table:formula="of:=[.D19]-20000" table:style-name="ce2">
            <text:p>60000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39">
            <text:p>1</text:p>
          </table:table-cell>
          <table:table-cell office:value-type="float" office:value="60000" table:formula="of:=[.D20]" table:style-name="ce39">
            <text:p>60000</text:p>
          </table:table-cell>
          <table:table-cell office:value-type="float" office:value="3600000000" table:formula="of:=[.G20]*[.G20]" table:style-name="ce39">
            <text:p>3600000000</text:p>
          </table:table-cell>
          <table:table-cell office:value-type="float" office:value="8.039530000000001" table:formula="of:=[.$G$5]+[.$G$6]*[.G20]+[.$G$7]*[.H20]" table:style-name="ce51">
            <text:p>8.0</text:p>
          </table:table-cell>
          <table:table-cell office:value-type="float" office:value="3.9530000000000953E-2" table:formula="of:=[.I20]-[.E20]" table:style-name="ce4">
            <text:p>0.0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9" table:style-name="ce2">
            <text:p>9</text:p>
          </table:table-cell>
          <table:table-cell office:value-type="float" office:value="40000" table:formula="of:=[.D20]-20000" table:style-name="ce2">
            <text:p>4000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39">
            <text:p>1</text:p>
          </table:table-cell>
          <table:table-cell office:value-type="float" office:value="40000" table:formula="of:=[.D21]" table:style-name="ce39">
            <text:p>40000</text:p>
          </table:table-cell>
          <table:table-cell office:value-type="float" office:value="1600000000" table:formula="of:=[.G21]*[.G21]" table:style-name="ce39">
            <text:p>1600000000</text:p>
          </table:table-cell>
          <table:table-cell office:value-type="float" office:value="4.5567340000000005" table:formula="of:=[.$G$5]+[.$G$6]*[.G21]+[.$G$7]*[.H21]" table:style-name="ce51">
            <text:p>4.6</text:p>
          </table:table-cell>
          <table:table-cell office:value-type="float" office:value="0.55673400000000051" table:formula="of:=[.I21]-[.E21]" table:style-name="ce4">
            <text:p>0.56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2" draw:style-name="a2" draw:name="Chart 1" svg:x="0.2193in" svg:y="0.1264in" svg:width="13.6469in" svg:height="6.740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  <table:table table:name="lehrOperationalAnalysis" table:style-name="ta2">
        <table:table-column table:style-name="co4" table:number-columns-repeated="4" table:default-cell-style-name="ce1"/>
        <table:table-column table:style-name="co4" table:default-cell-style-name="ce2"/>
        <table:table-column table:style-name="co4" table:number-columns-repeated="2" table:default-cell-style-name="ce1"/>
        <table:table-column table:style-name="co4" table:number-columns-repeated="2" table:default-cell-style-name="ce2"/>
        <table:table-column table:style-name="co4" table:default-cell-style-name="ce1"/>
        <table:table-column table:style-name="co4" table:default-cell-style-name="ce2"/>
        <table:table-column table:style-name="co17" table:default-cell-style-name="ce11"/>
        <table:table-column table:style-name="co4" table:number-columns-repeated="1012" table:default-cell-style-name="ce1"/>
        <table:table-column table:style-name="co8" table:number-columns-repeated="15360" table:default-cell-style-name="ce1"/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style-name="ce11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office:value-type="string" table:style-name="ce1">
            <text:p>Operational Analysis for the Mark Sort Algorithm</text:p>
          </table:table-cell>
          <table:table-cell table:number-columns-repeated="2" table:style-name="ce2"/>
          <table:table-cell table:style-name="ce1"/>
          <table:table-cell table:style-name="ce2"/>
          <table:table-cell table:style-name="ce11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style-name="ce11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0 =</text:p>
          </table:table-cell>
          <table:table-cell office:value-type="float" office:value="7087.71" table:style-name="ce1">
            <text:p>7087.71</text:p>
          </table:table-cell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style-name="ce11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1 =</text:p>
          </table:table-cell>
          <table:table-cell office:value-type="float" office:value="-46.880699999999997" table:style-name="ce1">
            <text:p>-46.8807</text:p>
          </table:table-cell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style-name="ce11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2 =</text:p>
          </table:table-cell>
          <table:table-cell office:value-type="float" office:value="5.0607100000000003" table:style-name="ce1">
            <text:p>5.06071</text:p>
          </table:table-cell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style-name="ce11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style-name="ce11"/>
          <table:table-cell table:number-columns-repeated="16372"/>
        </table:table-row>
        <table:table-row table:style-name="ro1">
          <table:table-cell table:style-name="ce2"/>
          <table:table-cell table:number-columns-repeated="2" table:style-name="ce2"/>
          <table:table-cell office:value-type="string" table:style-name="ce2">
            <text:p>f.dat file</text:p>
          </table:table-cell>
          <table:table-cell table:number-columns-repeated="3" table:style-name="ce2"/>
          <table:table-cell office:value-type="string" table:style-name="ce2">
            <text:p>Curve Fit</text:p>
          </table:table-cell>
          <table:table-cell table:number-columns-repeated="3" table:style-name="ce2"/>
          <table:table-cell office:value-type="string" table:style-name="ce11">
            <text:p>Curve Fit</text:p>
          </table:table-cell>
          <table:table-cell table:number-columns-repeated="16372" table:style-name="ce2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office:value-type="string" table:style-name="ce2">
            <text:p>f</text:p>
          </table:table-cell>
          <table:table-cell table:style-name="ce2"/>
          <table:table-cell table:style-name="ce1"/>
          <table:table-cell table:style-name="ce2"/>
          <table:table-cell office:value-type="string" table:style-name="ce11">
            <text:p>f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Cn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Sum of Ops</text:p>
          </table:table-cell>
          <table:table-cell office:value-type="string" table:style-name="ce2">
            <text:p>N^0</text:p>
          </table:table-cell>
          <table:table-cell office:value-type="string" table:style-name="ce2">
            <text:p>N^1</text:p>
          </table:table-cell>
          <table:table-cell office:value-type="string" table:style-name="ce2">
            <text:p>N^2</text:p>
          </table:table-cell>
          <table:table-cell table:style-name="ce2"/>
          <table:table-cell office:value-type="string" table:style-name="ce2">
            <text:p>Deviation</text:p>
          </table:table-cell>
          <table:table-cell table:style-name="ce1"/>
          <table:table-cell office:value-type="string" table:style-name="ce2">
            <text:p>N</text:p>
          </table:table-cell>
          <table:table-cell table:style-name="ce11"/>
          <table:table-cell table:number-columns-repeated="16372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50073" table:style-name="ce2">
            <text:p>50073</text:p>
          </table:table-cell>
          <table:table-cell office:value-type="float" office:value="1" table:style-name="ce2">
            <text:p>1</text:p>
          </table:table-cell>
          <table:table-cell office:value-type="float" office:value="100" table:formula="of:=[.C11]" table:style-name="ce2">
            <text:p>100</text:p>
          </table:table-cell>
          <table:table-cell office:value-type="float" office:value="10000" table:formula="of:=[.F11]*[.F11]" table:style-name="ce2">
            <text:p>10000</text:p>
          </table:table-cell>
          <table:table-cell office:value-type="float" office:value="53006.740000000005" table:formula="of:=[.$F$4]+[.$F$5]*[.F11]+[.$F$6]*[.G11]" table:style-name="ce2">
            <text:p>53006.74</text:p>
          </table:table-cell>
          <table:table-cell office:value-type="float" office:value="-2933.7400000000052" table:formula="of:=[.D11]-[.H11]" table:style-name="ce2">
            <text:p>-2933.74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53006.740000000005" table:formula="of:=[.$F$4]+[.$F$5]*[.K11]+[.$F$6]*[.K11]*[.K11]" table:style-name="ce11">
            <text:p>5.30E+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150" table:style-name="ce2">
            <text:p>150</text:p>
          </table:table-cell>
          <table:table-cell office:value-type="float" office:value="115283" table:style-name="ce2">
            <text:p>115283</text:p>
          </table:table-cell>
          <table:table-cell office:value-type="float" office:value="1" table:style-name="ce2">
            <text:p>1</text:p>
          </table:table-cell>
          <table:table-cell office:value-type="float" office:value="150" table:formula="of:=[.C12]" table:style-name="ce2">
            <text:p>150</text:p>
          </table:table-cell>
          <table:table-cell office:value-type="float" office:value="22500" table:formula="of:=[.F12]*[.F12]" table:style-name="ce2">
            <text:p>22500</text:p>
          </table:table-cell>
          <table:table-cell office:value-type="float" office:value="113921.58" table:formula="of:=[.$F$4]+[.$F$5]*[.F12]+[.$F$6]*[.G12]" table:style-name="ce2">
            <text:p>113921.58</text:p>
          </table:table-cell>
          <table:table-cell office:value-type="float" office:value="1361.4199999999983" table:formula="of:=[.D12]-[.H12]" table:style-name="ce2">
            <text:p>1361.42</text:p>
          </table:table-cell>
          <table:table-cell table:style-name="ce1"/>
          <table:table-cell office:value-type="float" office:value="150" table:style-name="ce2">
            <text:p>150</text:p>
          </table:table-cell>
          <table:table-cell office:value-type="float" office:value="113921.58000000002" table:formula="of:=[.$F$4]+[.$F$5]*[.K12]+[.$F$6]*[.K12]*[.K12]" table:style-name="ce11">
            <text:p>1.14E+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200" table:style-name="ce2">
            <text:p>200</text:p>
          </table:table-cell>
          <table:table-cell office:value-type="float" office:value="204269" table:style-name="ce2">
            <text:p>204269</text:p>
          </table:table-cell>
          <table:table-cell office:value-type="float" office:value="1" table:style-name="ce2">
            <text:p>1</text:p>
          </table:table-cell>
          <table:table-cell office:value-type="float" office:value="200" table:formula="of:=[.C13]" table:style-name="ce2">
            <text:p>200</text:p>
          </table:table-cell>
          <table:table-cell office:value-type="float" office:value="40000" table:formula="of:=[.F13]*[.F13]" table:style-name="ce2">
            <text:p>40000</text:p>
          </table:table-cell>
          <table:table-cell office:value-type="float" office:value="200139.97000000003" table:formula="of:=[.$F$4]+[.$F$5]*[.F13]+[.$F$6]*[.G13]" table:style-name="ce2">
            <text:p>200139.97</text:p>
          </table:table-cell>
          <table:table-cell office:value-type="float" office:value="4129.0299999999697" table:formula="of:=[.D13]-[.H13]" table:style-name="ce2">
            <text:p>4129.03</text:p>
          </table:table-cell>
          <table:table-cell table:style-name="ce1"/>
          <table:table-cell office:value-type="float" office:value="200" table:style-name="ce2">
            <text:p>200</text:p>
          </table:table-cell>
          <table:table-cell office:value-type="float" office:value="200139.97000000003" table:formula="of:=[.$F$4]+[.$F$5]*[.K13]+[.$F$6]*[.K13]*[.K13]" table:style-name="ce11">
            <text:p>2.00E+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250" table:style-name="ce2">
            <text:p>250</text:p>
          </table:table-cell>
          <table:table-cell office:value-type="float" office:value="310071" table:style-name="ce2">
            <text:p>310071</text:p>
          </table:table-cell>
          <table:table-cell office:value-type="float" office:value="1" table:style-name="ce2">
            <text:p>1</text:p>
          </table:table-cell>
          <table:table-cell office:value-type="float" office:value="250" table:formula="of:=[.C14]" table:style-name="ce2">
            <text:p>250</text:p>
          </table:table-cell>
          <table:table-cell office:value-type="float" office:value="62500" table:formula="of:=[.F14]*[.F14]" table:style-name="ce2">
            <text:p>62500</text:p>
          </table:table-cell>
          <table:table-cell office:value-type="float" office:value="311661.90999999997" table:formula="of:=[.$F$4]+[.$F$5]*[.F14]+[.$F$6]*[.G14]" table:style-name="ce2">
            <text:p>311661.91</text:p>
          </table:table-cell>
          <table:table-cell office:value-type="float" office:value="-1590.9099999999744" table:formula="of:=[.D14]-[.H14]" table:style-name="ce2">
            <text:p>-1590.91</text:p>
          </table:table-cell>
          <table:table-cell table:style-name="ce1"/>
          <table:table-cell office:value-type="float" office:value="250" table:style-name="ce2">
            <text:p>250</text:p>
          </table:table-cell>
          <table:table-cell office:value-type="float" office:value="311661.90999999997" table:formula="of:=[.$F$4]+[.$F$5]*[.K14]+[.$F$6]*[.K14]*[.K14]" table:style-name="ce11">
            <text:p>3.12E+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39681" table:style-name="ce2">
            <text:p>439681</text:p>
          </table:table-cell>
          <table:table-cell office:value-type="float" office:value="1" table:style-name="ce2">
            <text:p>1</text:p>
          </table:table-cell>
          <table:table-cell office:value-type="float" office:value="300" table:formula="of:=[.C15]" table:style-name="ce2">
            <text:p>300</text:p>
          </table:table-cell>
          <table:table-cell office:value-type="float" office:value="90000" table:formula="of:=[.F15]*[.F15]" table:style-name="ce2">
            <text:p>90000</text:p>
          </table:table-cell>
          <table:table-cell office:value-type="float" office:value="448487.4" table:formula="of:=[.$F$4]+[.$F$5]*[.F15]+[.$F$6]*[.G15]" table:style-name="ce2">
            <text:p>448487.4</text:p>
          </table:table-cell>
          <table:table-cell office:value-type="float" office:value="-8806.4000000000233" table:formula="of:=[.D15]-[.H15]" table:style-name="ce2">
            <text:p>-8806.4</text:p>
          </table:table-cell>
          <table:table-cell table:style-name="ce1"/>
          <table:table-cell office:value-type="float" office:value="300" table:style-name="ce2">
            <text:p>300</text:p>
          </table:table-cell>
          <table:table-cell office:value-type="float" office:value="448487.40000000008" table:formula="of:=[.$F$4]+[.$F$5]*[.K15]+[.$F$6]*[.K15]*[.K15]" table:style-name="ce11">
            <text:p>4.48E+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350" table:style-name="ce2">
            <text:p>350</text:p>
          </table:table-cell>
          <table:table-cell office:value-type="float" office:value="606659" table:style-name="ce2">
            <text:p>606659</text:p>
          </table:table-cell>
          <table:table-cell office:value-type="float" office:value="1" table:style-name="ce2">
            <text:p>1</text:p>
          </table:table-cell>
          <table:table-cell office:value-type="float" office:value="350" table:formula="of:=[.C16]" table:style-name="ce2">
            <text:p>350</text:p>
          </table:table-cell>
          <table:table-cell office:value-type="float" office:value="122500" table:formula="of:=[.F16]*[.F16]" table:style-name="ce2">
            <text:p>122500</text:p>
          </table:table-cell>
          <table:table-cell office:value-type="float" office:value="610616.43999999994" table:formula="of:=[.$F$4]+[.$F$5]*[.F16]+[.$F$6]*[.G16]" table:style-name="ce2">
            <text:p>610616.44</text:p>
          </table:table-cell>
          <table:table-cell office:value-type="float" office:value="-3957.4399999999441" table:formula="of:=[.D16]-[.H16]" table:style-name="ce2">
            <text:p>-3957.44</text:p>
          </table:table-cell>
          <table:table-cell table:style-name="ce1"/>
          <table:table-cell office:value-type="float" office:value="350" table:style-name="ce2">
            <text:p>350</text:p>
          </table:table-cell>
          <table:table-cell office:value-type="float" office:value="610616.44000000006" table:formula="of:=[.$F$4]+[.$F$5]*[.K16]+[.$F$6]*[.K16]*[.K16]" table:style-name="ce11">
            <text:p>6.11E+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400" table:style-name="ce2">
            <text:p>400</text:p>
          </table:table-cell>
          <table:table-cell office:value-type="float" office:value="808253" table:style-name="ce2">
            <text:p>808253</text:p>
          </table:table-cell>
          <table:table-cell office:value-type="float" office:value="1" table:style-name="ce2">
            <text:p>1</text:p>
          </table:table-cell>
          <table:table-cell office:value-type="float" office:value="400" table:formula="of:=[.C17]" table:style-name="ce2">
            <text:p>400</text:p>
          </table:table-cell>
          <table:table-cell office:value-type="float" office:value="160000" table:formula="of:=[.F17]*[.F17]" table:style-name="ce2">
            <text:p>160000</text:p>
          </table:table-cell>
          <table:table-cell office:value-type="float" office:value="798049.03000000014" table:formula="of:=[.$F$4]+[.$F$5]*[.F17]+[.$F$6]*[.G17]" table:style-name="ce2">
            <text:p>798049.03</text:p>
          </table:table-cell>
          <table:table-cell office:value-type="float" office:value="10203.969999999856" table:formula="of:=[.D17]-[.H17]" table:style-name="ce2">
            <text:p>10203.97</text:p>
          </table:table-cell>
          <table:table-cell table:style-name="ce1"/>
          <table:table-cell office:value-type="float" office:value="400" table:style-name="ce2">
            <text:p>400</text:p>
          </table:table-cell>
          <table:table-cell office:value-type="float" office:value="798049.03000000014" table:formula="of:=[.$F$4]+[.$F$5]*[.K17]+[.$F$6]*[.K17]*[.K17]" table:style-name="ce11">
            <text:p>7.98E+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450" table:style-name="ce2">
            <text:p>450</text:p>
          </table:table-cell>
          <table:table-cell office:value-type="float" office:value="1022639" table:style-name="ce2">
            <text:p>1022639</text:p>
          </table:table-cell>
          <table:table-cell office:value-type="float" office:value="1" table:style-name="ce2">
            <text:p>1</text:p>
          </table:table-cell>
          <table:table-cell office:value-type="float" office:value="450" table:formula="of:=[.C18]" table:style-name="ce2">
            <text:p>450</text:p>
          </table:table-cell>
          <table:table-cell office:value-type="float" office:value="202500" table:formula="of:=[.F18]*[.F18]" table:style-name="ce2">
            <text:p>202500</text:p>
          </table:table-cell>
          <table:table-cell office:value-type="float" office:value="1010785.17" table:formula="of:=[.$F$4]+[.$F$5]*[.F18]+[.$F$6]*[.G18]" table:style-name="ce2">
            <text:p>1010785.17</text:p>
          </table:table-cell>
          <table:table-cell office:value-type="float" office:value="11853.829999999958" table:formula="of:=[.D18]-[.H18]" table:style-name="ce2">
            <text:p>11853.83</text:p>
          </table:table-cell>
          <table:table-cell table:style-name="ce1"/>
          <table:table-cell office:value-type="float" office:value="450" table:style-name="ce2">
            <text:p>450</text:p>
          </table:table-cell>
          <table:table-cell office:value-type="float" office:value="1010785.17" table:formula="of:=[.$F$4]+[.$F$5]*[.K18]+[.$F$6]*[.K18]*[.K18]" table:style-name="ce11">
            <text:p>1.01E+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500" table:style-name="ce2">
            <text:p>500</text:p>
          </table:table-cell>
          <table:table-cell office:value-type="float" office:value="1233377" table:style-name="ce2">
            <text:p>1233377</text:p>
          </table:table-cell>
          <table:table-cell office:value-type="float" office:value="1" table:style-name="ce2">
            <text:p>1</text:p>
          </table:table-cell>
          <table:table-cell office:value-type="float" office:value="500" table:formula="of:=[.C19]" table:style-name="ce2">
            <text:p>500</text:p>
          </table:table-cell>
          <table:table-cell office:value-type="float" office:value="250000" table:formula="of:=[.F19]*[.F19]" table:style-name="ce2">
            <text:p>250000</text:p>
          </table:table-cell>
          <table:table-cell office:value-type="float" office:value="1248824.8600000001" table:formula="of:=[.$F$4]+[.$F$5]*[.F19]+[.$F$6]*[.G19]" table:style-name="ce2">
            <text:p>1248824.86</text:p>
          </table:table-cell>
          <table:table-cell office:value-type="float" office:value="-15447.860000000102" table:formula="of:=[.D19]-[.H19]" table:style-name="ce2">
            <text:p>-15447.86</text:p>
          </table:table-cell>
          <table:table-cell table:style-name="ce1"/>
          <table:table-cell office:value-type="float" office:value="500" table:style-name="ce2">
            <text:p>500</text:p>
          </table:table-cell>
          <table:table-cell office:value-type="float" office:value="1248824.8600000001" table:formula="of:=[.$F$4]+[.$F$5]*[.K19]+[.$F$6]*[.K19]*[.K19]" table:style-name="ce11">
            <text:p>1.25E+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550" table:style-name="ce2">
            <text:p>550</text:p>
          </table:table-cell>
          <table:table-cell office:value-type="float" office:value="1531723" table:style-name="ce2">
            <text:p>1531723</text:p>
          </table:table-cell>
          <table:table-cell office:value-type="float" office:value="1" table:style-name="ce2">
            <text:p>1</text:p>
          </table:table-cell>
          <table:table-cell office:value-type="float" office:value="550" table:formula="of:=[.C20]" table:style-name="ce2">
            <text:p>550</text:p>
          </table:table-cell>
          <table:table-cell office:value-type="float" office:value="302500" table:formula="of:=[.F20]*[.F20]" table:style-name="ce2">
            <text:p>302500</text:p>
          </table:table-cell>
          <table:table-cell office:value-type="float" office:value="1512168.1" table:formula="of:=[.$F$4]+[.$F$5]*[.F20]+[.$F$6]*[.G20]" table:style-name="ce2">
            <text:p>1512168.1</text:p>
          </table:table-cell>
          <table:table-cell office:value-type="float" office:value="19554.899999999907" table:formula="of:=[.D20]-[.H20]" table:style-name="ce2">
            <text:p>19554.9</text:p>
          </table:table-cell>
          <table:table-cell table:style-name="ce1"/>
          <table:table-cell office:value-type="float" office:value="550" table:style-name="ce2">
            <text:p>550</text:p>
          </table:table-cell>
          <table:table-cell office:value-type="float" office:value="1512168.0999999999" table:formula="of:=[.$F$4]+[.$F$5]*[.K20]+[.$F$6]*[.K20]*[.K20]" table:style-name="ce11">
            <text:p>1.51E+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float" office:value="600" table:style-name="ce2">
            <text:p>600</text:p>
          </table:table-cell>
          <table:table-cell office:value-type="float" office:value="1823733" table:style-name="ce2">
            <text:p>1823733</text:p>
          </table:table-cell>
          <table:table-cell office:value-type="float" office:value="1" table:style-name="ce2">
            <text:p>1</text:p>
          </table:table-cell>
          <table:table-cell office:value-type="float" office:value="600" table:formula="of:=[.C21]" table:style-name="ce2">
            <text:p>600</text:p>
          </table:table-cell>
          <table:table-cell office:value-type="float" office:value="360000" table:formula="of:=[.F21]*[.F21]" table:style-name="ce2">
            <text:p>360000</text:p>
          </table:table-cell>
          <table:table-cell office:value-type="float" office:value="1800814.8900000001" table:formula="of:=[.$F$4]+[.$F$5]*[.F21]+[.$F$6]*[.G21]" table:style-name="ce2">
            <text:p>1800814.89</text:p>
          </table:table-cell>
          <table:table-cell office:value-type="float" office:value="22918.10999999987" table:formula="of:=[.D21]-[.H21]" table:style-name="ce2">
            <text:p>22918.11</text:p>
          </table:table-cell>
          <table:table-cell table:style-name="ce1"/>
          <table:table-cell office:value-type="float" office:value="600" table:style-name="ce2">
            <text:p>600</text:p>
          </table:table-cell>
          <table:table-cell office:value-type="float" office:value="1800814.8900000004" table:formula="of:=[.$F$4]+[.$F$5]*[.K21]+[.$F$6]*[.K21]*[.K21]" table:style-name="ce11">
            <text:p>1.80E+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float" office:value="650" table:style-name="ce2">
            <text:p>650</text:p>
          </table:table-cell>
          <table:table-cell office:value-type="float" office:value="2078575" table:style-name="ce2">
            <text:p>2078575</text:p>
          </table:table-cell>
          <table:table-cell office:value-type="float" office:value="1" table:style-name="ce2">
            <text:p>1</text:p>
          </table:table-cell>
          <table:table-cell office:value-type="float" office:value="650" table:formula="of:=[.C22]" table:style-name="ce2">
            <text:p>650</text:p>
          </table:table-cell>
          <table:table-cell office:value-type="float" office:value="422500" table:formula="of:=[.F22]*[.F22]" table:style-name="ce2">
            <text:p>422500</text:p>
          </table:table-cell>
          <table:table-cell office:value-type="float" office:value="2114765.23" table:formula="of:=[.$F$4]+[.$F$5]*[.F22]+[.$F$6]*[.G22]" table:style-name="ce2">
            <text:p>2114765.23</text:p>
          </table:table-cell>
          <table:table-cell office:value-type="float" office:value="-36190.229999999981" table:formula="of:=[.D22]-[.H22]" table:style-name="ce2">
            <text:p>-36190.23</text:p>
          </table:table-cell>
          <table:table-cell table:style-name="ce1"/>
          <table:table-cell office:value-type="float" office:value="650" table:style-name="ce2">
            <text:p>650</text:p>
          </table:table-cell>
          <table:table-cell office:value-type="float" office:value="2114765.23" table:formula="of:=[.$F$4]+[.$F$5]*[.K22]+[.$F$6]*[.K22]*[.K22]" table:style-name="ce11">
            <text:p>2.11E+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float" office:value="700" table:style-name="ce2">
            <text:p>700</text:p>
          </table:table-cell>
          <table:table-cell office:value-type="float" office:value="2430057" table:style-name="ce2">
            <text:p>2430057</text:p>
          </table:table-cell>
          <table:table-cell office:value-type="float" office:value="1" table:style-name="ce2">
            <text:p>1</text:p>
          </table:table-cell>
          <table:table-cell office:value-type="float" office:value="700" table:formula="of:=[.C23]" table:style-name="ce2">
            <text:p>700</text:p>
          </table:table-cell>
          <table:table-cell office:value-type="float" office:value="490000" table:formula="of:=[.F23]*[.F23]" table:style-name="ce2">
            <text:p>490000</text:p>
          </table:table-cell>
          <table:table-cell office:value-type="float" office:value="2454019.12" table:formula="of:=[.$F$4]+[.$F$5]*[.F23]+[.$F$6]*[.G23]" table:style-name="ce2">
            <text:p>2454019.12</text:p>
          </table:table-cell>
          <table:table-cell office:value-type="float" office:value="-23962.120000000112" table:formula="of:=[.D23]-[.H23]" table:style-name="ce2">
            <text:p>-23962.12</text:p>
          </table:table-cell>
          <table:table-cell table:style-name="ce1"/>
          <table:table-cell office:value-type="float" office:value="700" table:style-name="ce2">
            <text:p>700</text:p>
          </table:table-cell>
          <table:table-cell office:value-type="float" office:value="2454019.1200000006" table:formula="of:=[.$F$4]+[.$F$5]*[.K23]+[.$F$6]*[.K23]*[.K23]" table:style-name="ce11">
            <text:p>2.45E+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750" table:style-name="ce2">
            <text:p>750</text:p>
          </table:table-cell>
          <table:table-cell office:value-type="float" office:value="2839907" table:style-name="ce2">
            <text:p>2839907</text:p>
          </table:table-cell>
          <table:table-cell office:value-type="float" office:value="1" table:style-name="ce2">
            <text:p>1</text:p>
          </table:table-cell>
          <table:table-cell office:value-type="float" office:value="750" table:formula="of:=[.C24]" table:style-name="ce2">
            <text:p>750</text:p>
          </table:table-cell>
          <table:table-cell office:value-type="float" office:value="562500" table:formula="of:=[.F24]*[.F24]" table:style-name="ce2">
            <text:p>562500</text:p>
          </table:table-cell>
          <table:table-cell office:value-type="float" office:value="2818576.56" table:formula="of:=[.$F$4]+[.$F$5]*[.F24]+[.$F$6]*[.G24]" table:style-name="ce2">
            <text:p>2818576.56</text:p>
          </table:table-cell>
          <table:table-cell office:value-type="float" office:value="21330.439999999944" table:formula="of:=[.D24]-[.H24]" table:style-name="ce2">
            <text:p>21330.44</text:p>
          </table:table-cell>
          <table:table-cell table:style-name="ce1"/>
          <table:table-cell office:value-type="float" office:value="750" table:style-name="ce2">
            <text:p>750</text:p>
          </table:table-cell>
          <table:table-cell office:value-type="float" office:value="2818576.56" table:formula="of:=[.$F$4]+[.$F$5]*[.K24]+[.$F$6]*[.K24]*[.K24]" table:style-name="ce11">
            <text:p>2.82E+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800" table:style-name="ce2">
            <text:p>800</text:p>
          </table:table-cell>
          <table:table-cell office:value-type="float" office:value="3198821" table:style-name="ce2">
            <text:p>3198821</text:p>
          </table:table-cell>
          <table:table-cell office:value-type="float" office:value="1" table:style-name="ce2">
            <text:p>1</text:p>
          </table:table-cell>
          <table:table-cell office:value-type="float" office:value="800" table:formula="of:=[.C25]" table:style-name="ce2">
            <text:p>800</text:p>
          </table:table-cell>
          <table:table-cell office:value-type="float" office:value="640000" table:formula="of:=[.F25]*[.F25]" table:style-name="ce2">
            <text:p>640000</text:p>
          </table:table-cell>
          <table:table-cell office:value-type="float" office:value="3208437.5500000003" table:formula="of:=[.$F$4]+[.$F$5]*[.F25]+[.$F$6]*[.G25]" table:style-name="ce2">
            <text:p>3208437.55</text:p>
          </table:table-cell>
          <table:table-cell office:value-type="float" office:value="-9616.5500000002794" table:formula="of:=[.D25]-[.H25]" table:style-name="ce2">
            <text:p>-9616.55</text:p>
          </table:table-cell>
          <table:table-cell table:style-name="ce1"/>
          <table:table-cell office:value-type="float" office:value="800" table:style-name="ce2">
            <text:p>800</text:p>
          </table:table-cell>
          <table:table-cell office:value-type="float" office:value="3208437.5500000003" table:formula="of:=[.$F$4]+[.$F$5]*[.K25]+[.$F$6]*[.K25]*[.K25]" table:style-name="ce11">
            <text:p>3.21E+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850" table:style-name="ce2">
            <text:p>850</text:p>
          </table:table-cell>
          <table:table-cell office:value-type="float" office:value="3634767" table:style-name="ce2">
            <text:p>3634767</text:p>
          </table:table-cell>
          <table:table-cell office:value-type="float" office:value="1" table:style-name="ce2">
            <text:p>1</text:p>
          </table:table-cell>
          <table:table-cell office:value-type="float" office:value="850" table:formula="of:=[.C26]" table:style-name="ce2">
            <text:p>850</text:p>
          </table:table-cell>
          <table:table-cell office:value-type="float" office:value="722500" table:formula="of:=[.F26]*[.F26]" table:style-name="ce2">
            <text:p>722500</text:p>
          </table:table-cell>
          <table:table-cell office:value-type="float" office:value="3623602.0900000003" table:formula="of:=[.$F$4]+[.$F$5]*[.F26]+[.$F$6]*[.G26]" table:style-name="ce2">
            <text:p>3623602.09</text:p>
          </table:table-cell>
          <table:table-cell office:value-type="float" office:value="11164.909999999683" table:formula="of:=[.D26]-[.H26]" table:style-name="ce2">
            <text:p>11164.91</text:p>
          </table:table-cell>
          <table:table-cell table:style-name="ce1"/>
          <table:table-cell office:value-type="float" office:value="850" table:style-name="ce2">
            <text:p>850</text:p>
          </table:table-cell>
          <table:table-cell office:value-type="float" office:value="3623602.0900000003" table:formula="of:=[.$F$4]+[.$F$5]*[.K26]+[.$F$6]*[.K26]*[.K26]" table:style-name="ce11">
            <text:p>3.62E+06</text:p>
          </table:table-cell>
          <table:table-cell table:number-columns-repeated="16372"/>
        </table:table-row>
        <table:table-row table:style-name="ro7">
          <table:table-cell table:number-columns-repeated="16384"/>
        </table:table-row>
        <table:table-row table:style-name="ro7">
          <table:table-cell table:style-name="ce1">
            <draw:frame draw:z-index="1" draw:id="id3" draw:style-name="a3" draw:name="Chart 1" svg:x="0.0004in" svg:y="0.0244in" svg:width="13.3492in" svg:height="6.292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number-style style:name="N37">
      <number:scientific-number number:decimal-places="2" number:min-decimal-places="2" number:min-integer-digits="1" number:min-exponent-digits="3" number:exponent-interval="1" number:forced-exponent-sign="true"/>
    </number:number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Mark Lehr</meta:initial-creator>
    <dc:creator>Fernandez, Danielle</dc:creator>
    <meta:creation-date>2020-09-23T19:12:23Z</meta:creation-date>
    <dc:date>2023-10-23T02:21:28Z</dc:date>
    <meta:editing-cycles>10</meta:editing-cycles>
    <meta:editing-duration>PT318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dfTimingAnalysis.$D$10" chart:values-cell-range-address="dfTimingAnalysis.$D$13:.$D$17" chart:class="chart:scatter" chart:attached-axis="primary-y" chart:style-name="G0S0">
            <chart:domain table:cell-range-address="dfTimingAnalysis.$C$13:.$C$17"/>
            <chart:data-point chart:repeated="5"/>
          </chart:series>
          <chart:series chart:label-cell-address="dfTimingAnalysis.$O$12" chart:values-cell-range-address="dfTimingAnalysis.$O$13:.$O$71" chart:class="chart:scatter" chart:attached-axis="primary-y" chart:style-name="G0S1">
            <chart:domain table:cell-range-address="dfTimingAnalysis.$M$13:.$M$71"/>
            <chart:data-point chart:repeated="59"/>
          </chart:series>
          <chart:series chart:label-cell-address="dfTimingAnalysis.$P$11" chart:values-cell-range-address="dfTimingAnalysis.$P$13:.$P$71" chart:class="chart:scatter" chart:attached-axis="primary-y" chart:style-name="G0S2">
            <chart:domain table:cell-range-address="dfTimingAnalysis.$M$13:.$M$71"/>
            <chart:data-point chart:repeated="59"/>
          </chart:series>
          <chart:series chart:label-cell-address="dfTimingAnalysis.$Q$12" chart:values-cell-range-address="dfTimingAnalysis.$Q$13:.$Q$71" chart:class="chart:scatter" chart:attached-axis="primary-y" chart:style-name="G0S3">
            <chart:domain table:cell-range-address="dfTimingAnalysis.$M$13:.$M$71"/>
            <chart:data-point chart:repeated="5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none" draw:stroke="solid" svg:stroke-width="0.0315in" svg:stroke-color="#4472c4" svg:stroke-opacity="100%" draw:stroke-linejoin="round" svg:stroke-linecap="round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70ad47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ed7d31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502.4037007874016pt" svg:width="531.602598425197pt" chart:style-name="Crt0">
        <chart:title chart:style-name="CT00">
          <text:p text:style-name="a0" text:class-names="" text:cond-style-name="">Operational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umber of Operati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</chart:axis>
          <chart:series chart:label-cell-address="dfOperationalAnalysis.$D$13" chart:values-cell-range-address="dfOperationalAnalysis.$D$16:.$D$20" chart:class="chart:scatter" chart:attached-axis="primary-y" chart:style-name="G0S0">
            <chart:domain table:cell-range-address="dfOperationalAnalysis.$C$16:.$C$20"/>
            <chart:data-point chart:repeated="4"/>
            <chart:data-point chart:style-name="G0S0P4"/>
          </chart:series>
          <chart:series chart:label-cell-address="dfOperationalAnalysis.$N$15" chart:values-cell-range-address="dfOperationalAnalysis.$N$16:.$N$51" chart:class="chart:scatter" chart:attached-axis="primary-y" chart:style-name="G0S1">
            <chart:domain table:cell-range-address="dfOperationalAnalysis.$L$16:.$L$51"/>
            <chart:data-point chart:repeated="36"/>
          </chart:series>
          <chart:series chart:label-cell-address="dfOperationalAnalysis.$O$14" chart:values-cell-range-address="dfOperationalAnalysis.$O$16:.$O$51" chart:class="chart:scatter" chart:attached-axis="primary-y" chart:style-name="G0S2">
            <chart:domain table:cell-range-address="dfOperationalAnalysis.$L$16:.$L$51"/>
            <chart:data-point chart:repeated="36"/>
          </chart:series>
          <chart:series chart:label-cell-address="dfOperationalAnalysis.$P$15" chart:values-cell-range-address="dfOperationalAnalysis.$P$16:.$P$51" chart:class="chart:scatter" chart:attached-axis="primary-y" chart:style-name="G0S3">
            <chart:domain table:cell-range-address="dfOperationalAnalysis.$L$16:.$L$51"/>
            <chart:data-point chart:repeated="3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85.3231496062992pt" svg:width="982.5767716535433pt" chart:style-name="Crt0">
        <chart:title chart:style-name="CT00">
          <text:p text:style-name="a0" text:class-names="" text:cond-style-name=""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lehrTimingAnalysis.$E$11" chart:values-cell-range-address="lehrTimingAnalysis.$E$13:.$E$21" chart:class="chart:scatter" chart:attached-axis="primary-y" chart:style-name="G0S0">
            <chart:domain table:cell-range-address="lehrTimingAnalysis.$G$13:.$G$21"/>
            <chart:data-point chart:repeated="9"/>
          </chart:series>
          <chart:series chart:label-cell-address="lehrTimingAnalysis.$I$12" chart:values-cell-range-address="lehrTimingAnalysis.$I$13:.$I$21" chart:class="chart:scatter" chart:attached-axis="primary-y" chart:style-name="G0S1">
            <chart:domain table:cell-range-address="lehrTimingAnalysis.$G$13:.$G$21"/>
            <chart:data-point chart:repeated="9"/>
          </chart:series>
          <chart:series chart:label-cell-address="lehrTimingAnalysis.$J$13" chart:values-cell-range-address="lehrTimingAnalysis.$J$13:.$J$21" chart:class="chart:scatter" chart:attached-axis="primary-y" chart:style-name="G0S2">
            <chart:domain table:cell-range-address="lehrTimingAnalysis.$D$13:.$D$21"/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53.0311811023622pt" svg:width="961.1423622047245pt" chart:style-name="Crt0">
        <chart:title chart:style-name="CT00">
          <text:p text:style-name="a0" text:class-names="" text:cond-style-name="">Operational Analysis</text:p>
        </chart:title>
        <chart:legend chart:legend-position="end" chart:legend-align="center" chart:style-name="Lgnd"/>
        <chart:plot-area svg:x="34.98503937007873pt" svg:y="53.87pt" svg:width="812.581968503937pt" svg:height="398.176062992126pt" chart:style-name="Plt0">
          <chart:axis chart:dimension="y" chart:name="primary-y" chart:style-name="Axs0">
            <chart:title chart:style-name="AT00">
              <text:p text:style-name="a1" text:class-names="" text:cond-style-name="">Number of Operati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lehrOperationalAnalysis.$D$8" chart:values-cell-range-address="lehrOperationalAnalysis.$D$11:.$D$26" chart:class="chart:scatter" chart:attached-axis="primary-y" chart:style-name="G0S0">
            <chart:domain table:cell-range-address="lehrOperationalAnalysis.$C$11:.$C$26"/>
            <chart:data-point chart:repeated="16"/>
          </chart:series>
          <chart:series chart:label-cell-address="lehrOperationalAnalysis.$L$8" chart:values-cell-range-address="lehrOperationalAnalysis.$L$11:.$L$26" chart:class="chart:scatter" chart:attached-axis="primary-y" chart:style-name="G0S1">
            <chart:domain table:cell-range-address="lehrOperationalAnalysis.$K$11:.$K$26"/>
            <chart:data-point chart:repeated="1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